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Cantarell" svg:font-family="Cantarell" style:font-pitch="variable"/>
    <style:font-face style:name="Lato" svg:font-family="Lato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c8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Suruma" fo:font-size="18pt" officeooo:rsid="0094cde1" officeooo:paragraph-rsid="00a22e8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Suruma" fo:font-size="18pt" officeooo:rsid="00b53c89" officeooo:paragraph-rsid="00b53c8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Suruma" fo:font-size="18pt" officeooo:rsid="01af0f78" officeooo:paragraph-rsid="01af0f78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Suruma" fo:font-size="18pt" officeooo:rsid="0019443a" officeooo:paragraph-rsid="008b463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Suruma" fo:font-size="18pt" officeooo:rsid="00fd28ff" officeooo:paragraph-rsid="00fd28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Suruma" fo:font-size="18pt" fo:font-weight="normal" officeooo:rsid="00bd5876" officeooo:paragraph-rsid="00bd587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uruma" fo:font-size="18pt" officeooo:rsid="011b004c" officeooo:paragraph-rsid="011b004c" fo:background-color="transparen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Suruma" fo:font-size="18pt" officeooo:rsid="014eeb8a" officeooo:paragraph-rsid="014eeb8a" fo:background-color="transparent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Suruma" fo:font-size="18pt" fo:font-weight="bold" officeooo:rsid="001eba0d" officeooo:paragraph-rsid="001eba0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31ae42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0bd5876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bb279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4eeb8a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1e424e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Suruma" fo:font-size="16pt" officeooo:rsid="0019443a" officeooo:paragraph-rsid="025c86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Suruma" fo:font-size="16pt" officeooo:rsid="0027a948" officeooo:paragraph-rsid="0027a948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Suruma" fo:font-size="16pt" officeooo:rsid="0027a948" officeooo:paragraph-rsid="00304f78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Suruma" fo:font-size="16pt" officeooo:rsid="001d6b21" officeooo:paragraph-rsid="001d6b21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Suruma" fo:font-size="16pt" officeooo:rsid="010688e5" officeooo:paragraph-rsid="010688e5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Suruma" fo:font-size="16pt" officeooo:rsid="02ae6677" officeooo:paragraph-rsid="02ae667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Suruma" fo:font-size="16pt" fo:font-weight="normal" officeooo:rsid="00b6096f" officeooo:paragraph-rsid="00b6096f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uruma" fo:font-size="16pt" fo:font-weight="normal" officeooo:rsid="00b7fc04" officeooo:paragraph-rsid="00b6096f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uruma" fo:font-size="16pt" officeooo:rsid="0061f95b" officeooo:paragraph-rsid="008b4639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010f6f5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160b085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Suruma" fo:font-size="14pt" officeooo:rsid="0010f6f5" officeooo:paragraph-rsid="026adc7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Suruma" fo:font-size="14pt" officeooo:rsid="0015e49c" officeooo:paragraph-rsid="0015e49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Suruma" fo:font-size="14pt" officeooo:paragraph-rsid="001d2d91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Suruma" fo:font-size="14pt" officeooo:rsid="001d2d91" officeooo:paragraph-rsid="001d2d91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Suruma" fo:font-size="14pt" officeooo:rsid="001d6b21" officeooo:paragraph-rsid="001d6b21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Suruma" fo:font-size="14pt" officeooo:rsid="00934277" officeooo:paragraph-rsid="00934277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Suruma" fo:font-size="14pt" officeooo:rsid="0094cde1" officeooo:paragraph-rsid="0094cde1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Suruma" fo:font-size="14pt" officeooo:rsid="01416eab" officeooo:paragraph-rsid="01416eab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20d319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Suruma" fo:font-size="14pt" officeooo:rsid="001eba0d" officeooo:paragraph-rsid="001eba0d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Suruma" fo:font-size="14pt" officeooo:rsid="00f743b6" officeooo:paragraph-rsid="0232cd1b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232cd1b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Suruma" fo:font-size="14pt" officeooo:rsid="00fa40e6" officeooo:paragraph-rsid="00fc03e2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Suruma" fo:font-size="14pt" officeooo:rsid="008b4639" officeooo:paragraph-rsid="008b8424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Suruma" fo:font-size="14pt" officeooo:rsid="008b4639" officeooo:paragraph-rsid="008b463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8b4639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8b8424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1ae42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39f95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53622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37c29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0bd5876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a6ce54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227672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28a077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bb2794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4eeb8a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dc7955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424ee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9e62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05e351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1ee6d45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196bfa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1078e8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216986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5c86f0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7002ed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7478ab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b757d5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Suruma" fo:font-size="14pt" officeooo:rsid="0019443a" officeooo:paragraph-rsid="02ba81fc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06946b8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015e49c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Suruma" fo:font-size="14pt" officeooo:rsid="0170ab10" officeooo:paragraph-rsid="0170ab10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Suruma" fo:font-size="14pt" officeooo:rsid="0061f95b" officeooo:paragraph-rsid="006ea322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Suruma" fo:font-size="14pt" officeooo:rsid="026c20cf" officeooo:paragraph-rsid="026c20cf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8b8424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0f43335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Suruma" fo:font-size="14pt" officeooo:rsid="00f43335" officeooo:paragraph-rsid="015d5e41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Suruma" fo:font-size="14pt" officeooo:rsid="0145d716" officeooo:paragraph-rsid="01416eab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Suruma" fo:font-size="14pt" officeooo:rsid="02bacdce" officeooo:paragraph-rsid="02bacdce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Suruma" fo:font-size="14pt" officeooo:rsid="011b004c" officeooo:paragraph-rsid="011b004c" fo:background-color="transparent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128a077" fo:background-color="transparent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Suruma" fo:font-size="14pt" officeooo:rsid="000fb70c" officeooo:paragraph-rsid="01bb2794" fo:background-color="transparent" style:font-size-asian="14pt" style:font-size-complex="14pt"/>
    </style:style>
    <style:style style:name="P80" style:family="paragraph" style:parent-style-name="Standard">
      <style:paragraph-properties fo:text-align="start" style:justify-single-word="false"/>
      <style:text-properties style:font-name="Suruma" fo:font-size="14pt" officeooo:rsid="01501d38" officeooo:paragraph-rsid="01501d38" fo:background-color="transparent" style:font-size-asian="14pt" style:font-size-complex="14pt"/>
    </style:style>
    <style:style style:name="P81" style:family="paragraph" style:parent-style-name="Standard">
      <style:paragraph-properties fo:text-align="start" style:justify-single-word="false"/>
      <style:text-properties style:font-name="Suruma" fo:font-size="22pt" fo:font-weight="bold" officeooo:rsid="001eba0d" officeooo:paragraph-rsid="001eba0d" style:font-size-asian="22pt" style:font-weight-asian="bold" style:font-size-complex="2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Suruma" fo:font-size="13pt" officeooo:rsid="010688e5" officeooo:paragraph-rsid="010688e5" style:font-size-asian="11.3500003814697pt" style:font-size-complex="13pt"/>
    </style:style>
    <style:style style:name="P83" style:family="paragraph" style:parent-style-name="Standard">
      <style:paragraph-properties fo:text-align="start" style:justify-single-word="false"/>
      <style:text-properties style:font-name="Suruma" fo:font-size="13pt" officeooo:rsid="0094cde1" officeooo:paragraph-rsid="0094cde1" style:font-size-asian="13pt" style:font-size-complex="13pt"/>
    </style:style>
    <style:style style:name="P84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1416eab" style:font-size-asian="24pt" style:font-weight-asian="normal" style:font-size-complex="2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Impact" fo:font-size="24pt" fo:font-weight="normal" officeooo:rsid="00934277" officeooo:paragraph-rsid="00934277" style:font-size-asian="24pt" style:font-weight-asian="normal" style:font-size-complex="2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Impact" fo:font-size="24pt" fo:font-weight="normal" officeooo:rsid="00292b47" officeooo:paragraph-rsid="00469c92" style:font-size-asian="24pt" style:font-weight-asian="normal" style:font-size-complex="2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Impact" fo:font-size="24pt" officeooo:rsid="008c3bc0" officeooo:paragraph-rsid="0131ae42" fo:background-color="transparent" style:font-size-asian="24pt" style:font-size-complex="24pt"/>
    </style:style>
    <style:style style:name="P88" style:family="paragraph" style:parent-style-name="Standard">
      <style:paragraph-properties fo:text-align="start" style:justify-single-word="false"/>
      <style:text-properties style:font-name="Impact" fo:font-size="24pt" officeooo:rsid="008c3bc0" officeooo:paragraph-rsid="0137c293" fo:background-color="transparent" style:font-size-asian="24pt" style:font-size-complex="24pt"/>
    </style:style>
    <style:style style:name="P89" style:family="paragraph" style:parent-style-name="Standard">
      <style:paragraph-properties fo:text-align="start" style:justify-single-word="false"/>
      <style:text-properties style:font-name="Impact" fo:font-size="24pt" officeooo:rsid="01af0f78" officeooo:paragraph-rsid="01af0f78" fo:background-color="transparent" style:font-size-asian="24pt" style:font-size-complex="24pt"/>
    </style:style>
    <style:style style:name="P90" style:family="paragraph" style:parent-style-name="Standard">
      <style:paragraph-properties fo:text-align="start" style:justify-single-word="false"/>
      <style:text-properties style:font-name="Impact" fo:font-size="24pt" officeooo:rsid="00292b47" officeooo:paragraph-rsid="00469c92" style:font-size-asian="24pt" style:font-size-complex="24pt"/>
    </style:style>
    <style:style style:name="P91" style:family="paragraph" style:parent-style-name="Standard">
      <style:paragraph-properties fo:text-align="start" style:justify-single-word="false"/>
      <style:text-properties style:font-name="Impact" fo:font-size="24pt" officeooo:rsid="00d23446" officeooo:paragraph-rsid="00bd5876" style:font-size-asian="24pt" style:font-size-complex="24pt"/>
    </style:style>
    <style:style style:name="P92" style:family="paragraph" style:parent-style-name="Standard">
      <style:paragraph-properties fo:text-align="start" style:justify-single-word="false"/>
      <style:text-properties style:font-name="Impact" fo:font-size="24pt" officeooo:rsid="001d6b21" officeooo:paragraph-rsid="001d6b21" style:font-size-asian="24pt" style:font-size-complex="24pt"/>
    </style:style>
    <style:style style:name="P93" style:family="paragraph" style:parent-style-name="Standard">
      <style:paragraph-properties fo:text-align="start" style:justify-single-word="false"/>
      <style:text-properties style:font-name="Impact" fo:font-size="18pt" officeooo:rsid="008c3bc0" officeooo:paragraph-rsid="01339f95" fo:background-color="transparent" style:font-size-asian="15.75pt" style:font-size-complex="18pt"/>
    </style:style>
    <style:style style:name="P94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4eeb8a" fo:background-color="transparent" style:font-size-asian="15.75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dc7955" fo:background-color="transparent" style:font-size-asian="15.75pt" style:font-size-complex="18pt"/>
    </style:style>
    <style:style style:name="P96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e424ee" fo:background-color="transparent" style:font-size-asian="15.75pt" style:font-size-complex="18pt"/>
    </style:style>
    <style:style style:name="P97" style:family="paragraph" style:parent-style-name="Standard">
      <style:paragraph-properties fo:text-align="start" style:justify-single-word="false"/>
      <style:text-properties style:font-name="Impact" fo:font-size="18pt" officeooo:rsid="00ec83b5" officeooo:paragraph-rsid="01e9e629" fo:background-color="transparent" style:font-size-asian="15.75pt" style:font-size-complex="18pt"/>
    </style:style>
    <style:style style:name="P98" style:family="paragraph" style:parent-style-name="Standard">
      <style:paragraph-properties fo:text-align="start" style:justify-single-word="false"/>
      <style:text-properties style:font-name="Impact" fo:font-size="18pt" officeooo:rsid="01af0f78" officeooo:paragraph-rsid="01af0f78" fo:background-color="transparent" style:font-size-asian="15.75pt" style:font-size-complex="18pt"/>
    </style:style>
    <style:style style:name="P99" style:family="paragraph" style:parent-style-name="Standard">
      <style:paragraph-properties fo:text-align="start" style:justify-single-word="false"/>
      <style:text-properties style:font-name="Impact" fo:font-size="18pt" fo:font-weight="normal" officeooo:rsid="00292b47" officeooo:paragraph-rsid="0035be15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a22c8d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style:font-name="Impact" fo:font-size="18pt" officeooo:rsid="00a22c8d" officeooo:paragraph-rsid="0094cde1" style:font-size-asian="18pt" style:font-size-complex="18pt"/>
    </style:style>
    <style:style style:name="P102" style:family="paragraph" style:parent-style-name="Standard">
      <style:paragraph-properties fo:text-align="start" style:justify-single-word="false"/>
      <style:text-properties style:font-name="Impact" fo:font-size="18pt" officeooo:rsid="00a414a2" officeooo:paragraph-rsid="00a414a2" style:font-size-asian="18pt" style:font-size-complex="18pt"/>
    </style:style>
    <style:style style:name="P103" style:family="paragraph" style:parent-style-name="Standard">
      <style:paragraph-properties fo:text-align="start" style:justify-single-word="false"/>
      <style:text-properties style:font-name="Impact" fo:font-size="18pt" officeooo:rsid="0010f6f5" officeooo:paragraph-rsid="0018eb35" style:font-size-asian="15.75pt" style:font-size-complex="18pt"/>
    </style:style>
    <style:style style:name="P104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00fb70c" style:font-size-asian="15.75pt" style:font-size-complex="18pt"/>
    </style:style>
    <style:style style:name="P105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106" style:family="paragraph" style:parent-style-name="Standard">
      <style:paragraph-properties fo:text-align="start" style:justify-single-word="false"/>
      <style:text-properties style:font-name="Impact" fo:font-size="16pt" fo:font-weight="normal" officeooo:rsid="00292b47" officeooo:paragraph-rsid="0035be15" style:font-size-asian="16pt" style:font-weight-asian="normal" style:font-size-complex="16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Impact" fo:font-size="16pt" officeooo:rsid="008c3bc0" officeooo:paragraph-rsid="0131ae42" fo:background-color="transparent" style:font-size-asian="14pt" style:font-size-complex="16pt"/>
    </style:style>
    <style:style style:name="P108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1ee6d45" fo:background-color="transparent" style:font-size-asian="14pt" style:font-size-complex="16pt"/>
    </style:style>
    <style:style style:name="P109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196bfa" fo:background-color="transparent" style:font-size-asian="14pt" style:font-size-complex="16pt"/>
    </style:style>
    <style:style style:name="P110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216986" fo:background-color="transparent" style:font-size-asian="14pt" style:font-size-complex="16pt"/>
    </style:style>
    <style:style style:name="P111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7002ed" fo:background-color="transparent" style:font-size-asian="14pt" style:font-size-complex="16pt"/>
    </style:style>
    <style:style style:name="P112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b757d5" fo:background-color="transparent" style:font-size-asian="14pt" style:font-size-complex="16pt"/>
    </style:style>
    <style:style style:name="P113" style:family="paragraph" style:parent-style-name="Standard">
      <style:paragraph-properties fo:text-align="start" style:justify-single-word="false"/>
      <style:text-properties style:font-name="Impact" fo:font-size="16pt" officeooo:rsid="00ec83b5" officeooo:paragraph-rsid="02ba81fc" fo:background-color="transparent" style:font-size-asian="14pt" style:font-size-complex="16pt"/>
    </style:style>
    <style:style style:name="P114" style:family="paragraph" style:parent-style-name="Standard">
      <style:paragraph-properties fo:text-align="start" style:justify-single-word="false"/>
      <style:text-properties style:font-name="Impact" fo:font-size="16pt" officeooo:rsid="011b004c" officeooo:paragraph-rsid="011b004c" fo:background-color="transparent" style:font-size-asian="16pt" style:font-size-complex="16pt"/>
    </style:style>
    <style:style style:name="P115" style:family="paragraph" style:parent-style-name="Standard">
      <style:paragraph-properties fo:text-align="start" style:justify-single-word="false"/>
      <style:text-properties style:font-name="Impact" fo:font-size="16pt" officeooo:rsid="014eeb8a" officeooo:paragraph-rsid="014eeb8a" fo:background-color="transparent" style:font-size-asian="16pt" style:font-size-complex="16pt"/>
    </style:style>
    <style:style style:name="P116" style:family="paragraph" style:parent-style-name="Standard">
      <style:paragraph-properties fo:text-align="start" style:justify-single-word="false"/>
      <style:text-properties style:font-name="Impact" fo:font-size="16pt" officeooo:rsid="01501d38" officeooo:paragraph-rsid="01d113bd" fo:background-color="transparent" style:font-size-asian="16pt" style:font-size-complex="16pt"/>
    </style:style>
    <style:style style:name="P117" style:family="paragraph" style:parent-style-name="Standard">
      <style:paragraph-properties fo:text-align="start" style:justify-single-word="false"/>
      <style:text-properties style:font-name="Impact" fo:font-size="16pt" officeooo:rsid="01501d38" officeooo:paragraph-rsid="01501d38" fo:background-color="transparent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style:font-name="Impact" fo:font-size="16pt" officeooo:rsid="01af0f78" officeooo:paragraph-rsid="01af0f78" fo:background-color="transparent" style:font-size-asian="16pt" style:font-size-complex="16pt"/>
    </style:style>
    <style:style style:name="P119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0d23446" style:font-size-asian="16pt" style:font-size-complex="16pt"/>
    </style:style>
    <style:style style:name="P120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2455240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style:font-name="Impact" fo:font-size="16pt" officeooo:rsid="0094cde1" officeooo:paragraph-rsid="0094cde1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style:font-name="Impact" fo:font-size="16pt" officeooo:rsid="00a22c8d" officeooo:paragraph-rsid="00a22e8f" style:font-size-asian="16pt" style:font-size-complex="16pt"/>
    </style:style>
    <style:style style:name="P123" style:family="paragraph" style:parent-style-name="Standard">
      <style:paragraph-properties fo:text-align="start" style:justify-single-word="false"/>
      <style:text-properties style:font-name="Impact" fo:font-size="16pt" officeooo:rsid="00bd5876" officeooo:paragraph-rsid="00bd5876" style:font-size-asian="16pt" style:font-size-complex="16pt"/>
    </style:style>
    <style:style style:name="P124" style:family="paragraph" style:parent-style-name="Standard">
      <style:paragraph-properties fo:text-align="start" style:justify-single-word="false"/>
      <style:text-properties style:font-name="Impact" fo:font-size="16pt" officeooo:rsid="0010f6f5" officeooo:paragraph-rsid="00c10bde" style:font-size-asian="14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Impact" fo:font-size="16pt" officeooo:rsid="00d23446" officeooo:paragraph-rsid="00d23446" style:font-size-asian="14pt" style:font-size-complex="16pt"/>
    </style:style>
    <style:style style:name="P126" style:family="paragraph" style:parent-style-name="Standard">
      <style:paragraph-properties fo:text-align="start" style:justify-single-word="false"/>
      <style:text-properties style:font-name="Impact" fo:font-size="16pt" officeooo:paragraph-rsid="00bd5876" style:font-size-asian="14pt" style:font-size-complex="16pt"/>
    </style:style>
    <style:style style:name="P127" style:family="paragraph" style:parent-style-name="Standard">
      <style:paragraph-properties fo:text-align="start" style:justify-single-word="false"/>
      <style:text-properties style:font-name="Impact" fo:font-size="20pt" fo:font-weight="normal" officeooo:rsid="014485e0" officeooo:paragraph-rsid="014485e0" style:font-size-asian="20pt" style:font-weight-asian="normal" style:font-size-complex="20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Impact" fo:font-size="20pt" officeooo:rsid="000fb70c" officeooo:paragraph-rsid="000fb70c" style:font-size-asian="20pt" style:font-size-complex="20pt"/>
    </style:style>
    <style:style style:name="P129" style:family="paragraph" style:parent-style-name="Standard">
      <style:paragraph-properties fo:text-align="start" style:justify-single-word="false"/>
      <style:text-properties style:font-name="Impact" fo:font-size="20pt" officeooo:rsid="014eeb8a" officeooo:paragraph-rsid="01af0f78" style:font-size-asian="20pt" style:font-size-complex="20pt"/>
    </style:style>
    <style:style style:name="P130" style:family="paragraph" style:parent-style-name="Standard">
      <style:paragraph-properties fo:text-align="start" style:justify-single-word="false"/>
      <style:text-properties style:font-name="Impact" fo:font-size="20pt" officeooo:rsid="019ba4e8" officeooo:paragraph-rsid="00bd5876" fo:background-color="transparent" style:font-size-asian="20pt" style:font-size-complex="20pt"/>
    </style:style>
    <style:style style:name="P131" style:family="paragraph" style:parent-style-name="Standard">
      <style:paragraph-properties fo:text-align="start" style:justify-single-word="false"/>
      <style:text-properties style:font-name="Impact" fo:font-size="14pt" officeooo:rsid="00a22c8d" officeooo:paragraph-rsid="00a22c8d" style:font-size-asian="14pt" style:font-size-complex="14pt"/>
    </style:style>
    <style:style style:name="P132" style:family="paragraph" style:parent-style-name="Standard">
      <style:paragraph-properties fo:text-align="start" style:justify-single-word="false"/>
      <style:text-properties style:font-name="Impact" fo:font-size="14pt" officeooo:rsid="00d23446" officeooo:paragraph-rsid="02455240" style:font-size-asian="14pt" style:font-size-complex="14pt"/>
    </style:style>
    <style:style style:name="P133" style:family="paragraph" style:parent-style-name="Standard">
      <style:paragraph-properties fo:text-align="start" style:justify-single-word="false"/>
      <style:text-properties style:font-name="Impact" fo:font-size="14pt" officeooo:rsid="0010f6f5" officeooo:paragraph-rsid="00c49edf" style:font-size-asian="14pt" style:font-size-complex="14pt"/>
    </style:style>
    <style:style style:name="P134" style:family="paragraph" style:parent-style-name="Standard">
      <style:paragraph-properties fo:text-align="start" style:justify-single-word="false"/>
      <style:text-properties style:font-name="Impact" fo:font-size="14pt" officeooo:rsid="008c3bc0" officeooo:paragraph-rsid="01353622" fo:background-color="transparent" style:font-size-asian="14pt" style:font-size-complex="14pt"/>
    </style:style>
    <style:style style:name="P135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1a6ce54" fo:background-color="transparent" style:font-size-asian="14pt" style:font-size-complex="14pt"/>
    </style:style>
    <style:style style:name="P136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205e351" fo:background-color="transparent" style:font-size-asian="14pt" style:font-size-complex="14pt"/>
    </style:style>
    <style:style style:name="P137" style:family="paragraph" style:parent-style-name="Standard">
      <style:paragraph-properties fo:text-align="start" style:justify-single-word="false"/>
      <style:text-properties style:font-name="Impact" fo:font-size="14pt" officeooo:rsid="00ec83b5" officeooo:paragraph-rsid="021078e8" fo:background-color="transparent" style:font-size-asian="14pt" style:font-size-complex="14pt"/>
    </style:style>
    <style:style style:name="P138" style:family="paragraph" style:parent-style-name="Standard">
      <style:paragraph-properties fo:text-align="start" style:justify-single-word="false"/>
      <style:text-properties style:font-name="Impact" fo:font-size="14pt" officeooo:rsid="011b004c" officeooo:paragraph-rsid="011b004c" fo:background-color="transparent" style:font-size-asian="14pt" style:font-size-complex="14pt"/>
    </style:style>
    <style:style style:name="P139" style:family="paragraph" style:parent-style-name="Standard">
      <style:paragraph-properties fo:text-align="center" style:justify-single-word="false"/>
      <style:text-properties style:font-name="Impact" fo:font-size="96pt" officeooo:rsid="000fb70c" officeooo:paragraph-rsid="0289ba3d" style:font-size-asian="96pt" style:font-size-complex="96pt"/>
    </style:style>
    <style:style style:name="P140" style:family="paragraph" style:parent-style-name="Standard">
      <style:paragraph-properties fo:text-align="start" style:justify-single-word="false"/>
      <style:text-properties style:font-name="Ubuntu Condensed" fo:font-size="16pt" officeooo:rsid="0010f6f5" officeooo:paragraph-rsid="0131ae42" style:font-size-asian="16pt" style:font-size-complex="16pt"/>
    </style:style>
    <style:style style:name="P141" style:family="paragraph" style:parent-style-name="Standard">
      <style:paragraph-properties fo:text-align="start" style:justify-single-word="false"/>
      <style:text-properties style:font-name="Ubuntu Condensed" fo:font-size="16pt" officeooo:rsid="000fb70c" officeooo:paragraph-rsid="0131ae42" style:font-size-asian="16pt" style:font-size-complex="16pt"/>
    </style:style>
    <style:style style:name="P142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5dd5ed" style:font-size-asian="14pt" style:font-size-complex="14pt"/>
    </style:style>
    <style:style style:name="P143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15e49c" style:font-size-asian="14pt" style:font-size-complex="14pt"/>
    </style:style>
    <style:style style:name="P14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2a51ea" style:font-size-asian="14pt" style:font-size-complex="14pt"/>
    </style:style>
    <style:style style:name="P14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6946b8" style:font-size-asian="14pt" style:font-size-complex="14pt"/>
    </style:style>
    <style:style style:name="P146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6ea322" style:font-size-asian="14pt" style:font-size-complex="14pt"/>
    </style:style>
    <style:style style:name="P147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1ae42" style:font-size-asian="14pt" style:font-size-complex="14pt"/>
    </style:style>
    <style:style style:name="P148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39f95" style:font-size-asian="14pt" style:font-size-complex="14pt"/>
    </style:style>
    <style:style style:name="P149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0bd5876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a6ce54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4eeb8a" style:font-size-asian="14pt" style:font-size-complex="14pt"/>
    </style:style>
    <style:style style:name="P152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dc7955" style:font-size-asian="14pt" style:font-size-complex="14pt"/>
    </style:style>
    <style:style style:name="P153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424ee" style:font-size-asian="14pt" style:font-size-complex="14pt"/>
    </style:style>
    <style:style style:name="P15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9e629" style:font-size-asian="14pt" style:font-size-complex="14pt"/>
    </style:style>
    <style:style style:name="P15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ee6d45" style:font-size-asian="14pt" style:font-size-complex="14pt"/>
    </style:style>
    <style:style style:name="P15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15e49c" style:font-size-asian="14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2a51ea" style:font-size-asian="14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6946b8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6ea322" style:font-size-asian="14pt" style:font-size-complex="14pt"/>
    </style:style>
    <style:style style:name="P16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1ae42" style:font-size-asian="14pt" style:font-size-complex="14pt"/>
    </style:style>
    <style:style style:name="P16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39f95" style:font-size-asian="14pt" style:font-size-complex="14pt"/>
    </style:style>
    <style:style style:name="P16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53622" style:font-size-asian="14pt" style:font-size-complex="14pt"/>
    </style:style>
    <style:style style:name="P16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37c293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0bd5876" style:font-size-asian="14pt" style:font-size-complex="14pt"/>
    </style:style>
    <style:style style:name="P165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a6ce54" style:font-size-asian="14pt" style:font-size-complex="14pt"/>
    </style:style>
    <style:style style:name="P16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227672" style:font-size-asian="14pt" style:font-size-complex="14pt"/>
    </style:style>
    <style:style style:name="P16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4cbf53" style:font-size-asian="14pt" style:font-size-complex="14pt"/>
    </style:style>
    <style:style style:name="P16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28a077" style:font-size-asian="14pt" style:font-size-complex="14pt"/>
    </style:style>
    <style:style style:name="P16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bb2794" style:font-size-asian="14pt" style:font-size-complex="14pt"/>
    </style:style>
    <style:style style:name="P17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4eeb8a" style:font-size-asian="14pt" style:font-size-complex="14pt"/>
    </style:style>
    <style:style style:name="P17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dc7955" style:font-size-asian="14pt" style:font-size-complex="14pt"/>
    </style:style>
    <style:style style:name="P17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424ee" style:font-size-asian="14pt" style:font-size-complex="14pt"/>
    </style:style>
    <style:style style:name="P17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9e629" style:font-size-asian="14pt" style:font-size-complex="14pt"/>
    </style:style>
    <style:style style:name="P174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05e351" style:font-size-asian="14pt" style:font-size-complex="14pt"/>
    </style:style>
    <style:style style:name="P175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1ee6d45" style:font-size-asian="14pt" style:font-size-complex="14pt"/>
    </style:style>
    <style:style style:name="P176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196bfa" style:font-size-asian="14pt" style:font-size-complex="14pt"/>
    </style:style>
    <style:style style:name="P177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1078e8" style:font-size-asian="14pt" style:font-size-complex="14pt"/>
    </style:style>
    <style:style style:name="P178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5c86f0" style:font-size-asian="14pt" style:font-size-complex="14pt"/>
    </style:style>
    <style:style style:name="P179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216986" style:font-size-asian="14pt" style:font-size-complex="14pt"/>
    </style:style>
    <style:style style:name="P180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7002ed" style:font-size-asian="14pt" style:font-size-complex="14pt"/>
    </style:style>
    <style:style style:name="P181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7478ab" style:font-size-asian="14pt" style:font-size-complex="14pt"/>
    </style:style>
    <style:style style:name="P182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b757d5" style:font-size-asian="14pt" style:font-size-complex="14pt"/>
    </style:style>
    <style:style style:name="P183" style:family="paragraph" style:parent-style-name="Standard">
      <style:paragraph-properties fo:text-align="start" style:justify-single-word="false"/>
      <style:text-properties style:font-name="Ubuntu Condensed" fo:font-size="14pt" officeooo:rsid="0010f6f5" officeooo:paragraph-rsid="02ba81fc" style:font-size-asian="14pt" style:font-size-complex="14pt"/>
    </style:style>
    <style:style style:name="P184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53622" fo:background-color="transparent" style:font-size-asian="14pt" style:font-size-complex="14pt"/>
    </style:style>
    <style:style style:name="P185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37c293" fo:background-color="transparent" style:font-size-asian="14pt" style:font-size-complex="14pt"/>
    </style:style>
    <style:style style:name="P186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1227672" fo:background-color="transparent" style:font-size-asian="14pt" style:font-size-complex="14pt"/>
    </style:style>
    <style:style style:name="P187" style:family="paragraph" style:parent-style-name="Standard">
      <style:paragraph-properties fo:text-align="start" style:justify-single-word="false"/>
      <style:text-properties style:font-name="Ubuntu Condensed" fo:font-size="14pt" officeooo:rsid="000fb70c" officeooo:paragraph-rsid="025c86f0" fo:background-color="transparent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Ubuntu Condensed" fo:font-size="14pt" officeooo:rsid="01dc7955" officeooo:paragraph-rsid="0205e351" fo:background-color="transparent" style:font-size-asian="14pt" style:font-size-complex="14pt"/>
    </style:style>
    <style:style style:name="P189" style:family="paragraph" style:parent-style-name="Standard">
      <style:paragraph-properties fo:text-align="start" style:justify-single-word="false"/>
      <style:text-properties style:font-name="Ubuntu Condensed" fo:font-size="14pt" officeooo:rsid="01dc7955" officeooo:paragraph-rsid="02196bfa" fo:background-color="transparent" style:font-size-asian="14pt" style:font-size-complex="14pt"/>
    </style:style>
    <style:style style:name="P190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216986" fo:background-color="transparent" style:font-size-asian="14pt" style:font-size-complex="14pt"/>
    </style:style>
    <style:style style:name="P191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7478ab" fo:background-color="transparent" style:font-size-asian="14pt" style:font-size-complex="14pt"/>
    </style:style>
    <style:style style:name="P192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1078e8" fo:background-color="transparent" style:font-size-asian="14pt" style:font-size-complex="14pt"/>
    </style:style>
    <style:style style:name="P193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7002ed" fo:background-color="transparent" style:font-size-asian="14pt" style:font-size-complex="14pt"/>
    </style:style>
    <style:style style:name="P194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b757d5" fo:background-color="transparent" style:font-size-asian="14pt" style:font-size-complex="14pt"/>
    </style:style>
    <style:style style:name="P195" style:family="paragraph" style:parent-style-name="Standard">
      <style:paragraph-properties fo:text-align="start" style:justify-single-word="false"/>
      <style:text-properties style:font-name="Ubuntu Condensed" fo:font-size="14pt" officeooo:rsid="01f0bd61" officeooo:paragraph-rsid="02ba81fc" fo:background-color="transparent" style:font-size-asian="14pt" style:font-size-complex="14pt"/>
    </style:style>
    <style:style style:name="P196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06b18e4" style:font-size-asian="18pt" style:font-size-complex="18pt"/>
    </style:style>
    <style:style style:name="P197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128a077" style:font-size-asian="18pt" style:font-size-complex="18pt"/>
    </style:style>
    <style:style style:name="P198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1af0f78" style:font-size-asian="18pt" style:font-size-complex="18pt"/>
    </style:style>
    <style:style style:name="P199" style:family="paragraph" style:parent-style-name="Standard">
      <style:paragraph-properties fo:text-align="start" style:justify-single-word="false"/>
      <style:text-properties style:font-name="Andale Mono" fo:font-size="18pt" officeooo:rsid="0010f6f5" officeooo:paragraph-rsid="00bd5876" style:font-size-asian="18pt" style:font-size-complex="18pt"/>
    </style:style>
    <style:style style:name="P200" style:family="paragraph" style:parent-style-name="Standard">
      <style:paragraph-properties fo:text-align="start" style:justify-single-word="false"/>
      <style:text-properties style:font-name="Andale Mono" fo:font-size="18pt" fo:font-weight="normal" officeooo:rsid="00c10bde" officeooo:paragraph-rsid="02455240" style:font-size-asian="18pt" style:font-weight-asian="normal" style:font-size-complex="18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Andale Mono" fo:font-size="16pt" officeooo:rsid="000fb70c" officeooo:paragraph-rsid="0205e351" style:font-size-asian="16pt" style:font-size-complex="16pt"/>
    </style:style>
    <style:style style:name="P202" style:family="paragraph" style:parent-style-name="Standard">
      <style:paragraph-properties fo:text-align="start" style:justify-single-word="false"/>
      <style:text-properties style:font-name="Andale Mono" fo:font-size="16pt" officeooo:rsid="00dce309" officeooo:paragraph-rsid="0131ae42" style:font-size-asian="16pt" style:font-size-complex="16pt"/>
    </style:style>
    <style:style style:name="P203" style:family="paragraph" style:parent-style-name="Standard">
      <style:paragraph-properties fo:text-align="start" style:justify-single-word="false"/>
      <style:text-properties style:font-name="Andale Mono" fo:font-size="16pt" officeooo:rsid="00dce309" officeooo:paragraph-rsid="0137c293" style:font-size-asian="16pt" style:font-size-complex="16pt"/>
    </style:style>
    <style:style style:name="P204" style:family="paragraph" style:parent-style-name="Standard">
      <style:paragraph-properties fo:text-align="start" style:justify-single-word="false"/>
      <style:text-properties style:font-name="Andale Mono" fo:font-size="16pt" fo:font-weight="normal" officeooo:rsid="000fb70c" officeooo:paragraph-rsid="01af0f78" style:font-size-asian="16pt" style:font-weight-asian="normal" style:font-size-complex="16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Andale Mono" fo:font-size="16pt" fo:font-weight="normal" officeooo:rsid="00c10bde" officeooo:paragraph-rsid="00c2277d" style:font-size-asian="14pt" style:font-weight-asian="normal" style:font-size-complex="16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Andale Mono" fo:font-size="16pt" fo:font-weight="normal" officeooo:rsid="01cee8a2" officeooo:paragraph-rsid="014eeb8a" fo:background-color="transparent" style:font-size-asian="16pt" style:font-weight-asian="normal" style:font-size-complex="16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Andale Mono" fo:font-size="16pt" officeooo:rsid="0010f6f5" officeooo:paragraph-rsid="01227672" style:font-size-asian="14pt" style:font-size-complex="16pt"/>
    </style:style>
    <style:style style:name="P208" style:family="paragraph" style:parent-style-name="Standard">
      <style:paragraph-properties fo:text-align="start" style:justify-single-word="false"/>
      <style:text-properties style:font-name="Andale Mono" fo:font-size="16pt" officeooo:rsid="0010f6f5" officeooo:paragraph-rsid="008b8424" style:font-size-asian="14pt" style:font-size-complex="16pt"/>
    </style:style>
    <style:style style:name="P209" style:family="paragraph" style:parent-style-name="Standard">
      <style:paragraph-properties fo:text-align="start" style:justify-single-word="false"/>
      <style:text-properties style:font-name="Andale Mono" fo:font-size="16pt" officeooo:rsid="01cf92f3" officeooo:paragraph-rsid="014eeb8a" fo:background-color="transparent" style:font-size-asian="16pt" style:font-size-complex="16pt"/>
    </style:style>
    <style:style style:name="P21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bb2794" style:font-size-asian="14pt" style:font-size-complex="14pt"/>
    </style:style>
    <style:style style:name="P21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15e49c" style:font-size-asian="14pt" style:font-size-complex="14pt"/>
    </style:style>
    <style:style style:name="P21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a6517" style:font-size-asian="14pt" style:font-size-complex="14pt"/>
    </style:style>
    <style:style style:name="P21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2a51ea" style:font-size-asian="14pt" style:font-size-complex="14pt"/>
    </style:style>
    <style:style style:name="P21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3e7f7" style:font-size-asian="14pt" style:font-size-complex="14pt"/>
    </style:style>
    <style:style style:name="P21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5f9c2d" style:font-size-asian="14pt" style:font-size-complex="14pt"/>
    </style:style>
    <style:style style:name="P21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946b8" style:font-size-asian="14pt" style:font-size-complex="14pt"/>
    </style:style>
    <style:style style:name="P21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6ea322" style:font-size-asian="14pt" style:font-size-complex="14pt"/>
    </style:style>
    <style:style style:name="P21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1ae42" style:font-size-asian="14pt" style:font-size-complex="14pt"/>
    </style:style>
    <style:style style:name="P21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39f95" style:font-size-asian="14pt" style:font-size-complex="14pt"/>
    </style:style>
    <style:style style:name="P22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53622" style:font-size-asian="14pt" style:font-size-complex="14pt"/>
    </style:style>
    <style:style style:name="P22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7c293" style:font-size-asian="14pt" style:font-size-complex="14pt"/>
    </style:style>
    <style:style style:name="P22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bd5876" style:font-size-asian="14pt" style:font-size-complex="14pt"/>
    </style:style>
    <style:style style:name="P22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a6ce54" style:font-size-asian="14pt" style:font-size-complex="14pt"/>
    </style:style>
    <style:style style:name="P22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227672" style:font-size-asian="14pt" style:font-size-complex="14pt"/>
    </style:style>
    <style:style style:name="P22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dc7955" style:font-size-asian="14pt" style:font-size-complex="14pt"/>
    </style:style>
    <style:style style:name="P22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11a2c" style:font-size-asian="14pt" style:font-size-complex="14pt"/>
    </style:style>
    <style:style style:name="P22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424ee" style:font-size-asian="14pt" style:font-size-complex="14pt"/>
    </style:style>
    <style:style style:name="P22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9e629" style:font-size-asian="14pt" style:font-size-complex="14pt"/>
    </style:style>
    <style:style style:name="P22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05e351" style:font-size-asian="14pt" style:font-size-complex="14pt"/>
    </style:style>
    <style:style style:name="P23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ee6d45" style:font-size-asian="14pt" style:font-size-complex="14pt"/>
    </style:style>
    <style:style style:name="P23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0d27f2" style:font-size-asian="14pt" style:font-size-complex="14pt"/>
    </style:style>
    <style:style style:name="P23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196bfa" style:font-size-asian="14pt" style:font-size-complex="14pt"/>
    </style:style>
    <style:style style:name="P23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1c0d89" style:font-size-asian="14pt" style:font-size-complex="14pt"/>
    </style:style>
    <style:style style:name="P23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7002ed" style:font-size-asian="14pt" style:font-size-complex="14pt"/>
    </style:style>
    <style:style style:name="P235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37c708" style:font-size-asian="14pt" style:font-size-complex="14pt"/>
    </style:style>
    <style:style style:name="P236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28a077" style:font-size-asian="14pt" style:font-size-complex="14pt"/>
    </style:style>
    <style:style style:name="P237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b757d5" style:font-size-asian="14pt" style:font-size-complex="14pt"/>
    </style:style>
    <style:style style:name="P238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2ba81fc" style:font-size-asian="14pt" style:font-size-complex="14pt"/>
    </style:style>
    <style:style style:name="P239" style:family="paragraph" style:parent-style-name="Standard">
      <style:paragraph-properties fo:text-align="start" style:justify-single-word="false"/>
      <style:text-properties style:font-name="Andale Mono" fo:font-size="14pt" officeooo:rsid="008b4639" officeooo:paragraph-rsid="015dd5ed" style:font-size-asian="14pt" style:font-size-complex="14pt"/>
    </style:style>
    <style:style style:name="P240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8b4639" style:font-size-asian="14pt" style:font-size-complex="14pt"/>
    </style:style>
    <style:style style:name="P241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15dd5ed" style:font-size-asian="14pt" style:font-size-complex="14pt"/>
    </style:style>
    <style:style style:name="P242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15e49c" style:font-size-asian="14pt" style:font-size-complex="14pt"/>
    </style:style>
    <style:style style:name="P243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0c10bde" style:font-size-asian="14pt" style:font-size-complex="14pt"/>
    </style:style>
    <style:style style:name="P244" style:family="paragraph" style:parent-style-name="Standard">
      <style:paragraph-properties fo:text-align="start" style:justify-single-word="false"/>
      <style:text-properties style:font-name="Andale Mono" fo:font-size="14pt" officeooo:rsid="0010f6f5" officeooo:paragraph-rsid="01bb2794" style:font-size-asian="14pt" style:font-size-complex="14pt"/>
    </style:style>
    <style:style style:name="P245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06946b8" style:font-size-asian="14pt" style:font-size-complex="14pt"/>
    </style:style>
    <style:style style:name="P246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06ea322" style:font-size-asian="14pt" style:font-size-complex="14pt"/>
    </style:style>
    <style:style style:name="P247" style:family="paragraph" style:parent-style-name="Standard">
      <style:paragraph-properties fo:text-align="start" style:justify-single-word="false"/>
      <style:text-properties style:font-name="Andale Mono" fo:font-size="14pt" officeooo:rsid="0063e7f7" officeooo:paragraph-rsid="01227672" style:font-size-asian="14pt" style:font-size-complex="14pt"/>
    </style:style>
    <style:style style:name="P248" style:family="paragraph" style:parent-style-name="Standard">
      <style:paragraph-properties fo:text-align="start" style:justify-single-word="false"/>
      <style:text-properties style:font-name="Andale Mono" fo:font-size="14pt" officeooo:paragraph-rsid="006ea322" style:font-size-asian="14pt" style:font-size-complex="14pt"/>
    </style:style>
    <style:style style:name="P249" style:family="paragraph" style:parent-style-name="Standard">
      <style:paragraph-properties fo:text-align="start" style:justify-single-word="false"/>
      <style:text-properties style:font-name="Andale Mono" fo:font-size="14pt" officeooo:paragraph-rsid="01eb5414" style:font-size-asian="14pt" style:font-size-complex="14pt"/>
    </style:style>
    <style:style style:name="P250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1ae42" style:font-size-asian="14pt" style:font-size-complex="14pt"/>
    </style:style>
    <style:style style:name="P251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39f95" style:font-size-asian="14pt" style:font-size-complex="14pt"/>
    </style:style>
    <style:style style:name="P252" style:family="paragraph" style:parent-style-name="Standard">
      <style:paragraph-properties fo:text-align="start" style:justify-single-word="false"/>
      <style:text-properties style:font-name="Andale Mono" fo:font-size="14pt" officeooo:rsid="00dce309" officeooo:paragraph-rsid="01353622" style:font-size-asian="14pt" style:font-size-complex="14pt"/>
    </style:style>
    <style:style style:name="P253" style:family="paragraph" style:parent-style-name="Standard">
      <style:paragraph-properties fo:text-align="start" style:justify-single-word="false"/>
      <style:text-properties style:font-name="Andale Mono" fo:font-size="14pt" officeooo:rsid="00e371b7" officeooo:paragraph-rsid="01676a44" style:font-size-asian="14pt" style:font-size-complex="14pt"/>
    </style:style>
    <style:style style:name="P254" style:family="paragraph" style:parent-style-name="Standard">
      <style:paragraph-properties fo:text-align="start" style:justify-single-word="false"/>
      <style:text-properties style:font-name="Andale Mono" fo:font-size="14pt" officeooo:rsid="01353622" officeooo:paragraph-rsid="01353622" style:font-size-asian="14pt" style:font-size-complex="14pt"/>
    </style:style>
    <style:style style:name="P255" style:family="paragraph" style:parent-style-name="Standard">
      <style:paragraph-properties fo:text-align="start" style:justify-single-word="false"/>
      <style:text-properties style:font-name="Andale Mono" fo:font-size="14pt" officeooo:rsid="00bd5876" officeooo:paragraph-rsid="00bd5876" style:font-size-asian="14pt" style:font-size-complex="14pt"/>
    </style:style>
    <style:style style:name="P256" style:family="paragraph" style:parent-style-name="Standard">
      <style:paragraph-properties fo:text-align="start" style:justify-single-word="false"/>
      <style:text-properties style:font-name="Andale Mono" fo:font-size="14pt" officeooo:rsid="00bd5876" officeooo:paragraph-rsid="029bfcb3" style:font-size-asian="14pt" style:font-size-complex="14pt"/>
    </style:style>
    <style:style style:name="P257" style:family="paragraph" style:parent-style-name="Standard">
      <style:paragraph-properties fo:text-align="start" style:justify-single-word="false"/>
      <style:text-properties style:font-name="Andale Mono" fo:font-size="14pt" officeooo:rsid="00c10bde" officeooo:paragraph-rsid="00c10bde" style:font-size-asian="14pt" style:font-size-complex="14pt"/>
    </style:style>
    <style:style style:name="P258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0c2277d" style:font-size-asian="14pt" style:font-size-complex="14pt"/>
    </style:style>
    <style:style style:name="P259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0c9ea64" style:font-size-asian="14pt" style:font-size-complex="14pt"/>
    </style:style>
    <style:style style:name="P260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1a6ce54" style:font-size-asian="14pt" style:font-size-complex="14pt"/>
    </style:style>
    <style:style style:name="P261" style:family="paragraph" style:parent-style-name="Standard">
      <style:paragraph-properties fo:text-align="start" style:justify-single-word="false"/>
      <style:text-properties style:font-name="Andale Mono" fo:font-size="14pt" officeooo:rsid="00c2277d" officeooo:paragraph-rsid="02853104" style:font-size-asian="14pt" style:font-size-complex="14pt"/>
    </style:style>
    <style:style style:name="P262" style:family="paragraph" style:parent-style-name="Standard">
      <style:paragraph-properties fo:text-align="start" style:justify-single-word="false"/>
      <style:text-properties style:font-name="Andale Mono" fo:font-size="14pt" officeooo:rsid="00ba223a" officeooo:paragraph-rsid="00bd5876" style:font-size-asian="14pt" style:font-size-complex="14pt"/>
    </style:style>
    <style:style style:name="P263" style:family="paragraph" style:parent-style-name="Standard">
      <style:paragraph-properties fo:text-align="start" style:justify-single-word="false"/>
      <style:text-properties style:font-name="Andale Mono" fo:font-size="14pt" officeooo:rsid="00ba223a" officeooo:paragraph-rsid="01a6ce54" style:font-size-asian="14pt" style:font-size-complex="14pt"/>
    </style:style>
    <style:style style:name="P264" style:family="paragraph" style:parent-style-name="Standard">
      <style:paragraph-properties fo:text-align="start" style:justify-single-word="false"/>
      <style:text-properties style:font-name="Andale Mono" fo:font-size="14pt" officeooo:rsid="00ec83b5" officeooo:paragraph-rsid="01a6ce54" style:font-size-asian="14pt" style:font-size-complex="14pt"/>
    </style:style>
    <style:style style:name="P265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b004c" style:font-size-asian="14pt" style:font-size-complex="14pt"/>
    </style:style>
    <style:style style:name="P266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c7f2a" style:font-size-asian="14pt" style:font-size-complex="14pt"/>
    </style:style>
    <style:style style:name="P267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227672" style:font-size-asian="14pt" style:font-size-complex="14pt"/>
    </style:style>
    <style:style style:name="P268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bb2794" style:font-size-asian="14pt" style:font-size-complex="14pt"/>
    </style:style>
    <style:style style:name="P269" style:family="paragraph" style:parent-style-name="Standard">
      <style:paragraph-properties fo:text-align="start" style:justify-single-word="false"/>
      <style:text-properties style:font-name="Andale Mono" fo:font-size="14pt" officeooo:rsid="011c7f2a" officeooo:paragraph-rsid="011c7f2a" style:font-size-asian="14pt" style:font-size-complex="14pt"/>
    </style:style>
    <style:style style:name="P270" style:family="paragraph" style:parent-style-name="Standard">
      <style:paragraph-properties fo:text-align="start" style:justify-single-word="false"/>
      <style:text-properties style:font-name="Andale Mono" fo:font-size="14pt" officeooo:rsid="01227672" officeooo:paragraph-rsid="01227672" style:font-size-asian="14pt" style:font-size-complex="14pt"/>
    </style:style>
    <style:style style:name="P271" style:family="paragraph" style:parent-style-name="Standard">
      <style:paragraph-properties fo:text-align="start" style:justify-single-word="false"/>
      <style:text-properties style:font-name="Andale Mono" fo:font-size="14pt" officeooo:rsid="014eeb8a" officeooo:paragraph-rsid="014eeb8a" style:font-size-asian="14pt" style:font-size-complex="14pt"/>
    </style:style>
    <style:style style:name="P272" style:family="paragraph" style:parent-style-name="Standard">
      <style:paragraph-properties fo:text-align="start" style:justify-single-word="false"/>
      <style:text-properties style:font-name="Andale Mono" fo:font-size="14pt" officeooo:rsid="01d113bd" officeooo:paragraph-rsid="01d113bd" style:font-size-asian="14pt" style:font-size-complex="14pt"/>
    </style:style>
    <style:style style:name="P273" style:family="paragraph" style:parent-style-name="Standard">
      <style:paragraph-properties fo:text-align="start" style:justify-single-word="false"/>
      <style:text-properties style:font-name="Andale Mono" fo:font-size="14pt" officeooo:rsid="01501d38" officeooo:paragraph-rsid="01501d38" style:font-size-asian="14pt" style:font-size-complex="14pt"/>
    </style:style>
    <style:style style:name="P274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dc7955" style:font-size-asian="14pt" style:font-size-complex="14pt"/>
    </style:style>
    <style:style style:name="P275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424ee" style:font-size-asian="14pt" style:font-size-complex="14pt"/>
    </style:style>
    <style:style style:name="P276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9e629" style:font-size-asian="14pt" style:font-size-complex="14pt"/>
    </style:style>
    <style:style style:name="P277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05e351" style:font-size-asian="14pt" style:font-size-complex="14pt"/>
    </style:style>
    <style:style style:name="P278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073a32" style:font-size-asian="14pt" style:font-size-complex="14pt"/>
    </style:style>
    <style:style style:name="P279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1ee6d45" style:font-size-asian="14pt" style:font-size-complex="14pt"/>
    </style:style>
    <style:style style:name="P280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7002ed" style:font-size-asian="14pt" style:font-size-complex="14pt"/>
    </style:style>
    <style:style style:name="P281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b757d5" style:font-size-asian="14pt" style:font-size-complex="14pt"/>
    </style:style>
    <style:style style:name="P282" style:family="paragraph" style:parent-style-name="Standard">
      <style:paragraph-properties fo:text-align="start" style:justify-single-word="false"/>
      <style:text-properties style:font-name="Andale Mono" fo:font-size="14pt" officeooo:rsid="01d6904a" officeooo:paragraph-rsid="02ba81fc" style:font-size-asian="14pt" style:font-size-complex="14pt"/>
    </style:style>
    <style:style style:name="P283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dc7955" style:font-size-asian="14pt" style:font-size-complex="14pt"/>
    </style:style>
    <style:style style:name="P284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424ee" style:font-size-asian="14pt" style:font-size-complex="14pt"/>
    </style:style>
    <style:style style:name="P285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9e629" style:font-size-asian="14pt" style:font-size-complex="14pt"/>
    </style:style>
    <style:style style:name="P286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b5414" style:font-size-asian="14pt" style:font-size-complex="14pt"/>
    </style:style>
    <style:style style:name="P287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05e351" style:font-size-asian="14pt" style:font-size-complex="14pt"/>
    </style:style>
    <style:style style:name="P288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1ee6d45" style:font-size-asian="14pt" style:font-size-complex="14pt"/>
    </style:style>
    <style:style style:name="P289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196bfa" style:font-size-asian="14pt" style:font-size-complex="14pt"/>
    </style:style>
    <style:style style:name="P290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7002ed" style:font-size-asian="14pt" style:font-size-complex="14pt"/>
    </style:style>
    <style:style style:name="P291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757d5" style:font-size-asian="14pt" style:font-size-complex="14pt"/>
    </style:style>
    <style:style style:name="P292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a81fc" style:font-size-asian="14pt" style:font-size-complex="14pt"/>
    </style:style>
    <style:style style:name="P293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acdce" style:font-size-asian="14pt" style:font-size-complex="14pt"/>
    </style:style>
    <style:style style:name="P294" style:family="paragraph" style:parent-style-name="Standard">
      <style:paragraph-properties fo:text-align="start" style:justify-single-word="false"/>
      <style:text-properties style:font-name="Andale Mono" fo:font-size="14pt" officeooo:rsid="01ee6d45" officeooo:paragraph-rsid="01ee6d45" style:font-size-asian="14pt" style:font-size-complex="14pt"/>
    </style:style>
    <style:style style:name="P295" style:family="paragraph" style:parent-style-name="Standard">
      <style:paragraph-properties fo:text-align="start" style:justify-single-word="false"/>
      <style:text-properties style:font-name="Andale Mono" fo:font-size="14pt" officeooo:rsid="01b026d5" officeooo:paragraph-rsid="01b026d5" style:font-size-asian="14pt" style:font-size-complex="14pt"/>
    </style:style>
    <style:style style:name="P296" style:family="paragraph" style:parent-style-name="Standard">
      <style:paragraph-properties fo:text-align="start" style:justify-single-word="false"/>
      <style:text-properties style:font-name="Andale Mono" fo:font-size="14pt" officeooo:rsid="0019443a" officeooo:paragraph-rsid="027478ab" style:font-size-asian="14pt" style:font-size-complex="14pt"/>
    </style:style>
    <style:style style:name="P297" style:family="paragraph" style:parent-style-name="Standard">
      <style:paragraph-properties fo:text-align="start" style:justify-single-word="false"/>
      <style:text-properties style:font-name="Andale Mono" fo:font-size="14pt" officeooo:rsid="015dd5ed" officeooo:paragraph-rsid="015dd5ed" style:font-size-asian="14pt" style:font-size-complex="14pt"/>
    </style:style>
    <style:style style:name="P298" style:family="paragraph" style:parent-style-name="Standard">
      <style:paragraph-properties fo:text-align="start" style:justify-single-word="false"/>
      <style:text-properties style:font-name="Andale Mono" fo:font-size="14pt" officeooo:rsid="020ac547" officeooo:paragraph-rsid="02196bfa" style:font-size-asian="14pt" style:font-size-complex="14pt"/>
    </style:style>
    <style:style style:name="P299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0fb70c" fo:background-color="transparent" style:font-size-asian="14pt" style:font-size-complex="14pt"/>
    </style:style>
    <style:style style:name="P300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03e81d3" fo:background-color="transparent" style:font-size-asian="14pt" style:font-size-complex="14pt"/>
    </style:style>
    <style:style style:name="P301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1ae42" fo:background-color="transparent" style:font-size-asian="14pt" style:font-size-complex="14pt"/>
    </style:style>
    <style:style style:name="P302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39f95" fo:background-color="transparent" style:font-size-asian="14pt" style:font-size-complex="14pt"/>
    </style:style>
    <style:style style:name="P303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353622" fo:background-color="transparent" style:font-size-asian="14pt" style:font-size-complex="14pt"/>
    </style:style>
    <style:style style:name="P304" style:family="paragraph" style:parent-style-name="Standard">
      <style:paragraph-properties fo:text-align="start" style:justify-single-word="false"/>
      <style:text-properties style:font-name="Andale Mono" fo:font-size="14pt" officeooo:rsid="000fb70c" officeooo:paragraph-rsid="0164e436" fo:background-color="transparent" style:font-size-asian="14pt" style:font-size-complex="14pt"/>
    </style:style>
    <style:style style:name="P305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b004c" fo:background-color="transparent" style:font-size-asian="14pt" style:font-size-complex="14pt"/>
    </style:style>
    <style:style style:name="P306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1c7f2a" fo:background-color="transparent" style:font-size-asian="14pt" style:font-size-complex="14pt"/>
    </style:style>
    <style:style style:name="P307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227672" fo:background-color="transparent" style:font-size-asian="14pt" style:font-size-complex="14pt"/>
    </style:style>
    <style:style style:name="P308" style:family="paragraph" style:parent-style-name="Standard">
      <style:paragraph-properties fo:text-align="start" style:justify-single-word="false"/>
      <style:text-properties style:font-name="Andale Mono" fo:font-size="14pt" officeooo:rsid="011b004c" officeooo:paragraph-rsid="01bb2794" fo:background-color="transparent" style:font-size-asian="14pt" style:font-size-complex="14pt"/>
    </style:style>
    <style:style style:name="P309" style:family="paragraph" style:parent-style-name="Standard">
      <style:paragraph-properties fo:text-align="start" style:justify-single-word="false"/>
      <style:text-properties style:font-name="Andale Mono" fo:font-size="14pt" officeooo:rsid="014eeb8a" officeooo:paragraph-rsid="014eeb8a" fo:background-color="transparent" style:font-size-asian="14pt" style:font-size-complex="14pt"/>
    </style:style>
    <style:style style:name="P310" style:family="paragraph" style:parent-style-name="Standard">
      <style:paragraph-properties fo:text-align="start" style:justify-single-word="false"/>
      <style:text-properties style:font-name="Andale Mono" fo:font-size="14pt" officeooo:rsid="0151a0e1" officeooo:paragraph-rsid="01501d38" fo:background-color="transparent" style:font-size-asian="14pt" style:font-size-complex="14pt"/>
    </style:style>
    <style:style style:name="P311" style:family="paragraph" style:parent-style-name="Standard">
      <style:paragraph-properties fo:text-align="start" style:justify-single-word="false"/>
      <style:text-properties style:font-name="Andale Mono" fo:font-size="14pt" officeooo:rsid="01b026d5" officeooo:paragraph-rsid="01b026d5" fo:background-color="transparent" style:font-size-asian="14pt" style:font-size-complex="14pt"/>
    </style:style>
    <style:style style:name="P312" style:family="paragraph" style:parent-style-name="Standard">
      <style:paragraph-properties fo:text-align="start" style:justify-single-word="false"/>
      <style:text-properties style:font-name="Andale Mono" fo:font-size="14pt" officeooo:rsid="0298c324" officeooo:paragraph-rsid="02a064f6" fo:background-color="transparent" style:font-size-asian="14pt" style:font-size-complex="14pt"/>
    </style:style>
    <style:style style:name="P313" style:family="paragraph" style:parent-style-name="Standard">
      <style:paragraph-properties fo:text-align="start" style:justify-single-word="false"/>
      <style:text-properties style:font-name="Andale Mono" fo:font-size="14pt" officeooo:rsid="02a159a4" officeooo:paragraph-rsid="02a159a4" fo:background-color="transparent" style:font-size-asian="14pt" style:font-size-complex="14pt"/>
    </style:style>
    <style:style style:name="P314" style:family="paragraph" style:parent-style-name="Standard">
      <style:paragraph-properties fo:text-align="start" style:justify-single-word="false"/>
      <style:text-properties style:font-name="Andale Mono" fo:font-size="14pt" officeooo:rsid="02a751e8" officeooo:paragraph-rsid="02a751e8" fo:background-color="transparent" style:font-size-asian="14pt" style:font-size-complex="14pt"/>
    </style:style>
    <style:style style:name="P315" style:family="paragraph" style:parent-style-name="Standard">
      <style:paragraph-properties fo:text-align="start" style:justify-single-word="false"/>
      <style:text-properties style:font-name="Andale Mono" fo:font-size="14pt" fo:font-weight="normal" officeooo:rsid="00b53c89" officeooo:paragraph-rsid="00bd5876" style:font-size-asian="14pt" style:font-weight-asian="normal" style:font-size-complex="14pt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font-name="Andale Mono" fo:font-size="14pt" fo:font-weight="normal" officeooo:rsid="00bd5876" officeooo:paragraph-rsid="00bd5876" style:font-size-asian="14pt" style:font-weight-asian="normal" style:font-size-complex="14pt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0c9ea64" style:font-size-asian="14pt" style:font-weight-asian="normal" style:font-size-complex="14pt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1a6ce54" style:font-size-asian="14pt" style:font-weight-asian="normal" style:font-size-complex="14pt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font-name="Andale Mono" fo:font-size="14pt" fo:font-weight="normal" officeooo:rsid="00c10bde" officeooo:paragraph-rsid="00c2277d" style:font-size-asian="14pt" style:font-weight-asian="normal" style:font-size-complex="14pt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Andale Mono" fo:font-size="14pt" fo:font-weight="normal" officeooo:rsid="000fb70c" officeooo:paragraph-rsid="01227672" style:font-size-asian="14pt" style:font-weight-asian="normal" style:font-size-complex="14pt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font-name="Andale Mono" fo:font-size="14pt" fo:font-weight="normal" officeooo:rsid="000fb70c" officeooo:paragraph-rsid="01bb2794" style:font-size-asian="14pt" style:font-weight-asian="normal" style:font-size-complex="14pt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font-name="Andale Mono" fo:font-size="14pt" fo:font-weight="normal" officeooo:rsid="0194d494" officeooo:paragraph-rsid="00c2277d" style:font-size-asian="14pt" style:font-weight-asian="normal" style:font-size-complex="14pt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37c293" style:font-size-asian="13pt" style:font-size-complex="13pt"/>
    </style:style>
    <style:style style:name="P324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7846ab" style:font-size-asian="13pt" style:font-size-complex="13pt"/>
    </style:style>
    <style:style style:name="P325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4eeb8a" style:font-size-asian="13pt" style:font-size-complex="13pt"/>
    </style:style>
    <style:style style:name="P326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28a077" style:font-size-asian="13pt" style:font-size-complex="13pt"/>
    </style:style>
    <style:style style:name="P327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5c86f0" style:font-size-asian="13pt" style:font-size-complex="13pt"/>
    </style:style>
    <style:style style:name="P328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216986" style:font-size-asian="13pt" style:font-size-complex="13pt"/>
    </style:style>
    <style:style style:name="P329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7478ab" style:font-size-asian="13pt" style:font-size-complex="13pt"/>
    </style:style>
    <style:style style:name="P330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1078e8" style:font-size-asian="13pt" style:font-size-complex="13pt"/>
    </style:style>
    <style:style style:name="P331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21194ae" style:font-size-asian="13pt" style:font-size-complex="13pt"/>
    </style:style>
    <style:style style:name="P332" style:family="paragraph" style:parent-style-name="Standard">
      <style:paragraph-properties fo:text-align="start" style:justify-single-word="false"/>
      <style:text-properties style:font-name="Andale Mono" fo:font-size="13pt" officeooo:rsid="01353622" officeooo:paragraph-rsid="0137c293" style:font-size-asian="13pt" style:font-size-complex="13pt"/>
    </style:style>
    <style:style style:name="P333" style:family="paragraph" style:parent-style-name="Standard">
      <style:paragraph-properties fo:text-align="start" style:justify-single-word="false"/>
      <style:text-properties style:font-name="Andale Mono" fo:font-size="13pt" officeooo:rsid="0137c293" officeooo:paragraph-rsid="0137c293" style:font-size-asian="13pt" style:font-size-complex="13pt"/>
    </style:style>
    <style:style style:name="P334" style:family="paragraph" style:parent-style-name="Standard">
      <style:paragraph-properties fo:text-align="start" style:justify-single-word="false"/>
      <style:text-properties style:font-name="Andale Mono" fo:font-size="13pt" officeooo:rsid="00dce309" officeooo:paragraph-rsid="0137c293" style:font-size-asian="13pt" style:font-size-complex="13pt"/>
    </style:style>
    <style:style style:name="P335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1d6904a" style:font-size-asian="13pt" style:font-size-complex="13pt"/>
    </style:style>
    <style:style style:name="P336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2216986" style:font-size-asian="13pt" style:font-size-complex="13pt"/>
    </style:style>
    <style:style style:name="P337" style:family="paragraph" style:parent-style-name="Standard">
      <style:paragraph-properties fo:text-align="start" style:justify-single-word="false"/>
      <style:text-properties style:font-name="Andale Mono" fo:font-size="13pt" officeooo:rsid="01d6904a" officeooo:paragraph-rsid="021078e8" style:font-size-asian="13pt" style:font-size-complex="13pt"/>
    </style:style>
    <style:style style:name="P338" style:family="paragraph" style:parent-style-name="Standard">
      <style:paragraph-properties fo:text-align="start" style:justify-single-word="false"/>
      <style:text-properties style:font-name="Andale Mono" fo:font-size="13pt" officeooo:rsid="011b004c" officeooo:paragraph-rsid="0128a077" style:font-size-asian="13pt" style:font-size-complex="13pt"/>
    </style:style>
    <style:style style:name="P339" style:family="paragraph" style:parent-style-name="Standard">
      <style:paragraph-properties fo:text-align="start" style:justify-single-word="false"/>
      <style:text-properties style:font-name="Andale Mono" fo:font-size="13pt" officeooo:rsid="01227672" officeooo:paragraph-rsid="0128a077" style:font-size-asian="13pt" style:font-size-complex="13pt"/>
    </style:style>
    <style:style style:name="P340" style:family="paragraph" style:parent-style-name="Standard">
      <style:paragraph-properties fo:text-align="start" style:justify-single-word="false"/>
      <style:text-properties style:font-name="Andale Mono" fo:font-size="13pt" officeooo:rsid="0063e7f7" officeooo:paragraph-rsid="0128a077" style:font-size-asian="13pt" style:font-size-complex="13pt"/>
    </style:style>
    <style:style style:name="P341" style:family="paragraph" style:parent-style-name="Standard">
      <style:paragraph-properties fo:text-align="start" style:justify-single-word="false"/>
      <style:text-properties style:font-name="Andale Mono" fo:font-size="13pt" officeooo:rsid="01dc7955" officeooo:paragraph-rsid="02216986" style:font-size-asian="13pt" style:font-size-complex="13pt"/>
    </style:style>
    <style:style style:name="P342" style:family="paragraph" style:parent-style-name="Standard">
      <style:paragraph-properties fo:text-align="start" style:justify-single-word="false"/>
      <style:text-properties style:font-name="Andale Mono" fo:font-size="13pt" officeooo:rsid="01dc7955" officeooo:paragraph-rsid="021078e8" style:font-size-asian="13pt" style:font-size-complex="13pt"/>
    </style:style>
    <style:style style:name="P343" style:family="paragraph" style:parent-style-name="Standard">
      <style:paragraph-properties fo:text-align="start" style:justify-single-word="false"/>
      <style:text-properties style:font-name="Andale Mono" fo:font-size="13pt" officeooo:rsid="021194ae" officeooo:paragraph-rsid="02216986" style:font-size-asian="13pt" style:font-size-complex="13pt"/>
    </style:style>
    <style:style style:name="P344" style:family="paragraph" style:parent-style-name="Standard">
      <style:paragraph-properties fo:text-align="start" style:justify-single-word="false"/>
      <style:text-properties style:font-name="Andale Mono" fo:font-size="13pt" officeooo:rsid="021194ae" officeooo:paragraph-rsid="021194ae" style:font-size-asian="13pt" style:font-size-complex="13pt"/>
    </style:style>
    <style:style style:name="P345" style:family="paragraph" style:parent-style-name="Standard">
      <style:paragraph-properties fo:text-align="start" style:justify-single-word="false"/>
      <style:text-properties style:font-name="Andale Mono" fo:font-size="13pt" officeooo:rsid="01ee6d45" officeooo:paragraph-rsid="02216986" style:font-size-asian="13pt" style:font-size-complex="13pt"/>
    </style:style>
    <style:style style:name="P346" style:family="paragraph" style:parent-style-name="Standard">
      <style:paragraph-properties fo:text-align="start" style:justify-single-word="false"/>
      <style:text-properties style:font-name="Andale Mono" fo:font-size="13pt" officeooo:rsid="01ee6d45" officeooo:paragraph-rsid="021078e8" style:font-size-asian="13pt" style:font-size-complex="13pt"/>
    </style:style>
    <style:style style:name="P347" style:family="paragraph" style:parent-style-name="Standard">
      <style:paragraph-properties fo:text-align="start" style:justify-single-word="false"/>
      <style:text-properties style:font-name="Andale Mono" fo:font-size="13pt" officeooo:rsid="01fbce1f" officeooo:paragraph-rsid="02216986" style:font-size-asian="13pt" style:font-size-complex="13pt"/>
    </style:style>
    <style:style style:name="P348" style:family="paragraph" style:parent-style-name="Standard">
      <style:paragraph-properties fo:text-align="start" style:justify-single-word="false"/>
      <style:text-properties style:font-name="Andale Mono" fo:font-size="13pt" officeooo:rsid="01fbce1f" officeooo:paragraph-rsid="021078e8" style:font-size-asian="13pt" style:font-size-complex="13pt"/>
    </style:style>
    <style:style style:name="P349" style:family="paragraph" style:parent-style-name="Standard">
      <style:paragraph-properties fo:text-align="start" style:justify-single-word="false"/>
      <style:text-properties style:font-name="Andale Mono" fo:font-size="13pt" officeooo:rsid="0019443a" officeooo:paragraph-rsid="027478ab" style:font-size-asian="13pt" style:font-size-complex="13pt"/>
    </style:style>
    <style:style style:name="P350" style:family="paragraph" style:parent-style-name="Standard">
      <style:paragraph-properties fo:text-align="start" style:justify-single-word="false"/>
      <style:text-properties style:font-name="Andale Mono" fo:font-size="13pt" officeooo:rsid="02b17aa8" officeooo:paragraph-rsid="02b17aa8" style:font-size-asian="13pt" style:font-size-complex="13pt"/>
    </style:style>
    <style:style style:name="P351" style:family="paragraph" style:parent-style-name="Standard">
      <style:paragraph-properties fo:text-align="start" style:justify-single-word="false"/>
      <style:text-properties style:font-name="Andale Mono" fo:font-size="13pt" officeooo:rsid="000fb70c" officeooo:paragraph-rsid="0137c293" fo:background-color="transparent" style:font-size-asian="13pt" style:font-size-complex="13pt"/>
    </style:style>
    <style:style style:name="P352" style:family="paragraph" style:parent-style-name="Standard">
      <style:paragraph-properties fo:text-align="start" style:justify-single-word="false"/>
      <style:text-properties style:font-name="Andale Mono" fo:font-size="13pt" officeooo:rsid="011b004c" officeooo:paragraph-rsid="0128a077" fo:background-color="transparent" style:font-size-asian="13pt" style:font-size-complex="13pt"/>
    </style:style>
    <style:style style:name="P353" style:family="paragraph" style:parent-style-name="Standard">
      <style:paragraph-properties fo:text-align="start" style:justify-single-word="false"/>
      <style:text-properties style:font-name="Andale Mono" fo:font-size="13pt" officeooo:rsid="01501d38" officeooo:paragraph-rsid="014eeb8a" fo:background-color="transparent" style:font-size-asian="13pt" style:font-size-complex="13pt"/>
    </style:style>
    <style:style style:name="P354" style:family="paragraph" style:parent-style-name="Standard">
      <style:paragraph-properties fo:text-align="start" style:justify-single-word="false"/>
      <style:text-properties style:font-name="Andale Mono" fo:font-size="13pt" fo:font-weight="normal" officeooo:rsid="000fb70c" officeooo:paragraph-rsid="0128a077" style:font-size-asian="13pt" style:font-weight-asian="normal" style:font-size-complex="13pt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font-name="Arial" fo:font-size="18pt" officeooo:rsid="0019443a" officeooo:paragraph-rsid="008b8424" style:font-size-asian="15.75pt" style:font-size-complex="18pt"/>
    </style:style>
    <style:style style:name="P356" style:family="paragraph" style:parent-style-name="Standard">
      <style:paragraph-properties fo:text-align="start" style:justify-single-word="false"/>
      <style:text-properties style:font-name="Arial" fo:font-size="18pt" officeooo:rsid="0019443a" officeooo:paragraph-rsid="008b4639" style:font-size-asian="15.75pt" style:font-size-complex="18pt"/>
    </style:style>
    <style:style style:name="P357" style:family="paragraph" style:parent-style-name="Standard">
      <style:paragraph-properties fo:text-align="start" style:justify-single-word="false"/>
      <style:text-properties style:font-name="Arial" fo:font-size="18pt" officeooo:rsid="001eba0d" officeooo:paragraph-rsid="001eba0d" style:font-size-asian="15.75pt" style:font-size-complex="18pt"/>
    </style:style>
    <style:style style:name="P358" style:family="paragraph" style:parent-style-name="Standard">
      <style:paragraph-properties fo:text-align="start" style:justify-single-word="false"/>
      <style:text-properties style:font-name="Arial" fo:font-size="18pt" officeooo:rsid="001d6b21" officeooo:paragraph-rsid="001d6b21" style:font-size-asian="15.75pt" style:font-size-complex="18pt"/>
    </style:style>
    <style:style style:name="P359" style:family="paragraph" style:parent-style-name="Standard">
      <style:paragraph-properties fo:text-align="start" style:justify-single-word="false"/>
      <style:text-properties style:font-name="Arial" fo:font-size="14pt" officeooo:rsid="000fb70c" officeooo:paragraph-rsid="0015e49c" style:font-size-asian="14pt" style:font-size-complex="14pt"/>
    </style:style>
    <style:style style:name="P360" style:family="paragraph" style:parent-style-name="Standard">
      <style:paragraph-properties fo:text-align="start" style:justify-single-word="false"/>
      <style:text-properties style:font-name="Arial" fo:font-size="14pt" officeooo:rsid="000fb70c" officeooo:paragraph-rsid="002a51ea" style:font-size-asian="14pt" style:font-size-complex="14pt"/>
    </style:style>
    <style:style style:name="P361" style:family="paragraph" style:parent-style-name="Standard">
      <style:paragraph-properties fo:text-align="start" style:justify-single-word="false"/>
      <style:text-properties style:font-name="Cantarell" fo:font-size="16pt" officeooo:rsid="00292b47" officeooo:paragraph-rsid="00292b47" style:font-size-asian="16pt" style:font-size-complex="16pt"/>
    </style:style>
    <style:style style:name="P362" style:family="paragraph" style:parent-style-name="Standard">
      <style:paragraph-properties fo:text-align="start" style:justify-single-word="false"/>
      <style:text-properties style:font-name="Cantarell" fo:font-size="16pt" officeooo:rsid="00304f78" officeooo:paragraph-rsid="00292b47" style:font-size-asian="16pt" style:font-size-complex="16pt"/>
    </style:style>
    <style:style style:name="P363" style:family="paragraph" style:parent-style-name="Standard">
      <style:paragraph-properties fo:text-align="start" style:justify-single-word="false"/>
      <style:text-properties style:font-name="Cantarell" fo:font-size="16pt" officeooo:rsid="00304f78" officeooo:paragraph-rsid="0046bd05" style:font-size-asian="16pt" style:font-size-complex="16pt"/>
    </style:style>
    <style:style style:name="P364" style:family="paragraph" style:parent-style-name="Standard">
      <style:paragraph-properties fo:text-align="start" style:justify-single-word="false"/>
      <style:text-properties officeooo:paragraph-rsid="0131ae42"/>
    </style:style>
    <style:style style:name="P365" style:family="paragraph" style:parent-style-name="Standard">
      <style:paragraph-properties fo:text-align="start" style:justify-single-word="false"/>
      <style:text-properties officeooo:paragraph-rsid="006946b8"/>
    </style:style>
    <style:style style:name="P366" style:family="paragraph" style:parent-style-name="Standard">
      <style:paragraph-properties fo:text-align="start" style:justify-single-word="false"/>
      <style:text-properties officeooo:paragraph-rsid="01339f95"/>
    </style:style>
    <style:style style:name="P367" style:family="paragraph" style:parent-style-name="Standard">
      <style:paragraph-properties fo:text-align="start" style:justify-single-word="false"/>
      <style:text-properties officeooo:paragraph-rsid="01353622"/>
    </style:style>
    <style:style style:name="P368" style:family="paragraph" style:parent-style-name="Standard">
      <style:paragraph-properties fo:text-align="start" style:justify-single-word="false"/>
      <style:text-properties officeooo:paragraph-rsid="0137c293"/>
    </style:style>
    <style:style style:name="P369" style:family="paragraph" style:parent-style-name="Standard">
      <style:paragraph-properties fo:text-align="start" style:justify-single-word="false"/>
      <style:text-properties officeooo:paragraph-rsid="00bd5876"/>
    </style:style>
    <style:style style:name="P370" style:family="paragraph" style:parent-style-name="Standard">
      <style:paragraph-properties fo:text-align="start" style:justify-single-word="false"/>
      <style:text-properties officeooo:paragraph-rsid="01227672"/>
    </style:style>
    <style:style style:name="P371" style:family="paragraph" style:parent-style-name="Standard">
      <style:paragraph-properties fo:text-align="start" style:justify-single-word="false"/>
      <style:text-properties officeooo:paragraph-rsid="0128a077"/>
    </style:style>
    <style:style style:name="P372" style:family="paragraph" style:parent-style-name="Standard">
      <style:paragraph-properties fo:text-align="start" style:justify-single-word="false"/>
      <style:text-properties officeooo:paragraph-rsid="014eeb8a"/>
    </style:style>
    <style:style style:name="P373" style:family="paragraph" style:parent-style-name="Standard">
      <style:paragraph-properties fo:text-align="start" style:justify-single-word="false"/>
      <style:text-properties officeooo:paragraph-rsid="01af0f78"/>
    </style:style>
    <style:style style:name="P374" style:family="paragraph" style:parent-style-name="Standard">
      <style:paragraph-properties fo:text-align="start" style:justify-single-word="false"/>
      <style:text-properties officeooo:paragraph-rsid="01dc7955"/>
    </style:style>
    <style:style style:name="P375" style:family="paragraph" style:parent-style-name="Standard">
      <style:paragraph-properties fo:text-align="start" style:justify-single-word="false"/>
      <style:text-properties officeooo:paragraph-rsid="01e424ee"/>
    </style:style>
    <style:style style:name="P376" style:family="paragraph" style:parent-style-name="Standard">
      <style:paragraph-properties fo:text-align="start" style:justify-single-word="false"/>
      <style:text-properties officeooo:paragraph-rsid="01e9e629"/>
    </style:style>
    <style:style style:name="P377" style:family="paragraph" style:parent-style-name="Standard">
      <style:paragraph-properties fo:text-align="start" style:justify-single-word="false"/>
      <style:text-properties officeooo:paragraph-rsid="01ee6d45"/>
    </style:style>
    <style:style style:name="P378" style:family="paragraph" style:parent-style-name="Standard">
      <style:paragraph-properties fo:text-align="start" style:justify-single-word="false"/>
      <style:text-properties officeooo:paragraph-rsid="0205e351"/>
    </style:style>
    <style:style style:name="P379" style:family="paragraph" style:parent-style-name="Standard">
      <style:paragraph-properties fo:text-align="start" style:justify-single-word="false"/>
      <style:text-properties officeooo:paragraph-rsid="021078e8"/>
    </style:style>
    <style:style style:name="P380" style:family="paragraph" style:parent-style-name="Standard">
      <style:paragraph-properties fo:text-align="start" style:justify-single-word="false"/>
      <style:text-properties officeooo:paragraph-rsid="02196bfa"/>
    </style:style>
    <style:style style:name="P381" style:family="paragraph" style:parent-style-name="Standard">
      <style:paragraph-properties fo:text-align="start" style:justify-single-word="false"/>
      <style:text-properties officeooo:paragraph-rsid="02216986"/>
    </style:style>
    <style:style style:name="P382" style:family="paragraph" style:parent-style-name="Standard">
      <style:paragraph-properties fo:text-align="start" style:justify-single-word="false"/>
      <style:text-properties officeooo:paragraph-rsid="0237c708"/>
    </style:style>
    <style:style style:name="P383" style:family="paragraph" style:parent-style-name="Standard">
      <style:paragraph-properties fo:text-align="start" style:justify-single-word="false"/>
      <style:text-properties officeooo:paragraph-rsid="025c86f0"/>
    </style:style>
    <style:style style:name="P384" style:family="paragraph" style:parent-style-name="Standard">
      <style:paragraph-properties fo:text-align="start" style:justify-single-word="false"/>
      <style:text-properties officeooo:paragraph-rsid="011f4daf"/>
    </style:style>
    <style:style style:name="P385" style:family="paragraph" style:parent-style-name="Standard">
      <style:paragraph-properties fo:text-align="start" style:justify-single-word="false"/>
      <style:text-properties officeooo:paragraph-rsid="026c20cf"/>
    </style:style>
    <style:style style:name="P386" style:family="paragraph" style:parent-style-name="Standard">
      <style:paragraph-properties fo:text-align="start" style:justify-single-word="false"/>
      <style:text-properties officeooo:paragraph-rsid="027002ed"/>
    </style:style>
    <style:style style:name="P387" style:family="paragraph" style:parent-style-name="Standard">
      <style:paragraph-properties fo:text-align="start" style:justify-single-word="false"/>
      <style:text-properties officeooo:paragraph-rsid="027478ab"/>
    </style:style>
    <style:style style:name="P388" style:family="paragraph" style:parent-style-name="Standard">
      <style:paragraph-properties fo:text-align="start" style:justify-single-word="false"/>
      <style:text-properties officeooo:paragraph-rsid="01b28933"/>
    </style:style>
    <style:style style:name="P389" style:family="paragraph" style:parent-style-name="Standard">
      <style:paragraph-properties fo:text-align="start" style:justify-single-word="false"/>
      <style:text-properties officeooo:paragraph-rsid="02b757d5"/>
    </style:style>
    <style:style style:name="P390" style:family="paragraph" style:parent-style-name="Standard">
      <style:paragraph-properties fo:text-align="start" style:justify-single-word="false"/>
      <style:text-properties officeooo:paragraph-rsid="02ba81fc"/>
    </style:style>
    <style:style style:name="P391" style:family="paragraph" style:parent-style-name="Standard">
      <style:paragraph-properties fo:text-align="start" style:justify-single-word="false"/>
      <style:text-properties officeooo:paragraph-rsid="02bacdce"/>
    </style:style>
    <style:style style:name="P392" style:family="paragraph" style:parent-style-name="Standard">
      <style:paragraph-properties fo:text-align="start" style:justify-single-word="false"/>
      <style:text-properties officeooo:paragraph-rsid="02be4121"/>
    </style:style>
    <style:style style:name="P393" style:family="paragraph" style:parent-style-name="Standard">
      <style:paragraph-properties fo:text-align="start" style:justify-single-word="false"/>
      <style:text-properties officeooo:paragraph-rsid="02be68a5"/>
    </style:style>
    <style:style style:name="P394" style:family="paragraph" style:parent-style-name="Standard">
      <style:paragraph-properties fo:text-align="start" style:justify-single-word="false"/>
      <style:text-properties fo:font-size="16pt" officeooo:paragraph-rsid="012b0747" style:font-size-asian="16pt" style:font-size-complex="16pt"/>
    </style:style>
    <style:style style:name="P395" style:family="paragraph" style:parent-style-name="Standard">
      <style:paragraph-properties fo:text-align="start" style:justify-single-word="false"/>
      <style:text-properties fo:font-size="16pt" officeooo:paragraph-rsid="01bb2794" style:font-size-asian="16pt" style:font-size-complex="16pt"/>
    </style:style>
    <style:style style:name="P396" style:family="paragraph" style:parent-style-name="Standard">
      <style:paragraph-properties fo:text-align="start" style:justify-single-word="false"/>
      <style:text-properties fo:font-size="16pt" officeooo:paragraph-rsid="00c2277d" style:font-size-asian="16pt" style:font-size-complex="16pt"/>
    </style:style>
    <style:style style:name="P397" style:family="paragraph" style:parent-style-name="Standard">
      <style:paragraph-properties fo:text-align="start" style:justify-single-word="false"/>
      <style:text-properties style:font-name="Arial1" fo:font-size="16pt" officeooo:rsid="00292b47" officeooo:paragraph-rsid="00292b47" style:font-size-asian="16pt" style:font-size-complex="16pt"/>
    </style:style>
    <style:style style:name="P398" style:family="paragraph" style:parent-style-name="Standard">
      <style:paragraph-properties fo:text-align="start" style:justify-single-word="false"/>
      <style:text-properties style:font-name="Arial1" fo:font-size="16pt" officeooo:rsid="0046bd05" officeooo:paragraph-rsid="0046bd05" style:font-size-asian="16pt" style:font-size-complex="16pt"/>
    </style:style>
    <style:style style:name="P399" style:family="paragraph" style:parent-style-name="Standard">
      <style:paragraph-properties fo:text-align="start" style:justify-single-word="false"/>
      <style:text-properties style:font-name="Arial1" fo:font-size="18pt" officeooo:rsid="00292b47" officeooo:paragraph-rsid="00292b47" style:font-size-asian="15.75pt" style:font-size-complex="18pt"/>
    </style:style>
    <style:style style:name="P400" style:family="paragraph" style:parent-style-name="Standard">
      <style:paragraph-properties fo:text-align="start" style:justify-single-word="false"/>
      <style:text-properties style:font-name="Arial1" fo:font-size="18pt" officeooo:rsid="0035be15" officeooo:paragraph-rsid="0035be15" style:font-size-asian="15.75pt" style:font-size-complex="18pt"/>
    </style:style>
    <style:style style:name="P401" style:family="paragraph" style:parent-style-name="Standard">
      <style:paragraph-properties fo:text-align="start" style:justify-single-word="false"/>
      <style:text-properties style:font-name="Arial1" fo:font-size="18pt" officeooo:rsid="0027a948" officeooo:paragraph-rsid="0027a948" style:font-size-asian="15.75pt" style:font-size-complex="18pt"/>
    </style:style>
    <style:style style:name="P402" style:family="paragraph" style:parent-style-name="Standard">
      <style:paragraph-properties fo:text-align="start" style:justify-single-word="false"/>
      <style:text-properties style:font-name="Arial1" fo:font-size="18pt" fo:font-weight="bold" officeooo:rsid="00292b47" officeooo:paragraph-rsid="00292b47" style:font-size-asian="15.75pt" style:font-weight-asian="bold" style:font-size-complex="18pt" style:font-weight-complex="bold"/>
    </style:style>
    <style:style style:name="P403" style:family="paragraph" style:parent-style-name="Standard">
      <style:paragraph-properties fo:text-align="start" style:justify-single-word="false"/>
      <style:text-properties style:font-name="Lato" fo:font-size="16pt" officeooo:rsid="00292b47" officeooo:paragraph-rsid="00469c92" style:font-size-asian="16pt" style:font-size-complex="16pt"/>
    </style:style>
    <style:style style:name="P404" style:family="paragraph" style:parent-style-name="Standard">
      <style:paragraph-properties fo:text-align="start" style:justify-single-word="false"/>
      <style:text-properties officeooo:rsid="00ec83b5" officeooo:paragraph-rsid="01a6ce54"/>
    </style:style>
    <style:style style:name="P405" style:family="paragraph" style:parent-style-name="Standard">
      <style:paragraph-properties fo:text-align="start" style:justify-single-word="false"/>
      <style:text-properties officeooo:rsid="014eeb8a" officeooo:paragraph-rsid="014eeb8a"/>
    </style:style>
    <style:style style:name="P406" style:family="paragraph" style:parent-style-name="Standard">
      <style:paragraph-properties fo:text-align="start" style:justify-single-word="false"/>
      <style:text-properties officeooo:rsid="01541c58" officeooo:paragraph-rsid="01541c58"/>
    </style:style>
    <style:style style:name="P407" style:family="paragraph" style:parent-style-name="Standard">
      <style:paragraph-properties fo:text-align="start" style:justify-single-word="false"/>
      <style:text-properties fo:font-size="14pt" officeooo:paragraph-rsid="00a24b26" style:font-size-asian="14pt" style:font-size-complex="14pt"/>
    </style:style>
    <style:style style:name="P408" style:family="paragraph" style:parent-style-name="Standard">
      <style:paragraph-properties fo:text-align="start" style:justify-single-word="false"/>
      <style:text-properties fo:font-size="14pt" officeooo:paragraph-rsid="0094cde1" style:font-size-asian="14pt" style:font-size-complex="14pt"/>
    </style:style>
    <style:style style:name="P409" style:family="paragraph" style:parent-style-name="Standard">
      <style:paragraph-properties fo:text-align="start" style:justify-single-word="false"/>
      <style:text-properties fo:font-size="14pt" officeooo:paragraph-rsid="01416eab" style:font-size-asian="14pt" style:font-size-complex="14pt"/>
    </style:style>
    <style:style style:name="P410" style:family="paragraph" style:parent-style-name="Standard">
      <style:paragraph-properties fo:text-align="start" style:justify-single-word="false"/>
      <style:text-properties fo:font-size="14pt" officeooo:paragraph-rsid="00ff11cd" style:font-size-asian="14pt" style:font-size-complex="14pt"/>
    </style:style>
    <style:style style:name="P411" style:family="paragraph" style:parent-style-name="Standard">
      <style:paragraph-properties fo:text-align="start" style:justify-single-word="false"/>
      <style:text-properties fo:font-size="14pt" officeooo:paragraph-rsid="00ff8570" style:font-size-asian="14pt" style:font-size-complex="14pt"/>
    </style:style>
    <style:style style:name="P412" style:family="paragraph" style:parent-style-name="Standard">
      <style:paragraph-properties fo:text-align="start" style:justify-single-word="false"/>
      <style:text-properties fo:font-size="14pt" officeooo:paragraph-rsid="010688e5" style:font-size-asian="14pt" style:font-size-complex="14pt"/>
    </style:style>
    <style:style style:name="P413" style:family="paragraph" style:parent-style-name="Standard">
      <style:paragraph-properties fo:text-align="start" style:justify-single-word="false"/>
      <style:text-properties fo:font-size="14pt" officeooo:paragraph-rsid="0232cd1b" style:font-size-asian="14pt" style:font-size-complex="14pt"/>
    </style:style>
    <style:style style:name="P414" style:family="paragraph" style:parent-style-name="Standard">
      <style:paragraph-properties fo:text-align="start" style:justify-single-word="false"/>
      <style:text-properties fo:font-size="14pt" officeooo:paragraph-rsid="006946b8" style:font-size-asian="14pt" style:font-size-complex="14pt"/>
    </style:style>
    <style:style style:name="P415" style:family="paragraph" style:parent-style-name="Standard">
      <style:paragraph-properties fo:text-align="start" style:justify-single-word="false"/>
      <style:text-properties fo:font-size="14pt" officeooo:paragraph-rsid="006ea322" style:font-size-asian="14pt" style:font-size-complex="14pt"/>
    </style:style>
    <style:style style:name="P416" style:family="paragraph" style:parent-style-name="Standard">
      <style:paragraph-properties fo:text-align="start" style:justify-single-word="false"/>
      <style:text-properties fo:font-size="14pt" officeooo:paragraph-rsid="01339f95" style:font-size-asian="14pt" style:font-size-complex="14pt"/>
    </style:style>
    <style:style style:name="P417" style:family="paragraph" style:parent-style-name="Standard">
      <style:paragraph-properties fo:text-align="start" style:justify-single-word="false"/>
      <style:text-properties fo:font-size="14pt" officeooo:paragraph-rsid="016c0b46" style:font-size-asian="14pt" style:font-size-complex="14pt"/>
    </style:style>
    <style:style style:name="P418" style:family="paragraph" style:parent-style-name="Standard">
      <style:paragraph-properties fo:text-align="start" style:justify-single-word="false"/>
      <style:text-properties fo:font-size="14pt" officeooo:paragraph-rsid="01353622" style:font-size-asian="14pt" style:font-size-complex="14pt"/>
    </style:style>
    <style:style style:name="P419" style:family="paragraph" style:parent-style-name="Standard">
      <style:paragraph-properties fo:text-align="start" style:justify-single-word="false"/>
      <style:text-properties fo:font-size="14pt" officeooo:paragraph-rsid="00bd5876" style:font-size-asian="14pt" style:font-size-complex="14pt"/>
    </style:style>
    <style:style style:name="P420" style:family="paragraph" style:parent-style-name="Standard">
      <style:paragraph-properties fo:text-align="start" style:justify-single-word="false"/>
      <style:text-properties fo:font-size="14pt" officeooo:paragraph-rsid="0191dcc0" style:font-size-asian="14pt" style:font-size-complex="14pt"/>
    </style:style>
    <style:style style:name="P421" style:family="paragraph" style:parent-style-name="Standard">
      <style:paragraph-properties fo:text-align="start" style:justify-single-word="false"/>
      <style:text-properties fo:font-size="14pt" officeooo:paragraph-rsid="01a6ce54" style:font-size-asian="14pt" style:font-size-complex="14pt"/>
    </style:style>
    <style:style style:name="P422" style:family="paragraph" style:parent-style-name="Standard">
      <style:paragraph-properties fo:text-align="start" style:justify-single-word="false"/>
      <style:text-properties fo:font-size="14pt" officeooo:paragraph-rsid="011b004c" style:font-size-asian="14pt" style:font-size-complex="14pt"/>
    </style:style>
    <style:style style:name="P423" style:family="paragraph" style:parent-style-name="Standard">
      <style:paragraph-properties fo:text-align="start" style:justify-single-word="false"/>
      <style:text-properties fo:font-size="14pt" officeooo:paragraph-rsid="011c7f2a" style:font-size-asian="14pt" style:font-size-complex="14pt"/>
    </style:style>
    <style:style style:name="P424" style:family="paragraph" style:parent-style-name="Standard">
      <style:paragraph-properties fo:text-align="start" style:justify-single-word="false"/>
      <style:text-properties fo:font-size="14pt" officeooo:paragraph-rsid="01227672" style:font-size-asian="14pt" style:font-size-complex="14pt"/>
    </style:style>
    <style:style style:name="P425" style:family="paragraph" style:parent-style-name="Standard">
      <style:paragraph-properties fo:text-align="start" style:justify-single-word="false"/>
      <style:text-properties fo:font-size="14pt" officeooo:paragraph-rsid="01af0f78" style:font-size-asian="14pt" style:font-size-complex="14pt"/>
    </style:style>
    <style:style style:name="P426" style:family="paragraph" style:parent-style-name="Standard">
      <style:paragraph-properties fo:text-align="start" style:justify-single-word="false"/>
      <style:text-properties fo:font-size="14pt" officeooo:paragraph-rsid="01bb2794" style:font-size-asian="14pt" style:font-size-complex="14pt"/>
    </style:style>
    <style:style style:name="P427" style:family="paragraph" style:parent-style-name="Standard">
      <style:paragraph-properties fo:text-align="start" style:justify-single-word="false"/>
      <style:text-properties fo:font-size="14pt" officeooo:paragraph-rsid="01abe20d" style:font-size-asian="14pt" style:font-size-complex="14pt"/>
    </style:style>
    <style:style style:name="P428" style:family="paragraph" style:parent-style-name="Standard">
      <style:paragraph-properties fo:text-align="start" style:justify-single-word="false"/>
      <style:text-properties fo:font-size="14pt" officeooo:paragraph-rsid="01cee8a2" style:font-size-asian="14pt" style:font-size-complex="14pt"/>
    </style:style>
    <style:style style:name="P429" style:family="paragraph" style:parent-style-name="Standard">
      <style:paragraph-properties fo:text-align="start" style:justify-single-word="false"/>
      <style:text-properties fo:font-size="14pt" officeooo:paragraph-rsid="01dc7955" style:font-size-asian="14pt" style:font-size-complex="14pt"/>
    </style:style>
    <style:style style:name="P430" style:family="paragraph" style:parent-style-name="Standard">
      <style:paragraph-properties fo:text-align="start" style:justify-single-word="false"/>
      <style:text-properties fo:font-size="14pt" officeooo:paragraph-rsid="01e424ee" style:font-size-asian="14pt" style:font-size-complex="14pt"/>
    </style:style>
    <style:style style:name="P431" style:family="paragraph" style:parent-style-name="Standard">
      <style:paragraph-properties fo:text-align="start" style:justify-single-word="false"/>
      <style:text-properties fo:font-size="14pt" officeooo:paragraph-rsid="01f2564c" style:font-size-asian="14pt" style:font-size-complex="14pt"/>
    </style:style>
    <style:style style:name="P432" style:family="paragraph" style:parent-style-name="Standard">
      <style:paragraph-properties fo:text-align="start" style:justify-single-word="false"/>
      <style:text-properties fo:font-size="14pt" officeooo:paragraph-rsid="0205e351" style:font-size-asian="14pt" style:font-size-complex="14pt"/>
    </style:style>
    <style:style style:name="P433" style:family="paragraph" style:parent-style-name="Standard">
      <style:paragraph-properties fo:text-align="start" style:justify-single-word="false"/>
      <style:text-properties fo:font-size="14pt" officeooo:paragraph-rsid="01ee6d45" style:font-size-asian="14pt" style:font-size-complex="14pt"/>
    </style:style>
    <style:style style:name="P434" style:family="paragraph" style:parent-style-name="Standard">
      <style:paragraph-properties fo:text-align="start" style:justify-single-word="false"/>
      <style:text-properties fo:font-size="14pt" officeooo:paragraph-rsid="02196bfa" style:font-size-asian="14pt" style:font-size-complex="14pt"/>
    </style:style>
    <style:style style:name="P435" style:family="paragraph" style:parent-style-name="Standard">
      <style:paragraph-properties fo:text-align="start" style:justify-single-word="false"/>
      <style:text-properties fo:font-size="14pt" officeooo:paragraph-rsid="0131ae42" fo:background-color="transparent" style:font-size-asian="14pt" style:font-size-complex="14pt"/>
    </style:style>
    <style:style style:name="P436" style:family="paragraph" style:parent-style-name="Standard">
      <style:paragraph-properties fo:text-align="center" style:justify-single-word="false"/>
      <style:text-properties fo:color="#808080" style:font-name="Impact" fo:font-size="28pt" officeooo:rsid="00a63a61" officeooo:paragraph-rsid="00a63a61" style:font-size-asian="24.5pt" style:font-size-complex="28pt"/>
    </style:style>
    <style:style style:name="P437" style:family="paragraph" style:parent-style-name="Standard">
      <style:paragraph-properties fo:text-align="center" style:justify-single-word="false"/>
      <style:text-properties fo:color="#808080" style:font-name="Impact" fo:font-size="14pt" officeooo:rsid="000fb70c" officeooo:paragraph-rsid="0289ba3d" style:font-size-asian="14pt" style:font-size-complex="14pt"/>
    </style:style>
    <style:style style:name="P438" style:family="paragraph" style:parent-style-name="Standard">
      <style:paragraph-properties fo:text-align="start" style:justify-single-word="false"/>
      <style:text-properties fo:font-size="13pt" officeooo:paragraph-rsid="017846ab" style:font-size-asian="13pt" style:font-size-complex="13pt"/>
    </style:style>
    <style:style style:name="P439" style:family="paragraph" style:parent-style-name="Standard">
      <style:paragraph-properties fo:text-align="start" style:justify-single-word="false"/>
      <style:text-properties fo:font-size="13pt" officeooo:paragraph-rsid="0137c293" style:font-size-asian="13pt" style:font-size-complex="13pt"/>
    </style:style>
    <style:style style:name="P440" style:family="paragraph" style:parent-style-name="Standard">
      <style:paragraph-properties fo:text-align="start" style:justify-single-word="false"/>
      <style:text-properties fo:font-size="13pt" officeooo:paragraph-rsid="013b9343" style:font-size-asian="13pt" style:font-size-complex="13pt"/>
    </style:style>
    <style:style style:name="P441" style:family="paragraph" style:parent-style-name="Standard">
      <style:paragraph-properties fo:text-align="start" style:justify-single-word="false"/>
      <style:text-properties fo:font-size="13pt" officeooo:paragraph-rsid="014eeb8a" style:font-size-asian="13pt" style:font-size-complex="13pt"/>
    </style:style>
    <style:style style:name="P442" style:family="paragraph" style:parent-style-name="Standard">
      <style:paragraph-properties fo:text-align="start" style:justify-single-word="false"/>
      <style:text-properties fo:font-size="13pt" officeooo:paragraph-rsid="01d6904a" style:font-size-asian="13pt" style:font-size-complex="13pt"/>
    </style:style>
    <style:style style:name="P443" style:family="paragraph" style:parent-style-name="Standard">
      <style:paragraph-properties fo:text-align="start" style:justify-single-word="false"/>
      <style:text-properties fo:font-size="13pt" officeooo:paragraph-rsid="0128a077" style:font-size-asian="13pt" style:font-size-complex="13pt"/>
    </style:style>
    <style:style style:name="P444" style:family="paragraph" style:parent-style-name="Standard">
      <style:paragraph-properties fo:text-align="start" style:justify-single-word="false"/>
      <style:text-properties fo:font-size="13pt" officeooo:paragraph-rsid="02216986" style:font-size-asian="13pt" style:font-size-complex="13pt"/>
    </style:style>
    <style:style style:name="P445" style:family="paragraph" style:parent-style-name="Standard">
      <style:paragraph-properties fo:text-align="start" style:justify-single-word="false"/>
      <style:text-properties fo:font-size="13pt" officeooo:paragraph-rsid="021078e8" style:font-size-asian="13pt" style:font-size-complex="13pt"/>
    </style:style>
    <style:style style:name="P446" style:family="paragraph" style:parent-style-name="Standard">
      <style:paragraph-properties fo:text-align="start" style:justify-single-word="false"/>
      <style:text-properties fo:font-size="13pt" officeooo:paragraph-rsid="021194ae" style:font-size-asian="13pt" style:font-size-complex="13pt"/>
    </style:style>
    <style:style style:name="P447" style:family="paragraph" style:parent-style-name="Standard">
      <style:paragraph-properties fo:text-align="start" style:justify-single-word="false"/>
      <style:text-properties fo:font-size="20pt" officeooo:paragraph-rsid="02216986" style:font-size-asian="20pt" style:font-size-complex="20pt"/>
    </style:style>
    <style:style style:name="P448" style:family="paragraph" style:parent-style-name="Standard">
      <style:paragraph-properties fo:text-align="start" style:justify-single-word="false"/>
      <style:text-properties style:use-window-font-color="true" style:font-name="Andale Mono" fo:font-size="14pt" fo:font-weight="normal" officeooo:rsid="00c10bde" officeooo:paragraph-rsid="02467d32" fo:background-color="transparent" style:font-size-asian="14pt" style:font-weight-asian="normal" style:font-size-complex="14pt" style:font-weight-complex="normal"/>
    </style:style>
    <style:style style:name="P449" style:family="paragraph" style:parent-style-name="Standard">
      <style:paragraph-properties fo:text-align="center" style:justify-single-word="false"/>
      <style:text-properties style:use-window-font-color="true" style:font-name="Impact" fo:font-size="18pt" officeooo:rsid="00a76024" officeooo:paragraph-rsid="0289ba3d" style:font-size-asian="18pt" style:font-size-complex="18pt"/>
    </style:style>
    <style:style style:name="P450" style:family="paragraph" style:parent-style-name="Standard">
      <style:paragraph-properties fo:text-align="center" style:justify-single-word="false"/>
      <style:text-properties fo:color="#8d281e" style:font-name="Impact" fo:font-size="18pt" officeooo:rsid="00a76024" officeooo:paragraph-rsid="0289ba3d" style:font-size-asian="18pt" style:font-size-complex="18pt"/>
    </style:style>
    <style:style style:name="P451" style:family="paragraph" style:parent-style-name="Standard">
      <style:paragraph-properties fo:text-align="start" style:justify-single-word="false" fo:break-before="page"/>
      <style:text-properties style:font-name="Impact" fo:font-size="18pt" officeooo:rsid="01339f95" officeooo:paragraph-rsid="01353622" fo:background-color="transparent" style:font-size-asian="18pt" style:font-size-complex="18pt"/>
    </style:style>
    <style:style style:name="P452" style:family="paragraph" style:parent-style-name="Standard">
      <style:paragraph-properties fo:text-align="start" style:justify-single-word="false" fo:break-before="page"/>
      <style:text-properties style:font-name="Impact" fo:font-size="20pt" officeooo:rsid="002a51ea" officeooo:paragraph-rsid="002a51ea" style:font-size-asian="20pt" style:font-size-complex="20pt"/>
    </style:style>
    <style:style style:name="P453" style:family="paragraph" style:parent-style-name="Standard">
      <style:paragraph-properties fo:text-align="start" style:justify-single-word="false" fo:break-before="page"/>
      <style:text-properties style:font-name="Impact" fo:font-size="20pt" officeooo:rsid="0092d1ca" officeooo:paragraph-rsid="0092d1ca" style:font-size-asian="20pt" style:font-size-complex="20pt"/>
    </style:style>
    <style:style style:name="P454" style:family="paragraph" style:parent-style-name="Standard">
      <style:paragraph-properties fo:text-align="start" style:justify-single-word="false" fo:break-before="page"/>
      <style:text-properties style:font-name="Impact" fo:font-size="20pt" officeooo:rsid="00a414a2" officeooo:paragraph-rsid="00a414a2" style:font-size-asian="20pt" style:font-size-complex="20pt"/>
    </style:style>
    <style:style style:name="P455" style:family="paragraph" style:parent-style-name="Standard">
      <style:paragraph-properties fo:text-align="start" style:justify-single-word="false" fo:break-before="page"/>
      <style:text-properties style:font-name="Impact" fo:font-size="20pt" officeooo:rsid="001d6b21" officeooo:paragraph-rsid="001d6b21" style:font-size-asian="20pt" style:font-size-complex="20pt"/>
    </style:style>
    <style:style style:name="P456" style:family="paragraph" style:parent-style-name="Standard">
      <style:paragraph-properties fo:text-align="start" style:justify-single-word="false" fo:break-before="page"/>
      <style:text-properties style:font-name="Impact" fo:font-size="20pt" officeooo:rsid="000fb70c" officeooo:paragraph-rsid="000fb70c" style:font-size-asian="20pt" style:font-size-complex="20pt"/>
    </style:style>
    <style:style style:name="P457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596e0d" style:font-size-asian="20pt" style:font-size-complex="20pt"/>
    </style:style>
    <style:style style:name="P458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6946b8" style:font-size-asian="20pt" style:font-size-complex="20pt"/>
    </style:style>
    <style:style style:name="P459" style:family="paragraph" style:parent-style-name="Standard">
      <style:paragraph-properties fo:text-align="start" style:justify-single-word="false" fo:break-before="page"/>
      <style:text-properties style:font-name="Impact" fo:font-size="20pt" officeooo:rsid="00596e0d" officeooo:paragraph-rsid="006ea322" style:font-size-asian="20pt" style:font-size-complex="20pt"/>
    </style:style>
    <style:style style:name="P460" style:family="paragraph" style:parent-style-name="Standard">
      <style:paragraph-properties fo:text-align="start" style:justify-single-word="false" fo:break-before="page"/>
      <style:text-properties style:font-name="Impact" fo:font-size="20pt" fo:font-weight="normal" officeooo:rsid="00934277" officeooo:paragraph-rsid="00934277" style:font-size-asian="20pt" style:font-weight-asian="normal" style:font-size-complex="20pt" style:font-weight-complex="normal"/>
    </style:style>
    <style:style style:name="P461" style:family="paragraph" style:parent-style-name="Standard">
      <style:paragraph-properties fo:text-align="start" style:justify-single-word="false" fo:break-before="page"/>
      <style:text-properties style:font-name="Impact" fo:font-size="20pt" officeooo:rsid="01339f95" officeooo:paragraph-rsid="0137c293" fo:background-color="transparent" style:font-size-asian="20pt" style:font-size-complex="20pt"/>
    </style:style>
    <style:style style:name="P462" style:family="paragraph" style:parent-style-name="Standard">
      <style:paragraph-properties fo:text-align="start" style:justify-single-word="false" fo:break-before="page"/>
      <style:text-properties style:font-name="Impact" fo:font-size="20pt" officeooo:rsid="014eeb8a" officeooo:paragraph-rsid="01541c58" fo:background-color="transparent" style:font-size-asian="20pt" style:font-size-complex="20pt"/>
    </style:style>
    <style:style style:name="P463" style:family="paragraph" style:parent-style-name="Standard">
      <style:paragraph-properties fo:text-align="start" style:justify-single-word="false" fo:break-before="page"/>
      <style:text-properties style:font-name="Impact" fo:font-size="20pt" officeooo:rsid="014eeb8a" officeooo:paragraph-rsid="025c86f0" fo:background-color="transparent" style:font-size-asian="20pt" style:font-size-complex="20pt"/>
    </style:style>
    <style:style style:name="P464" style:family="paragraph" style:parent-style-name="Standard">
      <style:paragraph-properties fo:text-align="start" style:justify-single-word="false" fo:break-before="page"/>
      <style:text-properties style:font-name="Impact" fo:font-size="20pt" officeooo:rsid="01dc7955" officeooo:paragraph-rsid="01e424ee" fo:background-color="transparent" style:font-size-asian="20pt" style:font-size-complex="20pt"/>
    </style:style>
    <style:style style:name="P465" style:family="paragraph" style:parent-style-name="Standard">
      <style:paragraph-properties fo:text-align="start" style:justify-single-word="false" fo:break-before="page"/>
      <style:text-properties style:font-name="Impact" fo:font-size="20pt" officeooo:rsid="01dc7955" officeooo:paragraph-rsid="01dc7955" fo:background-color="transparent" style:font-size-asian="20pt" style:font-size-complex="20pt"/>
    </style:style>
    <style:style style:name="P466" style:family="paragraph" style:parent-style-name="Standard">
      <style:paragraph-properties fo:text-align="start" style:justify-single-word="false" fo:break-before="page"/>
      <style:text-properties style:font-name="Impact" fo:font-size="20pt" officeooo:rsid="00e33220" officeooo:paragraph-rsid="011b004c" fo:background-color="transparent" style:font-size-asian="20pt" style:font-size-complex="20pt"/>
    </style:style>
    <style:style style:name="P467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7002ed" fo:background-color="transparent" style:font-size-asian="20pt" style:font-size-complex="20pt"/>
    </style:style>
    <style:style style:name="P468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b757d5" fo:background-color="transparent" style:font-size-asian="20pt" style:font-size-complex="20pt"/>
    </style:style>
    <style:style style:name="P469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7478ab" fo:background-color="transparent" style:font-size-asian="20pt" style:font-size-complex="20pt"/>
    </style:style>
    <style:style style:name="P470" style:family="paragraph" style:parent-style-name="Standard">
      <style:paragraph-properties fo:text-align="start" style:justify-single-word="false" fo:break-before="page"/>
      <style:text-properties style:font-name="Impact" fo:font-size="20pt" officeooo:rsid="01eccfd7" officeooo:paragraph-rsid="02ba81fc" fo:background-color="transparent" style:font-size-asian="20pt" style:font-size-complex="20pt"/>
    </style:style>
    <style:style style:name="P471" style:family="paragraph" style:parent-style-name="Standard">
      <style:paragraph-properties fo:text-align="start" style:justify-single-word="false" fo:break-before="page"/>
      <style:text-properties style:font-name="Impact" fo:font-size="16pt" officeooo:rsid="00d23446" officeooo:paragraph-rsid="02455240" style:font-size-asian="16pt" style:font-size-complex="16pt"/>
    </style:style>
    <style:style style:name="P472" style:family="paragraph" style:parent-style-name="Standard">
      <style:paragraph-properties fo:text-align="start" style:justify-single-word="false" fo:break-before="page"/>
      <style:text-properties fo:font-size="24pt" officeooo:paragraph-rsid="0027a948" style:font-size-asian="24pt" style:font-size-complex="24pt"/>
    </style:style>
    <style:style style:name="P473" style:family="paragraph" style:parent-style-name="Standard">
      <style:paragraph-properties fo:text-align="start" style:justify-single-word="false" fo:break-before="page"/>
      <style:text-properties officeooo:paragraph-rsid="00b53c89"/>
    </style:style>
    <style:style style:name="P474" style:family="paragraph" style:parent-style-name="Standard">
      <style:paragraph-properties fo:text-align="start" style:justify-single-word="false" fo:break-before="page"/>
      <style:text-properties officeooo:paragraph-rsid="024a2e90"/>
    </style:style>
    <style:style style:name="P475" style:family="paragraph" style:parent-style-name="Standard">
      <style:paragraph-properties fo:text-align="start" style:justify-single-word="false" fo:break-before="page"/>
      <style:text-properties officeooo:paragraph-rsid="00bd5876"/>
    </style:style>
    <style:style style:name="P476" style:family="paragraph" style:parent-style-name="Standard">
      <style:paragraph-properties fo:text-align="start" style:justify-single-word="false" fo:break-before="page"/>
      <style:text-properties officeooo:paragraph-rsid="01227672"/>
    </style:style>
    <style:style style:name="P477" style:family="paragraph" style:parent-style-name="Standard">
      <style:paragraph-properties fo:text-align="start" style:justify-single-word="false" fo:break-before="page"/>
      <style:text-properties fo:font-size="20pt" officeooo:paragraph-rsid="0131ae42" style:font-size-asian="20pt" style:font-size-complex="20pt"/>
    </style:style>
    <style:style style:name="P478" style:family="paragraph" style:parent-style-name="Standard">
      <style:paragraph-properties fo:text-align="start" style:justify-single-word="false" fo:break-before="page"/>
      <style:text-properties fo:font-size="20pt" officeooo:paragraph-rsid="01a6ce54" style:font-size-asian="20pt" style:font-size-complex="20pt"/>
    </style:style>
    <style:style style:name="P479" style:family="paragraph" style:parent-style-name="Standard">
      <style:paragraph-properties fo:text-align="start" style:justify-single-word="false" fo:break-before="page"/>
      <style:text-properties fo:font-size="20pt" officeooo:paragraph-rsid="01e9e629" style:font-size-asian="20pt" style:font-size-complex="20pt"/>
    </style:style>
    <style:style style:name="P480" style:family="paragraph" style:parent-style-name="Standard">
      <style:paragraph-properties fo:text-align="start" style:justify-single-word="false" fo:break-before="page"/>
      <style:text-properties fo:font-size="20pt" officeooo:paragraph-rsid="0205e351" style:font-size-asian="20pt" style:font-size-complex="20pt"/>
    </style:style>
    <style:style style:name="P481" style:family="paragraph" style:parent-style-name="Standard">
      <style:paragraph-properties fo:text-align="start" style:justify-single-word="false" fo:break-before="page"/>
      <style:text-properties fo:font-size="20pt" officeooo:paragraph-rsid="01ee6d45" style:font-size-asian="20pt" style:font-size-complex="20pt"/>
    </style:style>
    <style:style style:name="P482" style:family="paragraph" style:parent-style-name="Standard">
      <style:paragraph-properties fo:text-align="start" style:justify-single-word="false" fo:break-before="page"/>
      <style:text-properties fo:font-size="20pt" officeooo:paragraph-rsid="02196bfa" style:font-size-asian="20pt" style:font-size-complex="20pt"/>
    </style:style>
    <style:style style:name="P483" style:family="paragraph" style:parent-style-name="Standard">
      <style:paragraph-properties fo:text-align="start" style:justify-single-word="false" fo:break-before="page"/>
      <style:text-properties fo:font-size="20pt" officeooo:paragraph-rsid="021078e8" style:font-size-asian="20pt" style:font-size-complex="20pt"/>
    </style:style>
    <style:style style:name="P484" style:family="paragraph" style:parent-style-name="Standard">
      <style:paragraph-properties fo:text-align="start" style:justify-single-word="false" fo:break-before="page"/>
      <style:text-properties fo:font-size="20pt" officeooo:rsid="01339f95" officeooo:paragraph-rsid="01339f95" style:font-size-asian="20pt" style:font-size-complex="20pt"/>
    </style:style>
    <style:style style:name="P485" style:family="paragraph" style:parent-style-name="Standard">
      <style:paragraph-properties fo:text-align="start" style:justify-single-word="false"/>
      <style:text-properties style:font-name="Andale Mono" fo:font-size="14pt" officeooo:rsid="02ae6677" officeooo:paragraph-rsid="02ab7100" style:font-size-asian="14pt" style:font-size-complex="14pt"/>
    </style:style>
    <style:style style:name="P486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7002ed" style:font-size-asian="14pt" style:font-size-complex="14pt"/>
    </style:style>
    <style:style style:name="P487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757d5" style:font-size-asian="14pt" style:font-size-complex="14pt"/>
    </style:style>
    <style:style style:name="P488" style:family="paragraph" style:parent-style-name="Standard">
      <style:paragraph-properties fo:text-align="start" style:justify-single-word="false"/>
      <style:text-properties style:font-name="Andale Mono" fo:font-size="14pt" officeooo:rsid="01dc7955" officeooo:paragraph-rsid="02ba81fc" style:font-size-asian="14pt" style:font-size-complex="14pt"/>
    </style:style>
    <style:style style:name="P489" style:family="paragraph" style:parent-style-name="Standard">
      <style:paragraph-properties fo:text-align="center" style:justify-single-word="false"/>
      <style:text-properties style:font-name="Impact" fo:font-size="18pt" officeooo:rsid="000fb70c" officeooo:paragraph-rsid="0289ba3d" style:font-size-asian="15.75pt" style:font-size-complex="18pt"/>
    </style:style>
    <style:style style:name="P490" style:family="paragraph">
      <loext:graphic-properties draw:fill="none" draw:fill-color="#ffffff"/>
      <style:paragraph-properties style:writing-mode="lr-tb"/>
      <style:text-properties style:font-name="Impact" fo:font-size="40pt" style:font-size-asian="40pt" style:font-size-complex="40pt"/>
    </style:style>
    <style:style style:name="T1" style:family="text">
      <style:text-properties officeooo:rsid="000fb70c"/>
    </style:style>
    <style:style style:name="T2" style:family="text">
      <style:text-properties officeooo:rsid="0010f6f5"/>
    </style:style>
    <style:style style:name="T3" style:family="text">
      <style:text-properties style:font-name="Impact"/>
    </style:style>
    <style:style style:name="T4" style:family="text">
      <style:text-properties style:font-name="Impact" fo:font-size="24pt" officeooo:rsid="008c3bc0" fo:background-color="transparent" loext:char-shading-value="0" style:font-size-asian="24pt" style:font-size-complex="24pt"/>
    </style:style>
    <style:style style:name="T5" style:family="text">
      <style:text-properties style:font-name="Impact" officeooo:rsid="0052d83d"/>
    </style:style>
    <style:style style:name="T6" style:family="text">
      <style:text-properties style:font-name="Impact" officeooo:rsid="0185f085"/>
    </style:style>
    <style:style style:name="T7" style:family="text">
      <style:text-properties style:font-name="Impact" fo:background-color="transparent" loext:char-shading-value="0"/>
    </style:style>
    <style:style style:name="T8" style:family="text">
      <style:text-properties style:font-name="Impact" officeooo:rsid="01dc7955" fo:background-color="transparent" loext:char-shading-value="0"/>
    </style:style>
    <style:style style:name="T9" style:family="text">
      <style:text-properties style:font-name="Impact" officeooo:rsid="00e33220" fo:background-color="transparent" loext:char-shading-value="0"/>
    </style:style>
    <style:style style:name="T10" style:family="text">
      <style:text-properties style:font-name="Impact" officeooo:rsid="00dce309" fo:background-color="transparent" loext:char-shading-value="0"/>
    </style:style>
    <style:style style:name="T11" style:family="text">
      <style:text-properties style:font-name="Impact" officeooo:rsid="0119e593" fo:background-color="transparent" loext:char-shading-value="0"/>
    </style:style>
    <style:style style:name="T12" style:family="text">
      <style:text-properties style:font-name="Impact" officeooo:rsid="01353622" fo:background-color="transparent" loext:char-shading-value="0"/>
    </style:style>
    <style:style style:name="T13" style:family="text">
      <style:text-properties style:font-name="Impact" officeooo:rsid="00ec83b5" fo:background-color="transparent" loext:char-shading-value="0"/>
    </style:style>
    <style:style style:name="T14" style:family="text">
      <style:text-properties style:font-name="Impact" officeooo:rsid="00f89d03" fo:background-color="transparent" loext:char-shading-value="0"/>
    </style:style>
    <style:style style:name="T15" style:family="text">
      <style:text-properties style:font-name="Impact" officeooo:rsid="01eccfd7" fo:background-color="transparent" loext:char-shading-value="0"/>
    </style:style>
    <style:style style:name="T16" style:family="text">
      <style:text-properties style:font-name="Impact" fo:font-size="20pt" officeooo:rsid="00b53c89" fo:background-color="transparent" loext:char-shading-value="0" style:font-size-asian="20pt" style:font-size-complex="20pt"/>
    </style:style>
    <style:style style:name="T17" style:family="text">
      <style:text-properties style:font-name="Impact" fo:font-size="20pt" officeooo:rsid="008c3bc0" fo:background-color="transparent" loext:char-shading-value="0" style:font-size-asian="20pt" style:font-size-complex="20pt"/>
    </style:style>
    <style:style style:name="T18" style:family="text">
      <style:text-properties style:font-name="Impact" fo:font-size="20pt" officeooo:rsid="019ba4e8" fo:background-color="transparent" loext:char-shading-value="0" style:font-size-asian="20pt" style:font-size-complex="20pt"/>
    </style:style>
    <style:style style:name="T19" style:family="text">
      <style:text-properties style:font-name="Impact" fo:font-size="20pt" officeooo:rsid="00847825" fo:background-color="transparent" loext:char-shading-value="0" style:font-size-asian="20pt" style:font-size-complex="20pt"/>
    </style:style>
    <style:style style:name="T20" style:family="text">
      <style:text-properties style:font-name="Impact" fo:font-size="20pt" officeooo:rsid="01227672" fo:background-color="transparent" loext:char-shading-value="0" style:font-size-asian="20pt" style:font-size-complex="20pt"/>
    </style:style>
    <style:style style:name="T21" style:family="text">
      <style:text-properties style:font-name="Impact" fo:font-size="20pt" officeooo:rsid="012b0747" fo:background-color="transparent" loext:char-shading-value="0" style:font-size-asian="20pt" style:font-size-complex="20pt"/>
    </style:style>
    <style:style style:name="T22" style:family="text">
      <style:text-properties style:font-name="Impact" fo:font-size="20pt" officeooo:rsid="0128a077" fo:background-color="transparent" loext:char-shading-value="0" style:font-size-asian="20pt" style:font-size-complex="20pt"/>
    </style:style>
    <style:style style:name="T23" style:family="text">
      <style:text-properties style:font-name="Impact" fo:font-size="20pt" officeooo:rsid="01af0f78" fo:background-color="transparent" loext:char-shading-value="0" style:font-size-asian="20pt" style:font-size-complex="20pt"/>
    </style:style>
    <style:style style:name="T24" style:family="text">
      <style:text-properties style:font-name="Impact" fo:font-size="20pt" officeooo:rsid="024a2e90" fo:background-color="transparent" loext:char-shading-value="0" style:font-size-asian="20pt" style:font-size-complex="20pt"/>
    </style:style>
    <style:style style:name="T25" style:family="text">
      <style:text-properties style:font-name="Impact" fo:font-size="20pt" officeooo:rsid="01bb2794" fo:background-color="transparent" loext:char-shading-value="0" style:font-size-asian="20pt" style:font-size-complex="20pt"/>
    </style:style>
    <style:style style:name="T26" style:family="text">
      <style:text-properties style:font-name="Impact" fo:font-size="20pt" officeooo:rsid="0295a4b3" fo:background-color="transparent" loext:char-shading-value="0" style:font-size-asian="20pt" style:font-size-complex="20pt"/>
    </style:style>
    <style:style style:name="T27" style:family="text">
      <style:text-properties style:font-name="Impact" officeooo:rsid="00c2277d"/>
    </style:style>
    <style:style style:name="T28" style:family="text">
      <style:text-properties style:font-name="Impact" officeooo:rsid="0195b252"/>
    </style:style>
    <style:style style:name="T29" style:family="text">
      <style:text-properties style:font-name="Impact" officeooo:rsid="00bd5876"/>
    </style:style>
    <style:style style:name="T30" style:family="text">
      <style:text-properties style:font-name="Impact" officeooo:rsid="0196fff7"/>
    </style:style>
    <style:style style:name="T31" style:family="text">
      <style:text-properties officeooo:rsid="0013db20"/>
    </style:style>
    <style:style style:name="T32" style:family="text">
      <style:text-properties officeooo:rsid="00141b18"/>
    </style:style>
    <style:style style:name="T33" style:family="text">
      <style:text-properties officeooo:rsid="0015e49c"/>
    </style:style>
    <style:style style:name="T34" style:family="text">
      <style:text-properties fo:color="#8d281e"/>
    </style:style>
    <style:style style:name="T35" style:family="text">
      <style:text-properties fo:color="#2a6099"/>
    </style:style>
    <style:style style:name="T36" style:family="text">
      <style:text-properties officeooo:rsid="001d6b2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04f78" style:font-weight-asian="bold" style:font-weight-complex="bold"/>
    </style:style>
    <style:style style:name="T39" style:family="text">
      <style:text-properties fo:font-weight="bold" officeooo:rsid="00ba223a" style:font-weight-asian="bold" style:font-weight-complex="bold"/>
    </style:style>
    <style:style style:name="T40" style:family="text">
      <style:text-properties fo:font-weight="bold" officeooo:rsid="00292b47" style:font-weight-asian="bold" style:font-weight-complex="bold"/>
    </style:style>
    <style:style style:name="T41" style:family="text">
      <style:text-properties fo:font-weight="bold" officeooo:rsid="0069692d" style:font-weight-asian="bold" style:font-weight-complex="bold"/>
    </style:style>
    <style:style style:name="T42" style:family="text">
      <style:text-properties fo:font-weight="bold" officeooo:rsid="00e371b7" style:font-weight-asian="bold" style:font-weight-complex="bold"/>
    </style:style>
    <style:style style:name="T43" style:family="text">
      <style:text-properties fo:font-weight="bold" officeooo:rsid="006ea322" style:font-weight-asian="bold" style:font-weight-complex="bold"/>
    </style:style>
    <style:style style:name="T44" style:family="text">
      <style:text-properties fo:font-weight="bold" officeooo:rsid="01e9e629" style:font-weight-asian="bold" style:font-weight-complex="bold"/>
    </style:style>
    <style:style style:name="T45" style:family="text">
      <style:text-properties fo:font-weight="bold" officeooo:rsid="02073a32" style:font-weight-asian="bold" style:font-weight-complex="bold"/>
    </style:style>
    <style:style style:name="T46" style:family="text">
      <style:text-properties fo:font-weight="bold" officeooo:rsid="020d27f2" style:font-weight-asian="bold" style:font-weight-complex="bold"/>
    </style:style>
    <style:style style:name="T47" style:family="text">
      <style:text-properties fo:font-weight="bold" fo:background-color="transparent" loext:char-shading-value="0" style:font-weight-asian="bold" style:font-weight-complex="bold"/>
    </style:style>
    <style:style style:name="T48" style:family="text">
      <style:text-properties fo:font-weight="bold" officeooo:rsid="00dce63d" fo:background-color="transparent" loext:char-shading-value="0" style:font-weight-asian="bold" style:font-weight-complex="bold"/>
    </style:style>
    <style:style style:name="T49" style:family="text">
      <style:text-properties fo:font-weight="bold" officeooo:rsid="01cf92f3" fo:background-color="transparent" loext:char-shading-value="0" style:font-weight-asian="bold" style:font-weight-complex="bold"/>
    </style:style>
    <style:style style:name="T50" style:family="text">
      <style:text-properties officeooo:rsid="0020d319"/>
    </style:style>
    <style:style style:name="T51" style:family="text">
      <style:text-properties officeooo:rsid="0022b6e7"/>
    </style:style>
    <style:style style:name="T52" style:family="text">
      <style:text-properties officeooo:rsid="0023d687"/>
    </style:style>
    <style:style style:name="T53" style:family="text">
      <style:text-properties officeooo:rsid="0025bc1d"/>
    </style:style>
    <style:style style:name="T54" style:family="text">
      <style:text-properties fo:background-color="#ffe994" loext:char-shading-value="0"/>
    </style:style>
    <style:style style:name="T55" style:family="text">
      <style:text-properties officeooo:rsid="00344940" fo:background-color="#ffe994" loext:char-shading-value="0"/>
    </style:style>
    <style:style style:name="T56" style:family="text">
      <style:text-properties officeooo:rsid="00348fd3" fo:background-color="#ffe994" loext:char-shading-value="0"/>
    </style:style>
    <style:style style:name="T57" style:family="text">
      <style:text-properties officeooo:rsid="00304f78" fo:background-color="#ffe994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10f6f5" fo:background-color="transparent" loext:char-shading-value="0"/>
    </style:style>
    <style:style style:name="T60" style:family="text">
      <style:text-properties officeooo:rsid="0061f95b" fo:background-color="transparent" loext:char-shading-value="0"/>
    </style:style>
    <style:style style:name="T61" style:family="text">
      <style:text-properties officeooo:rsid="00304f78" fo:background-color="transparent" loext:char-shading-value="0"/>
    </style:style>
    <style:style style:name="T62" style:family="text">
      <style:text-properties officeooo:rsid="00348fd3" fo:background-color="transparent" loext:char-shading-value="0"/>
    </style:style>
    <style:style style:name="T63" style:family="text">
      <style:text-properties officeooo:rsid="0035be15" fo:background-color="transparent" loext:char-shading-value="0"/>
    </style:style>
    <style:style style:name="T64" style:family="text">
      <style:text-properties officeooo:rsid="0069692d" fo:background-color="transparent" loext:char-shading-value="0"/>
    </style:style>
    <style:style style:name="T65" style:family="text">
      <style:text-properties officeooo:rsid="006e2a9f" fo:background-color="transparent" loext:char-shading-value="0"/>
    </style:style>
    <style:style style:name="T66" style:family="text">
      <style:text-properties officeooo:rsid="006ea322" fo:background-color="transparent" loext:char-shading-value="0"/>
    </style:style>
    <style:style style:name="T67" style:family="text">
      <style:text-properties officeooo:rsid="00dce63d" fo:background-color="transparent" loext:char-shading-value="0"/>
    </style:style>
    <style:style style:name="T68" style:family="text">
      <style:text-properties officeooo:rsid="01227672" fo:background-color="transparent" loext:char-shading-value="0"/>
    </style:style>
    <style:style style:name="T69" style:family="text">
      <style:text-properties officeooo:rsid="0128a077" fo:background-color="transparent" loext:char-shading-value="0"/>
    </style:style>
    <style:style style:name="T70" style:family="text">
      <style:text-properties officeooo:rsid="005f9c2d" fo:background-color="transparent" loext:char-shading-value="0"/>
    </style:style>
    <style:style style:name="T71" style:family="text">
      <style:text-properties officeooo:rsid="01353622" fo:background-color="transparent" loext:char-shading-value="0"/>
    </style:style>
    <style:style style:name="T72" style:family="text">
      <style:text-properties officeooo:rsid="011b004c" fo:background-color="transparent" loext:char-shading-value="0"/>
    </style:style>
    <style:style style:name="T73" style:family="text">
      <style:text-properties officeooo:rsid="011f4daf" fo:background-color="transparent" loext:char-shading-value="0"/>
    </style:style>
    <style:style style:name="T74" style:family="text">
      <style:text-properties officeooo:rsid="019f49c3" fo:background-color="transparent" loext:char-shading-value="0"/>
    </style:style>
    <style:style style:name="T75" style:family="text">
      <style:text-properties officeooo:rsid="019f758a" fo:background-color="transparent" loext:char-shading-value="0"/>
    </style:style>
    <style:style style:name="T76" style:family="text">
      <style:text-properties officeooo:rsid="00ec83b5" fo:background-color="transparent" loext:char-shading-value="0"/>
    </style:style>
    <style:style style:name="T77" style:family="text">
      <style:text-properties officeooo:rsid="0151a0e1" fo:background-color="transparent" loext:char-shading-value="0"/>
    </style:style>
    <style:style style:name="T78" style:family="text">
      <style:text-properties officeooo:rsid="01af0f78" fo:background-color="transparent" loext:char-shading-value="0"/>
    </style:style>
    <style:style style:name="T79" style:family="text">
      <style:text-properties officeooo:rsid="01b217cc" fo:background-color="transparent" loext:char-shading-value="0"/>
    </style:style>
    <style:style style:name="T80" style:family="text">
      <style:text-properties officeooo:rsid="00289e53"/>
    </style:style>
    <style:style style:name="T81" style:family="text">
      <style:text-properties officeooo:rsid="00292b47"/>
    </style:style>
    <style:style style:name="T82" style:family="text">
      <style:text-properties style:font-name="Cantarell"/>
    </style:style>
    <style:style style:name="T83" style:family="text">
      <style:text-properties style:font-name="Cantarell" fo:font-weight="bold" style:font-weight-asian="bold" style:font-weight-complex="bold"/>
    </style:style>
    <style:style style:name="T84" style:family="text">
      <style:text-properties style:font-name="Cantarell" fo:font-weight="bold" officeooo:rsid="00304f78" style:font-weight-asian="bold" style:font-weight-complex="bold"/>
    </style:style>
    <style:style style:name="T85" style:family="text">
      <style:text-properties style:font-name="Cantarell" officeooo:rsid="00304f78"/>
    </style:style>
    <style:style style:name="T86" style:family="text">
      <style:text-properties style:font-name="Cantarell" officeooo:rsid="0032bd19"/>
    </style:style>
    <style:style style:name="T87" style:family="text">
      <style:text-properties style:font-name="Cantarell" officeooo:rsid="0035be15"/>
    </style:style>
    <style:style style:name="T88" style:family="text">
      <style:text-properties style:font-name="Cantarell" officeooo:rsid="00304f78" fo:background-color="transparent" loext:char-shading-value="0"/>
    </style:style>
    <style:style style:name="T89" style:family="text">
      <style:text-properties style:font-name="Cantarell" officeooo:rsid="00348fd3" fo:background-color="transparent" loext:char-shading-value="0"/>
    </style:style>
    <style:style style:name="T90" style:family="text">
      <style:text-properties style:font-name="Cantarell" officeooo:rsid="0035be15" fo:background-color="transparent" loext:char-shading-value="0"/>
    </style:style>
    <style:style style:name="T91" style:family="text">
      <style:text-properties style:font-name="Cantarell" officeooo:rsid="00449f7d" fo:background-color="transparent" loext:char-shading-value="0"/>
    </style:style>
    <style:style style:name="T92" style:family="text">
      <style:text-properties style:font-name="Cantarell" officeooo:rsid="0046fc50"/>
    </style:style>
    <style:style style:name="T93" style:family="text">
      <style:text-properties style:font-name="Cantarell" officeooo:rsid="005587b5"/>
    </style:style>
    <style:style style:name="T94" style:family="text">
      <style:text-properties style:font-name="Cantarell" officeooo:rsid="0060f595"/>
    </style:style>
    <style:style style:name="T95" style:family="text">
      <style:text-properties style:font-name="Cantarell" officeooo:rsid="00344940" fo:background-color="#d4ea6b" loext:char-shading-value="0"/>
    </style:style>
    <style:style style:name="T96" style:family="text">
      <style:text-properties style:font-name="Cantarell" officeooo:rsid="00348fd3" fo:background-color="#d4ea6b" loext:char-shading-value="0"/>
    </style:style>
    <style:style style:name="T97" style:family="text">
      <style:text-properties style:font-name="Cantarell" officeooo:rsid="00304f78" fo:background-color="#d4ea6b" loext:char-shading-value="0"/>
    </style:style>
    <style:style style:name="T98" style:family="text">
      <style:text-properties style:font-name="Andale Mono"/>
    </style:style>
    <style:style style:name="T99" style:family="text">
      <style:text-properties style:font-name="Andale Mono" officeooo:rsid="000fb70c" fo:background-color="transparent" loext:char-shading-value="0"/>
    </style:style>
    <style:style style:name="T100" style:family="text">
      <style:text-properties style:font-name="Andale Mono" officeooo:rsid="01339f95" fo:background-color="transparent" loext:char-shading-value="0"/>
    </style:style>
    <style:style style:name="T101" style:family="text">
      <style:text-properties style:font-name="Andale Mono" officeooo:rsid="00dce63d" fo:background-color="transparent" loext:char-shading-value="0"/>
    </style:style>
    <style:style style:name="T102" style:family="text">
      <style:text-properties style:font-name="Andale Mono" officeooo:rsid="01353622" fo:background-color="transparent" loext:char-shading-value="0"/>
    </style:style>
    <style:style style:name="T103" style:family="text">
      <style:text-properties style:font-name="Andale Mono" officeooo:rsid="0010f6f5" fo:background-color="transparent" loext:char-shading-value="0"/>
    </style:style>
    <style:style style:name="T104" style:family="text">
      <style:text-properties style:font-name="Andale Mono" officeooo:rsid="005f9c2d" fo:background-color="transparent" loext:char-shading-value="0"/>
    </style:style>
    <style:style style:name="T105" style:family="text">
      <style:text-properties style:font-name="Andale Mono" officeooo:rsid="0137c293" fo:background-color="transparent" loext:char-shading-value="0"/>
    </style:style>
    <style:style style:name="T106" style:family="text">
      <style:text-properties style:font-name="Andale Mono" officeooo:rsid="00cd36cb" fo:background-color="transparent" loext:char-shading-value="0"/>
    </style:style>
    <style:style style:name="T107" style:family="text">
      <style:text-properties style:font-name="Andale Mono" officeooo:rsid="0061f95b" fo:background-color="transparent" loext:char-shading-value="0"/>
    </style:style>
    <style:style style:name="T108" style:family="text">
      <style:text-properties style:font-name="Andale Mono" officeooo:rsid="00c9ea64" fo:background-color="transparent" loext:char-shading-value="0"/>
    </style:style>
    <style:style style:name="T109" style:family="text">
      <style:text-properties style:font-name="Andale Mono" officeooo:rsid="011b004c" fo:background-color="transparent" loext:char-shading-value="0"/>
    </style:style>
    <style:style style:name="T110" style:family="text">
      <style:text-properties style:font-name="Andale Mono" officeooo:rsid="011f4daf" fo:background-color="transparent" loext:char-shading-value="0"/>
    </style:style>
    <style:style style:name="T111" style:family="text">
      <style:text-properties style:font-name="Andale Mono" officeooo:rsid="011c7f2a" fo:background-color="transparent" loext:char-shading-value="0"/>
    </style:style>
    <style:style style:name="T112" style:family="text">
      <style:text-properties style:font-name="Andale Mono" officeooo:rsid="012251e1" fo:background-color="transparent" loext:char-shading-value="0"/>
    </style:style>
    <style:style style:name="T113" style:family="text">
      <style:text-properties style:font-name="Andale Mono" officeooo:rsid="01a131ea" fo:background-color="transparent" loext:char-shading-value="0"/>
    </style:style>
    <style:style style:name="T114" style:family="text">
      <style:text-properties style:font-name="Andale Mono" officeooo:rsid="01227672" fo:background-color="transparent" loext:char-shading-value="0"/>
    </style:style>
    <style:style style:name="T115" style:family="text">
      <style:text-properties style:font-name="Andale Mono" officeooo:rsid="0128a077" fo:background-color="transparent" loext:char-shading-value="0"/>
    </style:style>
    <style:style style:name="T116" style:family="text">
      <style:text-properties style:font-name="Andale Mono" officeooo:rsid="02383c4f" fo:background-color="transparent" loext:char-shading-value="0"/>
    </style:style>
    <style:style style:name="T117" style:family="text">
      <style:text-properties style:font-name="Andale Mono" officeooo:rsid="014eeb8a" fo:background-color="transparent" loext:char-shading-value="0"/>
    </style:style>
    <style:style style:name="T118" style:family="text">
      <style:text-properties style:font-name="Andale Mono" officeooo:rsid="01cc325e" fo:background-color="transparent" loext:char-shading-value="0"/>
    </style:style>
    <style:style style:name="T119" style:family="text">
      <style:text-properties style:font-name="Andale Mono" officeooo:rsid="01cee8a2" fo:background-color="transparent" loext:char-shading-value="0"/>
    </style:style>
    <style:style style:name="T120" style:family="text">
      <style:text-properties style:font-name="Andale Mono" officeooo:rsid="01ccf78c" fo:background-color="transparent" loext:char-shading-value="0"/>
    </style:style>
    <style:style style:name="T121" style:family="text">
      <style:text-properties style:font-name="Andale Mono" officeooo:rsid="02a20b58" fo:background-color="transparent" loext:char-shading-value="0"/>
    </style:style>
    <style:style style:name="T122" style:family="text">
      <style:text-properties style:font-name="Andale Mono" fo:font-weight="normal" style:font-weight-asian="normal" style:font-weight-complex="normal"/>
    </style:style>
    <style:style style:name="T123" style:family="text">
      <style:text-properties style:font-name="Andale Mono" fo:font-weight="normal" officeooo:rsid="00ab19d0" style:font-weight-asian="normal" style:font-weight-complex="normal"/>
    </style:style>
    <style:style style:name="T124" style:family="text">
      <style:text-properties style:font-name="Andale Mono" fo:font-weight="normal" officeooo:rsid="00292b47" style:font-weight-asian="normal" style:font-weight-complex="normal"/>
    </style:style>
    <style:style style:name="T125" style:family="text">
      <style:text-properties style:font-name="Andale Mono" fo:font-weight="normal" officeooo:rsid="00bd5876" style:font-weight-asian="normal" style:font-weight-complex="normal"/>
    </style:style>
    <style:style style:name="T126" style:family="text">
      <style:text-properties style:font-name="Andale Mono" fo:font-weight="normal" officeooo:rsid="00b6096f" style:font-weight-asian="normal" style:font-weight-complex="normal"/>
    </style:style>
    <style:style style:name="T127" style:family="text">
      <style:text-properties style:font-name="Andale Mono" fo:font-weight="normal" officeooo:rsid="00b53c89" style:font-weight-asian="normal" style:font-weight-complex="normal"/>
    </style:style>
    <style:style style:name="T128" style:family="text">
      <style:text-properties style:font-name="Andale Mono" fo:font-weight="normal" officeooo:rsid="00c65670" style:font-weight-asian="normal" style:font-weight-complex="normal"/>
    </style:style>
    <style:style style:name="T129" style:family="text">
      <style:text-properties style:font-name="Andale Mono" fo:font-weight="normal" officeooo:rsid="00c9ea64" style:font-weight-asian="normal" style:font-weight-complex="normal"/>
    </style:style>
    <style:style style:name="T130" style:family="text">
      <style:text-properties style:font-name="Andale Mono" fo:font-weight="normal" officeooo:rsid="0198ae29" style:font-weight-asian="normal" style:font-weight-complex="normal"/>
    </style:style>
    <style:style style:name="T131" style:family="text">
      <style:text-properties style:font-name="Andale Mono" fo:font-weight="normal" officeooo:rsid="0128a077" style:font-weight-asian="normal" style:font-weight-complex="normal"/>
    </style:style>
    <style:style style:name="T132" style:family="text">
      <style:text-properties style:font-name="Andale Mono" fo:font-weight="normal" officeooo:rsid="00ec83b5" style:font-weight-asian="normal" style:font-weight-complex="normal"/>
    </style:style>
    <style:style style:name="T133" style:family="text">
      <style:text-properties style:font-name="Andale Mono" fo:font-weight="normal" officeooo:rsid="01bb2794" style:font-weight-asian="normal" style:font-weight-complex="normal"/>
    </style:style>
    <style:style style:name="T134" style:family="text">
      <style:text-properties style:font-name="Andale Mono" fo:font-weight="normal" officeooo:rsid="029c1bf7" style:font-weight-asian="normal" style:font-weight-complex="normal"/>
    </style:style>
    <style:style style:name="T135" style:family="text">
      <style:text-properties style:font-name="Andale Mono" officeooo:rsid="00292b47"/>
    </style:style>
    <style:style style:name="T136" style:family="text">
      <style:text-properties style:font-name="Andale Mono" fo:font-weight="bold" officeooo:rsid="00b6096f" style:font-weight-asian="bold" style:font-weight-complex="bold"/>
    </style:style>
    <style:style style:name="T137" style:family="text">
      <style:text-properties style:font-name="Andale Mono" fo:font-weight="bold" officeooo:rsid="00ba223a" style:font-weight-asian="bold" style:font-weight-complex="bold"/>
    </style:style>
    <style:style style:name="T138" style:family="text">
      <style:text-properties style:font-name="Andale Mono" fo:font-weight="bold" officeooo:rsid="01ee6d45" style:font-weight-asian="bold" style:font-weight-complex="bold"/>
    </style:style>
    <style:style style:name="T139" style:family="text">
      <style:text-properties style:font-name="Andale Mono" fo:font-weight="bold" officeooo:rsid="01e9e629" style:font-weight-asian="bold" style:font-weight-complex="bold"/>
    </style:style>
    <style:style style:name="T140" style:family="text">
      <style:text-properties style:font-name="Andale Mono" fo:font-weight="bold" officeooo:rsid="020d5d1d" style:font-weight-asian="bold" style:font-weight-complex="bold"/>
    </style:style>
    <style:style style:name="T141" style:family="text">
      <style:text-properties style:font-name="Andale Mono" fo:font-weight="bold" officeooo:rsid="0218f109" style:font-weight-asian="bold" style:font-weight-complex="bold"/>
    </style:style>
    <style:style style:name="T142" style:family="text">
      <style:text-properties style:font-name="Andale Mono" fo:font-weight="bold" officeooo:rsid="014eeb8a" fo:background-color="transparent" loext:char-shading-value="0" style:font-weight-asian="bold" style:font-weight-complex="bold"/>
    </style:style>
    <style:style style:name="T143" style:family="text">
      <style:text-properties style:font-name="Andale Mono" fo:font-weight="bold" officeooo:rsid="01e9e629" fo:background-color="#ffffa6" loext:char-shading-value="0" style:font-weight-asian="bold" style:font-weight-complex="bold"/>
    </style:style>
    <style:style style:name="T144" style:family="text">
      <style:text-properties style:font-name="Andale Mono" fo:font-weight="bold" officeooo:rsid="01e9e629" fo:background-color="#bbe33d" loext:char-shading-value="0" style:font-weight-asian="bold" style:font-weight-complex="bold"/>
    </style:style>
    <style:style style:name="T145" style:family="text">
      <style:text-properties style:font-name="Andale Mono" officeooo:rsid="000fb70c"/>
    </style:style>
    <style:style style:name="T146" style:family="text">
      <style:text-properties style:font-name="Andale Mono" officeooo:rsid="01353622"/>
    </style:style>
    <style:style style:name="T147" style:family="text">
      <style:text-properties style:font-name="Andale Mono" officeooo:rsid="00dce63d" fo:background-color="#ffffa6" loext:char-shading-value="0"/>
    </style:style>
    <style:style style:name="T148" style:family="text">
      <style:text-properties style:font-name="Andale Mono" officeooo:rsid="00e4d894" fo:background-color="#ffffa6" loext:char-shading-value="0"/>
    </style:style>
    <style:style style:name="T149" style:family="text">
      <style:text-properties style:font-name="Andale Mono" officeooo:rsid="01ee6d45" fo:background-color="#ffffa6" loext:char-shading-value="0"/>
    </style:style>
    <style:style style:name="T150" style:family="text">
      <style:text-properties style:font-name="Andale Mono" officeooo:rsid="021ab0f2" fo:background-color="#ffffa6" loext:char-shading-value="0"/>
    </style:style>
    <style:style style:name="T151" style:family="text">
      <style:text-properties style:font-name="Andale Mono" officeooo:rsid="021194ae" fo:background-color="#ffffa6" loext:char-shading-value="0"/>
    </style:style>
    <style:style style:name="T152" style:family="text">
      <style:text-properties style:font-name="Andale Mono" officeooo:rsid="01e9e629" fo:background-color="#ffffa6" loext:char-shading-value="0"/>
    </style:style>
    <style:style style:name="T153" style:family="text">
      <style:text-properties style:font-name="Andale Mono" officeooo:rsid="00e371b7"/>
    </style:style>
    <style:style style:name="T154" style:family="text">
      <style:text-properties style:font-name="Andale Mono" officeooo:rsid="00dce63d"/>
    </style:style>
    <style:style style:name="T155" style:family="text">
      <style:text-properties style:font-name="Andale Mono" officeooo:rsid="00e4d894"/>
    </style:style>
    <style:style style:name="T156" style:family="text">
      <style:text-properties style:font-name="Andale Mono" officeooo:rsid="0137c293"/>
    </style:style>
    <style:style style:name="T157" style:family="text">
      <style:text-properties style:font-name="Andale Mono" officeooo:rsid="01339f95" fo:background-color="#bbe33d" loext:char-shading-value="0"/>
    </style:style>
    <style:style style:name="T158" style:family="text">
      <style:text-properties style:font-name="Andale Mono" officeooo:rsid="00dce63d" fo:background-color="#bbe33d" loext:char-shading-value="0"/>
    </style:style>
    <style:style style:name="T159" style:family="text">
      <style:text-properties style:font-name="Andale Mono" officeooo:rsid="01353622" fo:background-color="#bbe33d" loext:char-shading-value="0"/>
    </style:style>
    <style:style style:name="T160" style:family="text">
      <style:text-properties style:font-name="Andale Mono" officeooo:rsid="0205e351" fo:background-color="#bbe33d" loext:char-shading-value="0"/>
    </style:style>
    <style:style style:name="T161" style:family="text">
      <style:text-properties style:font-name="Andale Mono" officeooo:rsid="01e9e629" fo:background-color="#bbe33d" loext:char-shading-value="0"/>
    </style:style>
    <style:style style:name="T162" style:family="text">
      <style:text-properties style:font-name="Andale Mono" officeooo:rsid="021194ae" fo:background-color="#bbe33d" loext:char-shading-value="0"/>
    </style:style>
    <style:style style:name="T163" style:family="text">
      <style:text-properties style:font-name="Andale Mono" officeooo:rsid="00ba223a"/>
    </style:style>
    <style:style style:name="T164" style:family="text">
      <style:text-properties style:font-name="Andale Mono" officeooo:rsid="01227672"/>
    </style:style>
    <style:style style:name="T165" style:family="text">
      <style:text-properties style:font-name="Andale Mono" officeooo:rsid="012915cd"/>
    </style:style>
    <style:style style:name="T166" style:family="text">
      <style:text-properties style:font-name="Andale Mono" officeooo:rsid="0128a077"/>
    </style:style>
    <style:style style:name="T167" style:family="text">
      <style:text-properties style:font-name="Andale Mono" officeooo:rsid="012c594c"/>
    </style:style>
    <style:style style:name="T168" style:family="text">
      <style:text-properties style:font-name="Andale Mono" officeooo:rsid="00c437ac"/>
    </style:style>
    <style:style style:name="T169" style:family="text">
      <style:text-properties style:font-name="Andale Mono" officeooo:rsid="00ec83b5"/>
    </style:style>
    <style:style style:name="T170" style:family="text">
      <style:text-properties style:font-name="Andale Mono" officeooo:rsid="01bb2794"/>
    </style:style>
    <style:style style:name="T171" style:family="text">
      <style:text-properties style:font-name="Andale Mono" officeooo:rsid="01bf5ad2"/>
    </style:style>
    <style:style style:name="T172" style:family="text">
      <style:text-properties style:font-name="Andale Mono" officeooo:rsid="01501d38"/>
    </style:style>
    <style:style style:name="T173" style:family="text">
      <style:text-properties style:font-name="Andale Mono" officeooo:rsid="01d41bb7"/>
    </style:style>
    <style:style style:name="T174" style:family="text">
      <style:text-properties style:font-name="Andale Mono" officeooo:rsid="0150c5bd"/>
    </style:style>
    <style:style style:name="T175" style:family="text">
      <style:text-properties style:font-name="Andale Mono" officeooo:rsid="01593e64"/>
    </style:style>
    <style:style style:name="T176" style:family="text">
      <style:text-properties style:font-name="Andale Mono" fo:font-size="14pt" officeooo:rsid="000fb70c" style:font-size-asian="14pt" style:font-size-complex="14pt"/>
    </style:style>
    <style:style style:name="T177" style:family="text">
      <style:text-properties style:font-name="Andale Mono" fo:font-size="14pt" officeooo:rsid="006ea322" style:font-size-asian="14pt" style:font-size-complex="14pt"/>
    </style:style>
    <style:style style:name="T178" style:family="text">
      <style:text-properties style:font-name="Andale Mono" fo:font-size="14pt" officeooo:rsid="00292b47" style:font-size-asian="14pt" style:font-size-complex="14pt"/>
    </style:style>
    <style:style style:name="T179" style:family="text">
      <style:text-properties style:font-name="Andale Mono" fo:font-size="14pt" officeooo:rsid="01227672" style:font-size-asian="14pt" style:font-size-complex="14pt"/>
    </style:style>
    <style:style style:name="T180" style:family="text">
      <style:text-properties style:font-name="Andale Mono" fo:font-size="14pt" officeooo:rsid="012915cd" style:font-size-asian="14pt" style:font-size-complex="14pt"/>
    </style:style>
    <style:style style:name="T181" style:family="text">
      <style:text-properties style:font-name="Andale Mono" fo:font-size="14pt" officeooo:rsid="01dc7955" style:font-size-asian="14pt" style:font-size-complex="14pt"/>
    </style:style>
    <style:style style:name="T182" style:family="text">
      <style:text-properties style:font-name="Andale Mono" fo:font-size="14pt" officeooo:rsid="02ba81fc" style:font-size-asian="14pt" style:font-size-complex="14pt"/>
    </style:style>
    <style:style style:name="T183" style:family="text">
      <style:text-properties style:font-name="Andale Mono" fo:font-size="14pt" officeooo:rsid="02b905d7" style:font-size-asian="14pt" style:font-size-complex="14pt"/>
    </style:style>
    <style:style style:name="T184" style:family="text">
      <style:text-properties style:font-name="Andale Mono" fo:font-size="14pt" officeooo:rsid="02bacdce" style:font-size-asian="14pt" style:font-size-complex="14pt"/>
    </style:style>
    <style:style style:name="T185" style:family="text">
      <style:text-properties style:font-name="Andale Mono" fo:font-size="14pt" officeooo:rsid="02bd353d" style:font-size-asian="14pt" style:font-size-complex="14pt"/>
    </style:style>
    <style:style style:name="T186" style:family="text">
      <style:text-properties style:font-name="Andale Mono" fo:font-size="14pt" officeooo:rsid="02be4121" style:font-size-asian="14pt" style:font-size-complex="14pt"/>
    </style:style>
    <style:style style:name="T187" style:family="text">
      <style:text-properties style:font-name="Andale Mono" fo:font-size="14pt" officeooo:rsid="02be68a5" style:font-size-asian="14pt" style:font-size-complex="14pt"/>
    </style:style>
    <style:style style:name="T188" style:family="text">
      <style:text-properties style:font-name="Andale Mono" fo:font-size="14pt" officeooo:rsid="0010f6f5" fo:background-color="transparent" loext:char-shading-value="0" style:font-size-asian="14pt" style:font-size-complex="14pt"/>
    </style:style>
    <style:style style:name="T189" style:family="text">
      <style:text-properties style:font-name="Andale Mono" fo:font-size="14pt" officeooo:rsid="0237c708" fo:background-color="transparent" loext:char-shading-value="0" style:font-size-asian="14pt" style:font-size-complex="14pt"/>
    </style:style>
    <style:style style:name="T190" style:family="text">
      <style:text-properties style:font-name="Andale Mono" fo:font-size="14pt" officeooo:rsid="0061f95b" fo:background-color="transparent" loext:char-shading-value="0" style:font-size-asian="14pt" style:font-size-complex="14pt"/>
    </style:style>
    <style:style style:name="T191" style:family="text">
      <style:text-properties style:font-name="Andale Mono" fo:font-size="14pt" officeooo:rsid="02383c4f" fo:background-color="transparent" loext:char-shading-value="0" style:font-size-asian="14pt" style:font-size-complex="14pt"/>
    </style:style>
    <style:style style:name="T192" style:family="text">
      <style:text-properties style:font-name="Andale Mono" fo:font-size="14pt" officeooo:rsid="000fb70c" fo:background-color="transparent" loext:char-shading-value="0" style:font-size-asian="14pt" style:font-size-complex="14pt"/>
    </style:style>
    <style:style style:name="T193" style:family="text">
      <style:text-properties style:font-name="Andale Mono" fo:font-size="14pt" officeooo:rsid="006ea322" fo:background-color="transparent" loext:char-shading-value="0" style:font-size-asian="14pt" style:font-size-complex="14pt"/>
    </style:style>
    <style:style style:name="T194" style:family="text">
      <style:text-properties style:font-name="Andale Mono" fo:font-size="14pt" officeooo:rsid="01b28933" fo:background-color="transparent" loext:char-shading-value="0" style:font-size-asian="14pt" style:font-size-complex="14pt"/>
    </style:style>
    <style:style style:name="T195" style:family="text">
      <style:text-properties style:font-name="Andale Mono" fo:font-size="14pt" officeooo:rsid="0298c324" fo:background-color="transparent" loext:char-shading-value="0" style:font-size-asian="14pt" style:font-size-complex="14pt"/>
    </style:style>
    <style:style style:name="T196" style:family="text">
      <style:text-properties style:font-name="Andale Mono" fo:font-size="14pt" officeooo:rsid="01bf5ad2" fo:background-color="transparent" loext:char-shading-value="0" style:font-size-asian="14pt" style:font-size-complex="14pt"/>
    </style:style>
    <style:style style:name="T197" style:family="text">
      <style:text-properties style:font-name="Andale Mono" fo:font-size="14pt" officeooo:rsid="0061f95b" fo:background-color="#d4ea6b" loext:char-shading-value="0" style:font-size-asian="14pt" style:font-size-complex="14pt"/>
    </style:style>
    <style:style style:name="T198" style:family="text">
      <style:text-properties style:font-name="Andale Mono" fo:font-size="14pt" fo:font-weight="normal" officeooo:rsid="00ab19d0" style:font-size-asian="14pt" style:font-weight-asian="normal" style:font-size-complex="14pt" style:font-weight-complex="normal"/>
    </style:style>
    <style:style style:name="T199" style:family="text">
      <style:text-properties style:font-name="Andale Mono" fo:font-size="14pt" fo:font-weight="normal" officeooo:rsid="01227672" style:font-size-asian="14pt" style:font-weight-asian="normal" style:font-size-complex="14pt" style:font-weight-complex="normal"/>
    </style:style>
    <style:style style:name="T200" style:family="text">
      <style:text-properties style:font-name="Andale Mono" fo:font-size="14pt" fo:font-weight="normal" officeooo:rsid="00bd5876" style:font-size-asian="14pt" style:font-weight-asian="normal" style:font-size-complex="14pt" style:font-weight-complex="normal"/>
    </style:style>
    <style:style style:name="T201" style:family="text">
      <style:text-properties style:font-name="Andale Mono" fo:font-size="14pt" fo:font-weight="normal" officeooo:rsid="00b6096f" style:font-size-asian="14pt" style:font-weight-asian="normal" style:font-size-complex="14pt" style:font-weight-complex="normal"/>
    </style:style>
    <style:style style:name="T202" style:family="text">
      <style:text-properties style:font-name="Andale Mono" fo:font-size="14pt" fo:font-weight="normal" officeooo:rsid="00b53c89" style:font-size-asian="14pt" style:font-weight-asian="normal" style:font-size-complex="14pt" style:font-weight-complex="normal"/>
    </style:style>
    <style:style style:name="T203" style:family="text">
      <style:text-properties style:font-name="Andale Mono" fo:font-size="14pt" fo:font-weight="normal" officeooo:rsid="029bfcb3" style:font-size-asian="14pt" style:font-weight-asian="normal" style:font-size-complex="14pt" style:font-weight-complex="normal"/>
    </style:style>
    <style:style style:name="T204" style:family="text">
      <style:text-properties style:font-name="Andale Mono" fo:font-size="14pt" fo:font-weight="bold" officeooo:rsid="00b6096f" style:font-size-asian="14pt" style:font-weight-asian="bold" style:font-size-complex="14pt" style:font-weight-complex="bold"/>
    </style:style>
    <style:style style:name="T205" style:family="text">
      <style:text-properties style:font-name="Andale Mono" officeooo:rsid="006ea322" fo:background-color="#d4ea6b" loext:char-shading-value="0"/>
    </style:style>
    <style:style style:name="T206" style:family="text">
      <style:text-properties style:font-name="Andale Mono" officeooo:rsid="006ea322"/>
    </style:style>
    <style:style style:name="T207" style:family="text">
      <style:text-properties style:font-name="Andale Mono" fo:font-size="12pt" officeooo:rsid="01698110" fo:background-color="transparent" loext:char-shading-value="0" style:font-size-asian="12pt" style:font-size-complex="12pt"/>
    </style:style>
    <style:style style:name="T208" style:family="text">
      <style:text-properties style:font-name="Andale Mono" fo:font-size="12pt" officeooo:rsid="01353622" fo:background-color="transparent" loext:char-shading-value="0" style:font-size-asian="12pt" style:font-size-complex="12pt"/>
    </style:style>
    <style:style style:name="T209" style:family="text">
      <style:text-properties style:font-name="Andale Mono" fo:font-size="12pt" officeooo:rsid="00dce63d" fo:background-color="transparent" loext:char-shading-value="0" style:font-size-asian="12pt" style:font-size-complex="12pt"/>
    </style:style>
    <style:style style:name="T210" style:family="text">
      <style:text-properties style:font-name="Andale Mono" fo:font-size="12pt" officeooo:rsid="000fb70c" fo:background-color="transparent" loext:char-shading-value="0" style:font-size-asian="12pt" style:font-size-complex="12pt"/>
    </style:style>
    <style:style style:name="T211" style:family="text">
      <style:text-properties style:font-name="Andale Mono" fo:font-size="12pt" officeooo:rsid="01353622" style:font-size-asian="12pt" style:font-size-complex="12pt"/>
    </style:style>
    <style:style style:name="T212" style:family="text">
      <style:text-properties style:font-name="Andale Mono" fo:font-size="12pt" officeooo:rsid="016c0b46" style:font-size-asian="12pt" style:font-size-complex="12pt"/>
    </style:style>
    <style:style style:name="T213" style:family="text">
      <style:text-properties style:font-name="Andale Mono" fo:font-size="12pt" officeooo:rsid="017601ca" style:font-size-asian="12pt" style:font-size-complex="12pt"/>
    </style:style>
    <style:style style:name="T214" style:family="text">
      <style:text-properties style:font-name="Andale Mono" fo:font-size="12pt" officeooo:rsid="0139bad4" style:font-size-asian="12pt" style:font-size-complex="12pt"/>
    </style:style>
    <style:style style:name="T215" style:family="text">
      <style:text-properties style:font-name="Andale Mono" fo:font-size="12pt" officeooo:rsid="017846ab" style:font-size-asian="12pt" style:font-size-complex="12pt"/>
    </style:style>
    <style:style style:name="T216" style:family="text">
      <style:text-properties style:font-name="Andale Mono" fo:font-size="12pt" officeooo:rsid="000fb70c" style:font-size-asian="12pt" style:font-size-complex="12pt"/>
    </style:style>
    <style:style style:name="T217" style:family="text">
      <style:text-properties style:font-name="Andale Mono" fo:font-size="12pt" officeooo:rsid="025e27e0" style:font-size-asian="12pt" style:font-size-complex="12pt"/>
    </style:style>
    <style:style style:name="T218" style:family="text">
      <style:text-properties style:font-name="Andale Mono" fo:font-size="12pt" officeooo:rsid="02a967cb" style:font-size-asian="12pt" style:font-size-complex="12pt"/>
    </style:style>
    <style:style style:name="T219" style:family="text">
      <style:text-properties style:font-name="Andale Mono" officeooo:rsid="01d6904a"/>
    </style:style>
    <style:style style:name="T220" style:family="text">
      <style:text-properties style:font-name="Andale Mono" officeooo:rsid="01e901a6"/>
    </style:style>
    <style:style style:name="T221" style:family="text">
      <style:text-properties style:font-name="Andale Mono" officeooo:rsid="020357c8"/>
    </style:style>
    <style:style style:name="T222" style:family="text">
      <style:text-properties style:font-name="Andale Mono" officeooo:rsid="01dfd311"/>
    </style:style>
    <style:style style:name="T223" style:family="text">
      <style:text-properties style:font-name="Andale Mono" officeooo:rsid="01e5853c"/>
    </style:style>
    <style:style style:name="T224" style:family="text">
      <style:text-properties style:font-name="Andale Mono" officeooo:rsid="01e846ed"/>
    </style:style>
    <style:style style:name="T225" style:family="text">
      <style:text-properties style:font-name="Andale Mono" officeooo:rsid="020252bd"/>
    </style:style>
    <style:style style:name="T226" style:family="text">
      <style:text-properties style:font-name="Andale Mono" officeooo:rsid="01e9e612"/>
    </style:style>
    <style:style style:name="T227" style:family="text">
      <style:text-properties style:font-name="Andale Mono" officeooo:rsid="02030811"/>
    </style:style>
    <style:style style:name="T228" style:family="text">
      <style:text-properties style:font-name="Andale Mono" officeooo:rsid="01e4e877"/>
    </style:style>
    <style:style style:name="T229" style:family="text">
      <style:text-properties style:font-name="Andale Mono" officeooo:rsid="01e424ee"/>
    </style:style>
    <style:style style:name="T230" style:family="text">
      <style:text-properties style:font-name="Andale Mono" officeooo:rsid="01e7e900"/>
    </style:style>
    <style:style style:name="T231" style:family="text">
      <style:text-properties style:font-name="Andale Mono" officeooo:rsid="01e9e629"/>
    </style:style>
    <style:style style:name="T232" style:family="text">
      <style:text-properties style:font-name="Andale Mono" officeooo:rsid="01eb5414"/>
    </style:style>
    <style:style style:name="T233" style:family="text">
      <style:text-properties style:font-name="Andale Mono" officeooo:rsid="01ff6589"/>
    </style:style>
    <style:style style:name="T234" style:family="text">
      <style:text-properties style:font-name="Andale Mono" officeooo:rsid="0205e351"/>
    </style:style>
    <style:style style:name="T235" style:family="text">
      <style:text-properties style:font-name="Andale Mono" officeooo:rsid="01dc7955"/>
    </style:style>
    <style:style style:name="T236" style:family="text">
      <style:text-properties style:font-name="Andale Mono" officeooo:rsid="020b4805"/>
    </style:style>
    <style:style style:name="T237" style:family="text">
      <style:text-properties style:font-name="Andale Mono" officeooo:rsid="020d2698"/>
    </style:style>
    <style:style style:name="T238" style:family="text">
      <style:text-properties style:font-name="Andale Mono" officeooo:rsid="021ab0f2"/>
    </style:style>
    <style:style style:name="T239" style:family="text">
      <style:text-properties style:font-name="Andale Mono" officeooo:rsid="01ee6d45"/>
    </style:style>
    <style:style style:name="T240" style:family="text">
      <style:text-properties style:font-name="Andale Mono" officeooo:rsid="020ac547"/>
    </style:style>
    <style:style style:name="T241" style:family="text">
      <style:text-properties style:font-name="Andale Mono" officeooo:rsid="021df9b4"/>
    </style:style>
    <style:style style:name="T242" style:family="text">
      <style:text-properties style:font-name="Andale Mono" officeooo:rsid="01fbce1f"/>
    </style:style>
    <style:style style:name="T243" style:family="text">
      <style:text-properties style:font-name="Andale Mono" officeooo:rsid="021c0d89"/>
    </style:style>
    <style:style style:name="T244" style:family="text">
      <style:text-properties style:font-name="Andale Mono" officeooo:rsid="021194ae"/>
    </style:style>
    <style:style style:name="T245" style:family="text">
      <style:text-properties style:font-name="Andale Mono" officeooo:rsid="0213ac1d"/>
    </style:style>
    <style:style style:name="T246" style:family="text">
      <style:text-properties style:font-name="Andale Mono" officeooo:rsid="0211cf10"/>
    </style:style>
    <style:style style:name="T247" style:family="text">
      <style:text-properties style:font-name="Andale Mono" fo:font-size="13pt" officeooo:rsid="000fb70c" style:font-size-asian="13pt" style:font-size-complex="13pt"/>
    </style:style>
    <style:style style:name="T248" style:family="text">
      <style:text-properties style:font-name="Andale Mono" officeooo:rsid="02071e48"/>
    </style:style>
    <style:style style:name="T249" style:family="text">
      <style:text-properties style:font-name="Andale Mono" officeooo:rsid="02246d60"/>
    </style:style>
    <style:style style:name="T250" style:family="text">
      <style:text-properties style:font-name="Andale Mono" officeooo:rsid="02579e26"/>
    </style:style>
    <style:style style:name="T251" style:family="text">
      <style:text-properties style:font-name="Andale Mono" officeooo:rsid="02b757d5"/>
    </style:style>
    <style:style style:name="T252" style:family="text">
      <style:text-properties officeooo:rsid="002a51ea"/>
    </style:style>
    <style:style style:name="T253" style:family="text">
      <style:text-properties officeooo:rsid="002ca5b5"/>
    </style:style>
    <style:style style:name="T254" style:family="text">
      <style:text-properties officeooo:rsid="002e8aad"/>
    </style:style>
    <style:style style:name="T255" style:family="text">
      <style:text-properties officeooo:rsid="00304f78"/>
    </style:style>
    <style:style style:name="T256" style:family="text">
      <style:text-properties officeooo:rsid="0032bd19"/>
    </style:style>
    <style:style style:name="T257" style:family="text">
      <style:text-properties officeooo:rsid="0035be15"/>
    </style:style>
    <style:style style:name="T258" style:family="text">
      <style:text-properties officeooo:rsid="003bcee3"/>
    </style:style>
    <style:style style:name="T259" style:family="text">
      <style:text-properties officeooo:rsid="00449f7d"/>
    </style:style>
    <style:style style:name="T260" style:family="text">
      <style:text-properties fo:font-weight="normal" style:font-weight-asian="normal" style:font-weight-complex="normal"/>
    </style:style>
    <style:style style:name="T261" style:family="text">
      <style:text-properties fo:font-weight="normal" officeooo:rsid="0035be15" style:font-weight-asian="normal" style:font-weight-complex="normal"/>
    </style:style>
    <style:style style:name="T262" style:family="text">
      <style:text-properties fo:font-weight="normal" officeooo:rsid="0032bd19" style:font-weight-asian="normal" style:font-weight-complex="normal"/>
    </style:style>
    <style:style style:name="T263" style:family="text">
      <style:text-properties fo:font-weight="normal" officeooo:rsid="00292b47" style:font-weight-asian="normal" style:font-weight-complex="normal"/>
    </style:style>
    <style:style style:name="T264" style:family="text">
      <style:text-properties fo:font-weight="normal" officeooo:rsid="00bd5876" style:font-weight-asian="normal" style:font-weight-complex="normal"/>
    </style:style>
    <style:style style:name="T265" style:family="text">
      <style:text-properties fo:font-weight="normal" officeooo:rsid="00b6096f" style:font-weight-asian="normal" style:font-weight-complex="normal"/>
    </style:style>
    <style:style style:name="T266" style:family="text">
      <style:text-properties fo:font-weight="normal" officeooo:rsid="00c10bde" style:font-weight-asian="normal" style:font-weight-complex="normal"/>
    </style:style>
    <style:style style:name="T267" style:family="text">
      <style:text-properties fo:font-weight="normal" officeooo:rsid="00ba223a" style:font-weight-asian="normal" style:font-weight-complex="normal"/>
    </style:style>
    <style:style style:name="T268" style:family="text">
      <style:text-properties fo:font-weight="normal" officeooo:rsid="00ec83b5" style:font-weight-asian="normal" style:font-weight-complex="normal"/>
    </style:style>
    <style:style style:name="T269" style:family="text">
      <style:text-properties fo:font-weight="normal" officeooo:rsid="00c437ac" style:font-weight-asian="normal" style:font-weight-complex="normal"/>
    </style:style>
    <style:style style:name="T270" style:family="text">
      <style:text-properties fo:font-weight="normal" officeooo:rsid="029bfcb3" style:font-weight-asian="normal" style:font-weight-complex="normal"/>
    </style:style>
    <style:style style:name="T271" style:family="text">
      <style:text-properties fo:font-weight="normal" officeooo:rsid="00b6096f" fo:background-color="transparent" loext:char-shading-value="0" style:font-weight-asian="normal" style:font-weight-complex="normal"/>
    </style:style>
    <style:style style:name="T272" style:family="text">
      <style:text-properties fo:font-weight="normal" officeooo:rsid="00c10bde" fo:background-color="transparent" loext:char-shading-value="0" style:font-weight-asian="normal" style:font-weight-complex="normal"/>
    </style:style>
    <style:style style:name="T273" style:family="text">
      <style:text-properties fo:font-weight="normal" officeooo:rsid="00c437ac" fo:background-color="transparent" loext:char-shading-value="0" style:font-weight-asian="normal" style:font-weight-complex="normal"/>
    </style:style>
    <style:style style:name="T274" style:family="text">
      <style:text-properties fo:font-weight="normal" officeooo:rsid="00ba223a" fo:background-color="transparent" loext:char-shading-value="0" style:font-weight-asian="normal" style:font-weight-complex="normal"/>
    </style:style>
    <style:style style:name="T275" style:family="text">
      <style:text-properties fo:font-weight="normal" officeooo:rsid="00bd5876" fo:background-color="transparent" loext:char-shading-value="0" style:font-weight-asian="normal" style:font-weight-complex="normal"/>
    </style:style>
    <style:style style:name="T276" style:family="text">
      <style:text-properties fo:font-weight="normal" officeooo:rsid="0112337d" fo:background-color="transparent" loext:char-shading-value="0" style:font-weight-asian="normal" style:font-weight-complex="normal"/>
    </style:style>
    <style:style style:name="T277" style:family="text">
      <style:text-properties fo:font-weight="normal" officeooo:rsid="0286b9f0" fo:background-color="transparent" loext:char-shading-value="0" style:font-weight-asian="normal" style:font-weight-complex="normal"/>
    </style:style>
    <style:style style:name="T278" style:family="text">
      <style:text-properties fo:font-weight="normal" officeooo:rsid="00f89d03" fo:background-color="#ffff00" loext:char-shading-value="0" style:font-weight-asian="normal" style:font-weight-complex="normal"/>
    </style:style>
    <style:style style:name="T279" style:family="text">
      <style:text-properties fo:font-weight="normal" officeooo:rsid="00ba223a" fo:background-color="#ffff00" loext:char-shading-value="0" style:font-weight-asian="normal" style:font-weight-complex="normal"/>
    </style:style>
    <style:style style:name="T280" style:family="text">
      <style:text-properties officeooo:rsid="00484fe4"/>
    </style:style>
    <style:style style:name="T281" style:family="text">
      <style:text-properties officeooo:rsid="00566fff"/>
    </style:style>
    <style:style style:name="T282" style:family="text">
      <style:text-properties officeooo:rsid="005c82fc"/>
    </style:style>
    <style:style style:name="T283" style:family="text">
      <style:text-properties officeooo:rsid="005d85b1"/>
    </style:style>
    <style:style style:name="T284" style:family="text">
      <style:text-properties officeooo:rsid="005f9c2d"/>
    </style:style>
    <style:style style:name="T285" style:family="text">
      <style:text-properties fo:font-size="18pt" officeooo:rsid="0160b085" style:font-size-asian="18pt" style:font-size-complex="18pt"/>
    </style:style>
    <style:style style:name="T286" style:family="text">
      <style:text-properties officeooo:rsid="0067bb90"/>
    </style:style>
    <style:style style:name="T287" style:family="text">
      <style:text-properties officeooo:rsid="006946b8"/>
    </style:style>
    <style:style style:name="T288" style:family="text">
      <style:text-properties style:font-name="Suruma" fo:font-size="18pt" officeooo:rsid="00b53c89" style:font-size-asian="18pt" style:font-size-complex="18pt"/>
    </style:style>
    <style:style style:name="T289" style:family="text">
      <style:text-properties style:font-name="Suruma" fo:font-size="18pt" officeooo:rsid="00d927f1" fo:background-color="transparent" loext:char-shading-value="0" style:font-size-asian="18pt" style:font-size-complex="18pt"/>
    </style:style>
    <style:style style:name="T290" style:family="text">
      <style:text-properties style:font-name="Suruma" fo:font-size="18pt" officeooo:rsid="00ddbbf3" fo:background-color="transparent" loext:char-shading-value="0" style:font-size-asian="18pt" style:font-size-complex="18pt"/>
    </style:style>
    <style:style style:name="T291" style:family="text">
      <style:text-properties style:font-name="Suruma" officeooo:rsid="000fb70c"/>
    </style:style>
    <style:style style:name="T292" style:family="text">
      <style:text-properties style:font-name="Suruma" officeooo:rsid="00f2068e"/>
    </style:style>
    <style:style style:name="T293" style:family="text">
      <style:text-properties style:font-name="Suruma" officeooo:rsid="00f43335"/>
    </style:style>
    <style:style style:name="T294" style:family="text">
      <style:text-properties style:font-name="Suruma" officeooo:rsid="014eeb8a" fo:background-color="transparent" loext:char-shading-value="0"/>
    </style:style>
    <style:style style:name="T295" style:family="text">
      <style:text-properties style:font-name="Suruma" officeooo:rsid="015a79bd" fo:background-color="transparent" loext:char-shading-value="0"/>
    </style:style>
    <style:style style:name="T296" style:family="text">
      <style:text-properties style:font-name="Suruma" officeooo:rsid="01c09aee" fo:background-color="transparent" loext:char-shading-value="0"/>
    </style:style>
    <style:style style:name="T297" style:family="text">
      <style:text-properties style:font-name="Suruma" officeooo:rsid="01aec928" fo:background-color="transparent" loext:char-shading-value="0"/>
    </style:style>
    <style:style style:name="T298" style:family="text">
      <style:text-properties style:font-name="Suruma" officeooo:rsid="01b5940c" fo:background-color="transparent" loext:char-shading-value="0"/>
    </style:style>
    <style:style style:name="T299" style:family="text">
      <style:text-properties style:font-name="Suruma" officeooo:rsid="01abe20d" fo:background-color="transparent" loext:char-shading-value="0"/>
    </style:style>
    <style:style style:name="T300" style:family="text">
      <style:text-properties style:font-name="Suruma" officeooo:rsid="01b67847" fo:background-color="transparent" loext:char-shading-value="0"/>
    </style:style>
    <style:style style:name="T301" style:family="text">
      <style:text-properties style:font-name="Suruma" officeooo:rsid="01b814f8" fo:background-color="transparent" loext:char-shading-value="0"/>
    </style:style>
    <style:style style:name="T302" style:family="text">
      <style:text-properties style:font-name="Suruma" officeooo:rsid="01b68efb" fo:background-color="transparent" loext:char-shading-value="0"/>
    </style:style>
    <style:style style:name="T303" style:family="text">
      <style:text-properties style:font-name="Suruma" officeooo:rsid="01ab9567" fo:background-color="transparent" loext:char-shading-value="0"/>
    </style:style>
    <style:style style:name="T304" style:family="text">
      <style:text-properties style:font-name="Suruma" officeooo:rsid="0103f00d"/>
    </style:style>
    <style:style style:name="T305" style:family="text">
      <style:text-properties style:font-name="Suruma" officeooo:rsid="015dd5ed"/>
    </style:style>
    <style:style style:name="T306" style:family="text">
      <style:text-properties style:font-name="Suruma" officeooo:rsid="00fd2f56"/>
    </style:style>
    <style:style style:name="T307" style:family="text">
      <style:text-properties style:font-name="Suruma" officeooo:rsid="015e9b28"/>
    </style:style>
    <style:style style:name="T308" style:family="text">
      <style:text-properties style:font-name="Suruma" officeooo:rsid="00b53c89"/>
    </style:style>
    <style:style style:name="T309" style:family="text">
      <style:text-properties style:font-name="Suruma" officeooo:rsid="00b6096f"/>
    </style:style>
    <style:style style:name="T310" style:family="text">
      <style:text-properties style:font-name="Suruma" officeooo:rsid="00bb90e3"/>
    </style:style>
    <style:style style:name="T311" style:family="text">
      <style:text-properties style:font-name="Suruma" officeooo:rsid="01909a95"/>
    </style:style>
    <style:style style:name="T312" style:family="text">
      <style:text-properties style:font-name="Suruma" fo:font-size="16pt" style:font-size-asian="16pt" style:font-size-complex="16pt"/>
    </style:style>
    <style:style style:name="T313" style:family="text">
      <style:text-properties style:font-name="Suruma" fo:font-size="16pt" officeooo:rsid="000fb70c" style:font-size-asian="16pt" style:font-size-complex="16pt"/>
    </style:style>
    <style:style style:name="T314" style:family="text">
      <style:text-properties style:font-name="Suruma" fo:font-size="16pt" officeooo:rsid="0069692d" style:font-size-asian="16pt" style:font-size-complex="16pt"/>
    </style:style>
    <style:style style:name="T315" style:family="text">
      <style:text-properties style:font-name="Suruma" fo:font-size="16pt" officeooo:rsid="0061f95b" style:font-size-asian="16pt" style:font-size-complex="16pt"/>
    </style:style>
    <style:style style:name="T316" style:family="text">
      <style:text-properties style:font-name="Suruma" fo:font-size="16pt" officeooo:rsid="008b4639" style:font-size-asian="16pt" style:font-size-complex="16pt"/>
    </style:style>
    <style:style style:name="T317" style:family="text">
      <style:text-properties style:font-name="Suruma" fo:font-size="16pt" officeooo:rsid="019c967e" style:font-size-asian="16pt" style:font-size-complex="16pt"/>
    </style:style>
    <style:style style:name="T318" style:family="text">
      <style:text-properties style:font-name="Suruma" fo:font-size="16pt" officeooo:rsid="019ba4e8" style:font-size-asian="16pt" style:font-size-complex="16pt"/>
    </style:style>
    <style:style style:name="T319" style:family="text">
      <style:text-properties style:font-name="Suruma" fo:font-size="16pt" officeooo:rsid="012ef4cf" style:font-size-asian="16pt" style:font-size-complex="16pt"/>
    </style:style>
    <style:style style:name="T320" style:family="text">
      <style:text-properties style:font-name="Suruma" fo:font-size="16pt" officeooo:rsid="0128a077" style:font-size-asian="16pt" style:font-size-complex="16pt"/>
    </style:style>
    <style:style style:name="T321" style:family="text">
      <style:text-properties style:font-name="Suruma" fo:font-size="16pt" officeooo:rsid="01af0f78" style:font-size-asian="16pt" style:font-size-complex="16pt"/>
    </style:style>
    <style:style style:name="T322" style:family="text">
      <style:text-properties style:font-name="Suruma" fo:font-size="16pt" officeooo:rsid="01b9be8a" style:font-size-asian="16pt" style:font-size-complex="16pt"/>
    </style:style>
    <style:style style:name="T323" style:family="text">
      <style:text-properties style:font-name="Suruma" fo:font-size="16pt" officeooo:rsid="02948f7b" style:font-size-asian="16pt" style:font-size-complex="16pt"/>
    </style:style>
    <style:style style:name="T324" style:family="text">
      <style:text-properties style:font-name="Suruma" fo:font-size="16pt" fo:background-color="transparent" loext:char-shading-value="0" style:font-size-asian="16pt" style:font-size-complex="16pt"/>
    </style:style>
    <style:style style:name="T325" style:family="text">
      <style:text-properties style:font-name="Suruma" fo:font-size="16pt" officeooo:rsid="00ddbbf3" fo:background-color="transparent" loext:char-shading-value="0" style:font-size-asian="16pt" style:font-size-complex="16pt"/>
    </style:style>
    <style:style style:name="T326" style:family="text">
      <style:text-properties style:font-name="Suruma" fo:font-size="16pt" officeooo:rsid="01339f95" fo:background-color="transparent" loext:char-shading-value="0" style:font-size-asian="16pt" style:font-size-complex="16pt"/>
    </style:style>
    <style:style style:name="T327" style:family="text">
      <style:text-properties style:font-name="Suruma" fo:font-size="16pt" officeooo:rsid="0167a059" fo:background-color="transparent" loext:char-shading-value="0" style:font-size-asian="16pt" style:font-size-complex="16pt"/>
    </style:style>
    <style:style style:name="T328" style:family="text">
      <style:text-properties style:font-name="Suruma" fo:font-size="16pt" officeooo:rsid="0108ec02" fo:background-color="transparent" loext:char-shading-value="0" style:font-size-asian="16pt" style:font-size-complex="16pt"/>
    </style:style>
    <style:style style:name="T329" style:family="text">
      <style:text-properties style:font-name="Suruma" fo:font-size="16pt" officeooo:rsid="01093f33" fo:background-color="transparent" loext:char-shading-value="0" style:font-size-asian="16pt" style:font-size-complex="16pt"/>
    </style:style>
    <style:style style:name="T330" style:family="text">
      <style:text-properties style:font-name="Suruma" fo:font-size="16pt" officeooo:rsid="011b004c" fo:background-color="transparent" loext:char-shading-value="0" style:font-size-asian="16pt" style:font-size-complex="16pt"/>
    </style:style>
    <style:style style:name="T331" style:family="text">
      <style:text-properties style:font-name="Suruma" fo:font-size="16pt" officeooo:rsid="011e562e" fo:background-color="transparent" loext:char-shading-value="0" style:font-size-asian="16pt" style:font-size-complex="16pt"/>
    </style:style>
    <style:style style:name="T332" style:family="text">
      <style:text-properties style:font-name="Suruma" fo:font-size="16pt" officeooo:rsid="011f4daf" fo:background-color="transparent" loext:char-shading-value="0" style:font-size-asian="16pt" style:font-size-complex="16pt"/>
    </style:style>
    <style:style style:name="T333" style:family="text">
      <style:text-properties style:font-name="Suruma" fo:font-size="16pt" officeooo:rsid="014eeb8a" fo:background-color="transparent" loext:char-shading-value="0" style:font-size-asian="16pt" style:font-size-complex="16pt"/>
    </style:style>
    <style:style style:name="T334" style:family="text">
      <style:text-properties style:font-name="Suruma" fo:font-size="16pt" officeooo:rsid="01b39b80" fo:background-color="transparent" loext:char-shading-value="0" style:font-size-asian="16pt" style:font-size-complex="16pt"/>
    </style:style>
    <style:style style:name="T335" style:family="text">
      <style:text-properties style:font-name="Suruma" fo:font-size="16pt" officeooo:rsid="01dc7955" fo:background-color="transparent" loext:char-shading-value="0" style:font-size-asian="16pt" style:font-size-complex="16pt"/>
    </style:style>
    <style:style style:name="T336" style:family="text">
      <style:text-properties style:font-name="Suruma" fo:font-size="16pt" officeooo:rsid="01e424ee" fo:background-color="transparent" loext:char-shading-value="0" style:font-size-asian="16pt" style:font-size-complex="16pt"/>
    </style:style>
    <style:style style:name="T337" style:family="text">
      <style:text-properties style:font-name="Suruma" fo:font-size="16pt" officeooo:rsid="01eccfd7" fo:background-color="transparent" loext:char-shading-value="0" style:font-size-asian="16pt" style:font-size-complex="16pt"/>
    </style:style>
    <style:style style:name="T338" style:family="text">
      <style:text-properties style:font-name="Suruma" fo:font-size="16pt" officeooo:rsid="01ed5492" fo:background-color="transparent" loext:char-shading-value="0" style:font-size-asian="16pt" style:font-size-complex="16pt"/>
    </style:style>
    <style:style style:name="T339" style:family="text">
      <style:text-properties style:font-name="Suruma" fo:font-size="16pt" officeooo:rsid="0205e351" fo:background-color="transparent" loext:char-shading-value="0" style:font-size-asian="16pt" style:font-size-complex="16pt"/>
    </style:style>
    <style:style style:name="T340" style:family="text">
      <style:text-properties style:font-name="Suruma" fo:font-size="16pt" officeooo:rsid="020e2036" fo:background-color="transparent" loext:char-shading-value="0" style:font-size-asian="16pt" style:font-size-complex="16pt"/>
    </style:style>
    <style:style style:name="T341" style:family="text">
      <style:text-properties style:font-name="Suruma" fo:font-size="16pt" officeooo:rsid="01ee6d45" fo:background-color="transparent" loext:char-shading-value="0" style:font-size-asian="16pt" style:font-size-complex="16pt"/>
    </style:style>
    <style:style style:name="T342" style:family="text">
      <style:text-properties style:font-name="Suruma" fo:font-size="16pt" officeooo:rsid="020ea556" fo:background-color="transparent" loext:char-shading-value="0" style:font-size-asian="16pt" style:font-size-complex="16pt"/>
    </style:style>
    <style:style style:name="T343" style:family="text">
      <style:text-properties style:font-name="Suruma" fo:font-size="16pt" officeooo:rsid="021a382c" fo:background-color="transparent" loext:char-shading-value="0" style:font-size-asian="16pt" style:font-size-complex="16pt"/>
    </style:style>
    <style:style style:name="T344" style:family="text">
      <style:text-properties style:font-name="Suruma" fo:font-size="16pt" officeooo:rsid="021078e8" fo:background-color="transparent" loext:char-shading-value="0" style:font-size-asian="16pt" style:font-size-complex="16pt"/>
    </style:style>
    <style:style style:name="T345" style:family="text">
      <style:text-properties style:font-name="Suruma" fo:font-size="16pt" officeooo:rsid="0214bb72" fo:background-color="transparent" loext:char-shading-value="0" style:font-size-asian="16pt" style:font-size-complex="16pt"/>
    </style:style>
    <style:style style:name="T346" style:family="text">
      <style:text-properties style:font-name="Suruma" fo:font-size="16pt" officeooo:rsid="02216986" fo:background-color="transparent" loext:char-shading-value="0" style:font-size-asian="16pt" style:font-size-complex="16pt"/>
    </style:style>
    <style:style style:name="T347" style:family="text">
      <style:text-properties style:font-name="Suruma" fo:font-size="16pt" officeooo:rsid="025c86f0" fo:background-color="transparent" loext:char-shading-value="0" style:font-size-asian="16pt" style:font-size-complex="16pt"/>
    </style:style>
    <style:style style:name="T348" style:family="text">
      <style:text-properties style:font-name="Suruma" fo:font-size="16pt" officeooo:rsid="01541c58" fo:background-color="transparent" loext:char-shading-value="0" style:font-size-asian="16pt" style:font-size-complex="16pt"/>
    </style:style>
    <style:style style:name="T349" style:family="text">
      <style:text-properties style:font-name="Suruma" fo:font-size="16pt" officeooo:rsid="027478ab" fo:background-color="transparent" loext:char-shading-value="0" style:font-size-asian="16pt" style:font-size-complex="16pt"/>
    </style:style>
    <style:style style:name="T350" style:family="text">
      <style:text-properties style:font-name="Suruma" fo:font-size="16pt" officeooo:rsid="02a20b58" fo:background-color="transparent" loext:char-shading-value="0" style:font-size-asian="16pt" style:font-size-complex="16pt"/>
    </style:style>
    <style:style style:name="T351" style:family="text">
      <style:text-properties style:font-name="Suruma" fo:font-size="16pt" officeooo:rsid="02b3de1a" fo:background-color="transparent" loext:char-shading-value="0" style:font-size-asian="16pt" style:font-size-complex="16pt"/>
    </style:style>
    <style:style style:name="T352" style:family="text">
      <style:text-properties style:font-name="Suruma" fo:font-size="16pt" officeooo:rsid="02b905d7" fo:background-color="transparent" loext:char-shading-value="0" style:font-size-asian="16pt" style:font-size-complex="16pt"/>
    </style:style>
    <style:style style:name="T353" style:family="text">
      <style:text-properties style:font-name="Suruma" fo:font-size="16pt" officeooo:rsid="02ba81fc" fo:background-color="transparent" loext:char-shading-value="0" style:font-size-asian="16pt" style:font-size-complex="16pt"/>
    </style:style>
    <style:style style:name="T354" style:family="text">
      <style:text-properties style:font-name="Suruma" fo:font-size="16pt" officeooo:rsid="02c243d0" fo:background-color="transparent" loext:char-shading-value="0" style:font-size-asian="16pt" style:font-size-complex="16pt"/>
    </style:style>
    <style:style style:name="T355" style:family="text">
      <style:text-properties style:font-name="Suruma" officeooo:rsid="00934277"/>
    </style:style>
    <style:style style:name="T356" style:family="text">
      <style:text-properties style:font-name="Suruma" officeooo:rsid="0094cde1"/>
    </style:style>
    <style:style style:name="T357" style:family="text">
      <style:text-properties style:font-name="Suruma" officeooo:rsid="00a24b26"/>
    </style:style>
    <style:style style:name="T358" style:family="text">
      <style:text-properties style:font-name="Suruma" officeooo:rsid="00a54dad"/>
    </style:style>
    <style:style style:name="T359" style:family="text">
      <style:text-properties style:font-name="Suruma" officeooo:rsid="009c6b30"/>
    </style:style>
    <style:style style:name="T360" style:family="text">
      <style:text-properties style:font-name="Suruma" officeooo:rsid="00996386"/>
    </style:style>
    <style:style style:name="T361" style:family="text">
      <style:text-properties style:font-name="Suruma" officeooo:rsid="009a1970"/>
    </style:style>
    <style:style style:name="T362" style:family="text">
      <style:text-properties style:font-name="Suruma" officeooo:rsid="00a08827"/>
    </style:style>
    <style:style style:name="T363" style:family="text">
      <style:text-properties style:font-name="Suruma" officeooo:rsid="01478e24"/>
    </style:style>
    <style:style style:name="T364" style:family="text">
      <style:text-properties style:font-name="Suruma" officeooo:rsid="00a76024"/>
    </style:style>
    <style:style style:name="T365" style:family="text">
      <style:text-properties style:font-name="Suruma" officeooo:rsid="014485e0"/>
    </style:style>
    <style:style style:name="T366" style:family="text">
      <style:text-properties style:font-name="Suruma" officeooo:rsid="0145d716"/>
    </style:style>
    <style:style style:name="T367" style:family="text">
      <style:text-properties style:font-name="Suruma" officeooo:rsid="014a83ea"/>
    </style:style>
    <style:style style:name="T368" style:family="text">
      <style:text-properties style:font-name="Suruma" officeooo:rsid="014950a8"/>
    </style:style>
    <style:style style:name="T369" style:family="text">
      <style:text-properties style:font-name="Suruma" officeooo:rsid="001eba0d"/>
    </style:style>
    <style:style style:name="T370" style:family="text">
      <style:text-properties style:font-name="Suruma" officeooo:rsid="00fd28ff"/>
    </style:style>
    <style:style style:name="T371" style:family="text">
      <style:text-properties style:font-name="Suruma" officeooo:rsid="00fae2dc"/>
    </style:style>
    <style:style style:name="T372" style:family="text">
      <style:text-properties style:font-name="Suruma" officeooo:rsid="00fa40e6"/>
    </style:style>
    <style:style style:name="T373" style:family="text">
      <style:text-properties style:font-name="Suruma" officeooo:rsid="00fc03e2"/>
    </style:style>
    <style:style style:name="T374" style:family="text">
      <style:text-properties style:font-name="Suruma" officeooo:rsid="010688e5"/>
    </style:style>
    <style:style style:name="T375" style:family="text">
      <style:text-properties style:font-name="Suruma" officeooo:rsid="01622442"/>
    </style:style>
    <style:style style:name="T376" style:family="text">
      <style:text-properties style:font-name="Suruma" officeooo:rsid="01b5a76b"/>
    </style:style>
    <style:style style:name="T377" style:family="text">
      <style:text-properties style:font-name="Suruma" officeooo:rsid="01be5a51"/>
    </style:style>
    <style:style style:name="T378" style:family="text">
      <style:text-properties style:font-name="Suruma" officeooo:rsid="0128a077"/>
    </style:style>
    <style:style style:name="T379" style:family="text">
      <style:text-properties style:font-name="Suruma" officeooo:rsid="024a2e90"/>
    </style:style>
    <style:style style:name="T380" style:family="text">
      <style:text-properties style:font-name="Suruma" fo:font-size="14pt" officeooo:rsid="0010f6f5" style:font-size-asian="14pt" style:font-size-complex="14pt"/>
    </style:style>
    <style:style style:name="T381" style:family="text">
      <style:text-properties style:font-name="Suruma" fo:font-size="14pt" officeooo:rsid="026adc7c" style:font-size-asian="14pt" style:font-size-complex="14pt"/>
    </style:style>
    <style:style style:name="T382" style:family="text">
      <style:text-properties style:font-name="Suruma" fo:font-size="14pt" officeooo:rsid="026b5357" style:font-size-asian="14pt" style:font-size-complex="14pt"/>
    </style:style>
    <style:style style:name="T383" style:family="text">
      <style:text-properties style:font-name="Suruma" fo:font-size="14pt" officeooo:rsid="0015e49c" style:font-size-asian="14pt" style:font-size-complex="14pt"/>
    </style:style>
    <style:style style:name="T384" style:family="text">
      <style:text-properties style:font-name="Suruma" fo:font-size="14pt" officeooo:rsid="001c1efd" style:font-size-asian="14pt" style:font-size-complex="14pt"/>
    </style:style>
    <style:style style:name="T385" style:family="text">
      <style:text-properties style:font-name="Suruma" fo:font-size="14pt" officeooo:rsid="00cfad1b" style:font-size-asian="14pt" style:font-size-complex="14pt"/>
    </style:style>
    <style:style style:name="T386" style:family="text">
      <style:text-properties style:font-name="Suruma" fo:font-size="14pt" officeooo:rsid="0027a948" style:font-size-asian="14pt" style:font-size-complex="14pt"/>
    </style:style>
    <style:style style:name="T387" style:family="text">
      <style:text-properties style:font-name="Suruma" fo:font-size="14pt" officeooo:rsid="026c20cf" style:font-size-asian="14pt" style:font-size-complex="14pt"/>
    </style:style>
    <style:style style:name="T388" style:family="text">
      <style:text-properties style:font-name="Suruma" fo:font-size="14pt" officeooo:rsid="026c6819" style:font-size-asian="14pt" style:font-size-complex="14pt"/>
    </style:style>
    <style:style style:name="T389" style:family="text">
      <style:text-properties style:font-name="Suruma" fo:font-weight="normal" officeooo:rsid="00c10bde" style:font-weight-asian="normal" style:font-weight-complex="normal"/>
    </style:style>
    <style:style style:name="T390" style:family="text">
      <style:text-properties style:font-name="Suruma" fo:font-weight="normal" officeooo:rsid="0191dcc0" style:font-weight-asian="normal" style:font-weight-complex="normal"/>
    </style:style>
    <style:style style:name="T391" style:family="text">
      <style:text-properties style:font-name="Suruma" fo:font-weight="normal" officeooo:rsid="019498b0" style:font-weight-asian="normal" style:font-weight-complex="normal"/>
    </style:style>
    <style:style style:name="T392" style:family="text">
      <style:text-properties style:font-name="Suruma" fo:font-weight="normal" officeooo:rsid="0196fff7" style:font-weight-asian="normal" style:font-weight-complex="normal"/>
    </style:style>
    <style:style style:name="T393" style:family="text">
      <style:text-properties style:font-name="Suruma" fo:font-weight="normal" officeooo:rsid="0194d494" style:font-weight-asian="normal" style:font-weight-complex="normal"/>
    </style:style>
    <style:style style:name="T394" style:family="text">
      <style:text-properties style:font-name="Suruma" fo:font-weight="normal" officeooo:rsid="029de075" style:font-weight-asian="normal" style:font-weight-complex="normal"/>
    </style:style>
    <style:style style:name="T395" style:family="text">
      <style:text-properties style:font-name="Suruma" officeooo:rsid="02946322"/>
    </style:style>
    <style:style style:name="T396" style:family="text">
      <style:text-properties style:font-name="Suruma" officeooo:rsid="02948f7b"/>
    </style:style>
    <style:style style:name="T397" style:family="text">
      <style:text-properties style:font-name="Suruma" officeooo:rsid="02978e86"/>
    </style:style>
    <style:style style:name="T398" style:family="text">
      <style:text-properties style:font-name="Suruma" officeooo:rsid="0298c324"/>
    </style:style>
    <style:style style:name="T399" style:family="text">
      <style:text-properties style:font-name="Suruma" officeooo:rsid="029a8b57"/>
    </style:style>
    <style:style style:name="T400" style:family="text">
      <style:text-properties style:font-name="Suruma" officeooo:rsid="029bfcb3"/>
    </style:style>
    <style:style style:name="T401" style:family="text">
      <style:text-properties style:font-name="Suruma" officeooo:rsid="029de13c"/>
    </style:style>
    <style:style style:name="T402" style:family="text">
      <style:text-properties fo:color="#c9211e" officeooo:rsid="0164e436" fo:background-color="#ffff00" loext:char-shading-value="0"/>
    </style:style>
    <style:style style:name="T403" style:family="text">
      <style:text-properties fo:color="#c9211e" style:font-name="Andale Mono" fo:font-size="14pt" officeooo:rsid="0015e49c" fo:background-color="#ffff00" loext:char-shading-value="0" style:font-size-asian="14pt" style:font-size-complex="14pt"/>
    </style:style>
    <style:style style:name="T404" style:family="text">
      <style:text-properties fo:color="#c9211e" style:font-name="Andale Mono" fo:font-size="14pt" officeooo:rsid="0069692d" fo:background-color="#ffff00" loext:char-shading-value="0" style:font-size-asian="14pt" style:font-size-complex="14pt"/>
    </style:style>
    <style:style style:name="T405" style:family="text">
      <style:text-properties fo:color="#c9211e" style:font-name="Andale Mono" fo:font-size="14pt" officeooo:rsid="000fb70c" fo:background-color="#ffff00" loext:char-shading-value="0" style:font-size-asian="14pt" style:font-size-complex="14pt"/>
    </style:style>
    <style:style style:name="T406" style:family="text">
      <style:text-properties fo:color="#c9211e" style:font-name="Andale Mono" fo:font-size="14pt" officeooo:rsid="006ea322" fo:background-color="#ffff00" loext:char-shading-value="0" style:font-size-asian="14pt" style:font-size-complex="14pt"/>
    </style:style>
    <style:style style:name="T407" style:family="text">
      <style:text-properties fo:color="#c9211e" style:font-name="Andale Mono" fo:font-size="14pt" officeooo:rsid="005f9c2d" fo:background-color="#ffff00" loext:char-shading-value="0" style:font-size-asian="14pt" style:font-size-complex="14pt"/>
    </style:style>
    <style:style style:name="T408" style:family="text">
      <style:text-properties fo:color="#c9211e" style:font-name="Andale Mono" officeooo:rsid="0015e49c" fo:background-color="#ffff00" loext:char-shading-value="0"/>
    </style:style>
    <style:style style:name="T409" style:family="text">
      <style:text-properties fo:color="#c9211e" style:font-name="Andale Mono" officeooo:rsid="006ea322" fo:background-color="#ffff00" loext:char-shading-value="0"/>
    </style:style>
    <style:style style:name="T410" style:family="text">
      <style:text-properties fo:color="#c9211e" style:font-name="Andale Mono" fo:font-size="12pt" officeooo:rsid="01698110" fo:background-color="transparent" loext:char-shading-value="0" style:font-size-asian="12pt" style:font-size-complex="12pt"/>
    </style:style>
    <style:style style:name="T411" style:family="text">
      <style:text-properties fo:color="#c9211e" style:font-name="Andale Mono" officeooo:rsid="0205e351"/>
    </style:style>
    <style:style style:name="T412" style:family="text">
      <style:text-properties fo:color="#c9211e" officeooo:rsid="0137c293" fo:background-color="#bbe33d" loext:char-shading-value="0"/>
    </style:style>
    <style:style style:name="T413" style:family="text">
      <style:text-properties fo:color="#c9211e" officeooo:rsid="0164e436"/>
    </style:style>
    <style:style style:name="T414" style:family="text">
      <style:text-properties fo:color="#c9211e" fo:font-weight="bold" officeooo:rsid="00dce63d" fo:background-color="#ffffa6" loext:char-shading-value="0" style:font-weight-asian="bold" style:font-weight-complex="bold"/>
    </style:style>
    <style:style style:name="T415" style:family="text">
      <style:text-properties fo:color="#c9211e" fo:font-size="11pt" officeooo:rsid="01698110" fo:background-color="transparent" loext:char-shading-value="0" style:font-size-asian="11pt" style:font-size-complex="11pt"/>
    </style:style>
    <style:style style:name="T416" style:family="text">
      <style:text-properties officeooo:rsid="006ea322"/>
    </style:style>
    <style:style style:name="T417" style:family="text">
      <style:text-properties fo:background-color="#d4ea6b" loext:char-shading-value="0"/>
    </style:style>
    <style:style style:name="T418" style:family="text">
      <style:text-properties officeooo:rsid="0015e49c" fo:background-color="#d4ea6b" loext:char-shading-value="0"/>
    </style:style>
    <style:style style:name="T419" style:family="text">
      <style:text-properties officeooo:rsid="00344940" fo:background-color="#d4ea6b" loext:char-shading-value="0"/>
    </style:style>
    <style:style style:name="T420" style:family="text">
      <style:text-properties officeooo:rsid="006ea322" fo:background-color="#d4ea6b" loext:char-shading-value="0"/>
    </style:style>
    <style:style style:name="T421" style:family="text">
      <style:text-properties officeooo:rsid="00847825"/>
    </style:style>
    <style:style style:name="T422" style:family="text">
      <style:text-properties officeooo:rsid="0086e17e"/>
    </style:style>
    <style:style style:name="T423" style:family="text">
      <style:text-properties officeooo:rsid="008850c3"/>
    </style:style>
    <style:style style:name="T424" style:family="text">
      <style:text-properties style:font-name="Ubuntu Condensed" officeooo:rsid="000fb70c"/>
    </style:style>
    <style:style style:name="T425" style:family="text">
      <style:text-properties style:font-name="Ubuntu Condensed" officeooo:rsid="0067bb90"/>
    </style:style>
    <style:style style:name="T426" style:family="text">
      <style:text-properties style:font-name="Ubuntu Condensed" officeooo:rsid="00847825"/>
    </style:style>
    <style:style style:name="T427" style:family="text">
      <style:text-properties fo:color="#ed4c05"/>
    </style:style>
    <style:style style:name="T428" style:family="text">
      <style:text-properties fo:color="#ed4c05" style:font-name="Andale Mono" officeooo:rsid="01353622" fo:background-color="transparent" loext:char-shading-value="0"/>
    </style:style>
    <style:style style:name="T429" style:family="text">
      <style:text-properties fo:color="#ed4c05" style:font-name="Andale Mono" officeooo:rsid="00dce63d" fo:background-color="#ffffa6" loext:char-shading-value="0"/>
    </style:style>
    <style:style style:name="T430" style:family="text">
      <style:text-properties fo:color="#ed4c05" style:font-name="Andale Mono" officeooo:rsid="01353622" fo:background-color="#bbe33d" loext:char-shading-value="0"/>
    </style:style>
    <style:style style:name="T431" style:family="text">
      <style:text-properties fo:color="#ed4c05" style:font-name="Andale Mono" fo:font-weight="normal" officeooo:rsid="00c10bde" style:font-weight-asian="normal" style:font-weight-complex="normal"/>
    </style:style>
    <style:style style:name="T432" style:family="text">
      <style:text-properties fo:color="#ed4c05" style:font-name="Andale Mono" fo:font-weight="normal" officeooo:rsid="01227672" style:font-weight-asian="normal" style:font-weight-complex="normal"/>
    </style:style>
    <style:style style:name="T433" style:family="text">
      <style:text-properties fo:color="#ed4c05" style:font-name="Andale Mono" fo:font-size="14pt" fo:font-weight="normal" officeooo:rsid="01227672" style:font-size-asian="14pt" style:font-weight-asian="normal" style:font-size-complex="14pt" style:font-weight-complex="normal"/>
    </style:style>
    <style:style style:name="T434" style:family="text">
      <style:text-properties fo:color="#ed4c05" style:font-name="Andale Mono" fo:font-size="14pt" fo:font-weight="normal" officeooo:rsid="00c10bde" style:font-size-asian="14pt" style:font-weight-asian="normal" style:font-size-complex="14pt" style:font-weight-complex="normal"/>
    </style:style>
    <style:style style:name="T435" style:family="text">
      <style:text-properties fo:color="#ed4c05" fo:font-weight="normal" style:font-weight-asian="normal" style:font-weight-complex="normal"/>
    </style:style>
    <style:style style:name="T436" style:family="text">
      <style:text-properties fo:color="#ed4c05" fo:font-weight="normal" officeooo:rsid="00c10bde" style:font-weight-asian="normal" style:font-weight-complex="normal"/>
    </style:style>
    <style:style style:name="T437" style:family="text">
      <style:text-properties fo:color="#ed4c05" fo:font-weight="normal" officeooo:rsid="00ba223a" style:font-weight-asian="normal" style:font-weight-complex="normal"/>
    </style:style>
    <style:style style:name="T438" style:family="text">
      <style:text-properties fo:color="#ed4c05" fo:font-weight="normal" officeooo:rsid="00c437ac" style:font-weight-asian="normal" style:font-weight-complex="normal"/>
    </style:style>
    <style:style style:name="T439" style:family="text">
      <style:text-properties fo:color="#ed4c05" fo:font-weight="normal" officeooo:rsid="00edeaca" fo:background-color="transparent" loext:char-shading-value="0" style:font-weight-asian="normal" style:font-weight-complex="normal"/>
    </style:style>
    <style:style style:name="T440" style:family="text">
      <style:text-properties fo:color="#ed4c05" fo:font-weight="normal" officeooo:rsid="00c10bde" fo:background-color="transparent" loext:char-shading-value="0" style:font-weight-asian="normal" style:font-weight-complex="normal"/>
    </style:style>
    <style:style style:name="T441" style:family="text">
      <style:text-properties fo:color="#ed4c05" fo:font-weight="normal" officeooo:rsid="00c437ac" fo:background-color="#ffe994" loext:char-shading-value="0" style:font-weight-asian="normal" style:font-weight-complex="normal"/>
    </style:style>
    <style:style style:name="T442" style:family="text">
      <style:text-properties fo:color="#ed4c05" fo:background-color="transparent" loext:char-shading-value="0"/>
    </style:style>
    <style:style style:name="T443" style:family="text">
      <style:text-properties fo:color="#ed4c05" fo:background-color="#ffdbb6" loext:char-shading-value="0"/>
    </style:style>
    <style:style style:name="T444" style:family="text">
      <style:text-properties fo:color="#ed4c05" officeooo:rsid="00dce63d" fo:background-color="#ffdbb6" loext:char-shading-value="0"/>
    </style:style>
    <style:style style:name="T445" style:family="text">
      <style:text-properties fo:color="#ed4c05" officeooo:rsid="01353622"/>
    </style:style>
    <style:style style:name="T446" style:family="text">
      <style:text-properties fo:color="#ed4c05" officeooo:rsid="00dce63d" fo:background-color="#ffff00" loext:char-shading-value="0"/>
    </style:style>
    <style:style style:name="T447" style:family="text">
      <style:text-properties fo:color="#ed4c05" officeooo:rsid="00dce63d" fo:background-color="#bbe33d" loext:char-shading-value="0"/>
    </style:style>
    <style:style style:name="T448" style:family="text">
      <style:text-properties fo:color="#ed4c05" officeooo:rsid="00e371b7" fo:background-color="#bbe33d" loext:char-shading-value="0"/>
    </style:style>
    <style:style style:name="T449" style:family="text">
      <style:text-properties officeooo:rsid="009f01b5"/>
    </style:style>
    <style:style style:name="T450" style:family="text">
      <style:text-properties officeooo:rsid="00a24b26"/>
    </style:style>
    <style:style style:name="T451" style:family="text">
      <style:text-properties officeooo:rsid="00a81f06"/>
    </style:style>
    <style:style style:name="T452" style:family="text">
      <style:text-properties style:use-window-font-color="true" style:font-name="Andale Mono" officeooo:rsid="0015e49c" fo:background-color="transparent" loext:char-shading-value="0"/>
    </style:style>
    <style:style style:name="T453" style:family="text">
      <style:text-properties style:use-window-font-color="true" style:font-name="Andale Mono" officeooo:rsid="00ba223a" fo:background-color="transparent" loext:char-shading-value="0"/>
    </style:style>
    <style:style style:name="T454" style:family="text">
      <style:text-properties style:use-window-font-color="true" style:font-name="Andale Mono" officeooo:rsid="00ab19d0" fo:background-color="transparent" loext:char-shading-value="0"/>
    </style:style>
    <style:style style:name="T455" style:family="text">
      <style:text-properties style:use-window-font-color="true" style:font-name="Andale Mono" officeooo:rsid="01227672" fo:background-color="transparent" loext:char-shading-value="0"/>
    </style:style>
    <style:style style:name="T456" style:family="text">
      <style:text-properties style:use-window-font-color="true" officeooo:rsid="0015e49c" fo:background-color="transparent" loext:char-shading-value="0"/>
    </style:style>
    <style:style style:name="T457" style:family="text">
      <style:text-properties style:use-window-font-color="true" officeooo:rsid="00ab19d0" fo:background-color="transparent" loext:char-shading-value="0"/>
    </style:style>
    <style:style style:name="T458" style:family="text">
      <style:text-properties style:use-window-font-color="true" officeooo:rsid="01227672" fo:background-color="transparent" loext:char-shading-value="0"/>
    </style:style>
    <style:style style:name="T459" style:family="text">
      <style:text-properties style:use-window-font-color="true" fo:font-weight="normal" officeooo:rsid="00b6096f" fo:background-color="transparent" loext:char-shading-value="0" style:font-weight-asian="normal" style:font-weight-complex="normal"/>
    </style:style>
    <style:style style:name="T460" style:family="text">
      <style:text-properties style:use-window-font-color="true" fo:font-weight="normal" officeooo:rsid="00edeaca" fo:background-color="transparent" loext:char-shading-value="0" style:font-weight-asian="normal" style:font-weight-complex="normal"/>
    </style:style>
    <style:style style:name="T461" style:family="text">
      <style:text-properties style:use-window-font-color="true" fo:font-weight="normal" officeooo:rsid="00c10bde" fo:background-color="transparent" loext:char-shading-value="0" style:font-weight-asian="normal" style:font-weight-complex="normal"/>
    </style:style>
    <style:style style:name="T462" style:family="text">
      <style:text-properties officeooo:rsid="00ba223a"/>
    </style:style>
    <style:style style:name="T463" style:family="text">
      <style:text-properties officeooo:rsid="00bd5876"/>
    </style:style>
    <style:style style:name="T464" style:family="text">
      <style:text-properties officeooo:rsid="00be748d"/>
    </style:style>
    <style:style style:name="T465" style:family="text">
      <style:text-properties officeooo:rsid="00c10bde"/>
    </style:style>
    <style:style style:name="T466" style:family="text">
      <style:text-properties officeooo:rsid="00c437ac"/>
    </style:style>
    <style:style style:name="T467" style:family="text">
      <style:text-properties officeooo:rsid="00cbeff0"/>
    </style:style>
    <style:style style:name="T468" style:family="text">
      <style:text-properties officeooo:rsid="00dce63d"/>
    </style:style>
    <style:style style:name="T469" style:family="text">
      <style:text-properties officeooo:rsid="00e33220"/>
    </style:style>
    <style:style style:name="T470" style:family="text">
      <style:text-properties officeooo:rsid="00e371b7"/>
    </style:style>
    <style:style style:name="T471" style:family="text">
      <style:text-properties officeooo:rsid="00ea9abf"/>
    </style:style>
    <style:style style:name="T472" style:family="text">
      <style:text-properties officeooo:rsid="00ec83b5"/>
    </style:style>
    <style:style style:name="T473" style:family="text">
      <style:text-properties officeooo:rsid="00fae2dc"/>
    </style:style>
    <style:style style:name="T474" style:family="text">
      <style:text-properties officeooo:rsid="00fc03e2"/>
    </style:style>
    <style:style style:name="T475" style:family="text">
      <style:text-properties officeooo:rsid="00fd2f56"/>
    </style:style>
    <style:style style:name="T476" style:family="text">
      <style:text-properties officeooo:rsid="01095705"/>
    </style:style>
    <style:style style:name="T477" style:family="text">
      <style:text-properties fo:background-color="#ffdbb6" loext:char-shading-value="0"/>
    </style:style>
    <style:style style:name="T478" style:family="text">
      <style:text-properties officeooo:rsid="00dce63d" fo:background-color="#ffdbb6" loext:char-shading-value="0"/>
    </style:style>
    <style:style style:name="T479" style:family="text">
      <style:text-properties officeooo:rsid="0164e436" fo:background-color="#ffdbb6" loext:char-shading-value="0"/>
    </style:style>
    <style:style style:name="T480" style:family="text">
      <style:text-properties officeooo:rsid="01e9e629" fo:background-color="#ffdbb6" loext:char-shading-value="0"/>
    </style:style>
    <style:style style:name="T481" style:family="text">
      <style:text-properties officeooo:rsid="01242a62"/>
    </style:style>
    <style:style style:name="T482" style:family="text">
      <style:text-properties officeooo:rsid="01339f95"/>
    </style:style>
    <style:style style:name="T483" style:family="text">
      <style:text-properties officeooo:rsid="01353622"/>
    </style:style>
    <style:style style:name="T484" style:family="text">
      <style:text-properties officeooo:rsid="01361240"/>
    </style:style>
    <style:style style:name="T485" style:family="text">
      <style:text-properties officeooo:rsid="0137c293"/>
    </style:style>
    <style:style style:name="T486" style:family="text">
      <style:text-properties officeooo:rsid="013cc075"/>
    </style:style>
    <style:style style:name="T487" style:family="text">
      <style:text-properties officeooo:rsid="014cbf53"/>
    </style:style>
    <style:style style:name="T488" style:family="text">
      <style:text-properties officeooo:rsid="01501d38"/>
    </style:style>
    <style:style style:name="T489" style:family="text">
      <style:text-properties officeooo:rsid="015599ed"/>
    </style:style>
    <style:style style:name="T490" style:family="text">
      <style:text-properties fo:background-color="#ffff00" loext:char-shading-value="0"/>
    </style:style>
    <style:style style:name="T491" style:family="text">
      <style:text-properties officeooo:rsid="00dce63d" fo:background-color="#ffff00" loext:char-shading-value="0"/>
    </style:style>
    <style:style style:name="T492" style:family="text">
      <style:text-properties officeooo:rsid="0164e436" fo:background-color="#ffff00" loext:char-shading-value="0"/>
    </style:style>
    <style:style style:name="T493" style:family="text">
      <style:text-properties officeooo:rsid="0010f6f5" fo:background-color="#ffff00" loext:char-shading-value="0"/>
    </style:style>
    <style:style style:name="T494" style:family="text">
      <style:text-properties officeooo:rsid="003e81d3" fo:background-color="#ffff00" loext:char-shading-value="0"/>
    </style:style>
    <style:style style:name="T495" style:family="text">
      <style:text-properties officeooo:rsid="005f9c2d" fo:background-color="#ffff00" loext:char-shading-value="0"/>
    </style:style>
    <style:style style:name="T496" style:family="text">
      <style:text-properties officeooo:rsid="015dd5ed"/>
    </style:style>
    <style:style style:name="T497" style:family="text">
      <style:text-properties officeooo:rsid="0160b085"/>
    </style:style>
    <style:style style:name="T498" style:family="text">
      <style:text-properties fo:font-size="16pt" style:font-size-asian="16pt" style:font-size-complex="16pt"/>
    </style:style>
    <style:style style:name="T499" style:family="text">
      <style:text-properties fo:font-size="16pt" officeooo:rsid="000fb70c" style:font-size-asian="16pt" style:font-size-complex="16pt"/>
    </style:style>
    <style:style style:name="T500" style:family="text">
      <style:text-properties fo:font-size="16pt" officeooo:rsid="0061f95b" style:font-size-asian="16pt" style:font-size-complex="16pt"/>
    </style:style>
    <style:style style:name="T501" style:family="text">
      <style:text-properties officeooo:rsid="0164e436"/>
    </style:style>
    <style:style style:name="T502" style:family="text">
      <style:text-properties officeooo:rsid="00dce63d" fo:background-color="#bbe33d" loext:char-shading-value="0"/>
    </style:style>
    <style:style style:name="T503" style:family="text">
      <style:text-properties officeooo:rsid="0164e436" fo:background-color="#bbe33d" loext:char-shading-value="0"/>
    </style:style>
    <style:style style:name="T504" style:family="text">
      <style:text-properties officeooo:rsid="01676a44" fo:background-color="#bbe33d" loext:char-shading-value="0"/>
    </style:style>
    <style:style style:name="T505" style:family="text">
      <style:text-properties officeooo:rsid="00e371b7" fo:background-color="#bbe33d" loext:char-shading-value="0"/>
    </style:style>
    <style:style style:name="T506" style:family="text">
      <style:text-properties officeooo:rsid="01353622" fo:background-color="#bbe33d" loext:char-shading-value="0"/>
    </style:style>
    <style:style style:name="T507" style:family="text">
      <style:text-properties officeooo:rsid="0137c293" fo:background-color="#bbe33d" loext:char-shading-value="0"/>
    </style:style>
    <style:style style:name="T508" style:family="text">
      <style:text-properties officeooo:rsid="01e9e629" fo:background-color="#bbe33d" loext:char-shading-value="0"/>
    </style:style>
    <style:style style:name="T509" style:family="text">
      <style:text-properties officeooo:rsid="01ee6d45" fo:background-color="#bbe33d" loext:char-shading-value="0"/>
    </style:style>
    <style:style style:name="T510" style:family="text">
      <style:text-properties officeooo:rsid="01ee6d45" fo:background-color="#ffffa6" loext:char-shading-value="0"/>
    </style:style>
    <style:style style:name="T511" style:family="text">
      <style:text-properties officeooo:rsid="02073a32" fo:background-color="#ffffa6" loext:char-shading-value="0"/>
    </style:style>
    <style:style style:name="T512" style:family="text">
      <style:text-properties officeooo:rsid="01676a44"/>
    </style:style>
    <style:style style:name="T513" style:family="text">
      <style:text-properties officeooo:rsid="018a8fc6"/>
    </style:style>
    <style:style style:name="T514" style:family="text">
      <style:text-properties officeooo:rsid="018d7568"/>
    </style:style>
    <style:style style:name="T515" style:family="text">
      <style:text-properties officeooo:rsid="018e60ac"/>
    </style:style>
    <style:style style:name="T516" style:family="text">
      <style:text-properties officeooo:rsid="01bb2794"/>
    </style:style>
    <style:style style:name="T517" style:family="text">
      <style:text-properties officeooo:rsid="01ca24d2"/>
    </style:style>
    <style:style style:name="T518" style:family="text">
      <style:text-properties officeooo:rsid="01cb3c53"/>
    </style:style>
    <style:style style:name="T519" style:family="text">
      <style:text-properties officeooo:rsid="01cf92f3"/>
    </style:style>
    <style:style style:name="T520" style:family="text">
      <style:text-properties officeooo:rsid="01d113bd"/>
    </style:style>
    <style:style style:name="T521" style:family="text">
      <style:text-properties officeooo:rsid="01d1d469"/>
    </style:style>
    <style:style style:name="T522" style:family="text">
      <style:text-properties officeooo:rsid="01d6904a"/>
    </style:style>
    <style:style style:name="T523" style:family="text">
      <style:text-properties officeooo:rsid="01d9c6f6"/>
    </style:style>
    <style:style style:name="T524" style:family="text">
      <style:text-properties officeooo:rsid="01dc7955"/>
    </style:style>
    <style:style style:name="T525" style:family="text">
      <style:text-properties officeooo:rsid="01dfd311"/>
    </style:style>
    <style:style style:name="T526" style:family="text">
      <style:text-properties officeooo:rsid="01e424ee"/>
    </style:style>
    <style:style style:name="T527" style:family="text">
      <style:text-properties officeooo:rsid="01e70c46"/>
    </style:style>
    <style:style style:name="T528" style:family="text">
      <style:text-properties officeooo:rsid="01e9e629"/>
    </style:style>
    <style:style style:name="T529" style:family="text">
      <style:text-properties officeooo:rsid="01eb5414"/>
    </style:style>
    <style:style style:name="T530" style:family="text">
      <style:text-properties officeooo:rsid="01ee6d45"/>
    </style:style>
    <style:style style:name="T531" style:family="text">
      <style:text-properties officeooo:rsid="01fbce1f"/>
    </style:style>
    <style:style style:name="T532" style:family="text">
      <style:text-properties officeooo:rsid="01ff6589"/>
    </style:style>
    <style:style style:name="T533" style:family="text">
      <style:text-properties officeooo:rsid="02073a32"/>
    </style:style>
    <style:style style:name="T534" style:family="text">
      <style:text-properties officeooo:rsid="020ac547"/>
    </style:style>
    <style:style style:name="T535" style:family="text">
      <style:text-properties officeooo:rsid="020d27f2"/>
    </style:style>
    <style:style style:name="T536" style:family="text">
      <style:text-properties officeooo:rsid="021078e8"/>
    </style:style>
    <style:style style:name="T537" style:family="text">
      <style:text-properties officeooo:rsid="021194ae"/>
    </style:style>
    <style:style style:name="T538" style:family="text">
      <style:text-properties officeooo:rsid="0211cf10"/>
    </style:style>
    <style:style style:name="T539" style:family="text">
      <style:text-properties officeooo:rsid="0217b87b"/>
    </style:style>
    <style:style style:name="T540" style:family="text">
      <style:text-properties officeooo:rsid="021c0d89"/>
    </style:style>
    <style:style style:name="T541" style:family="text">
      <style:text-properties officeooo:rsid="02267259"/>
    </style:style>
    <style:style style:name="T542" style:family="text">
      <style:text-properties officeooo:rsid="001d2d91"/>
    </style:style>
    <style:style style:name="T543" style:family="text">
      <style:text-properties officeooo:rsid="005aba84"/>
    </style:style>
    <style:style style:name="T544" style:family="text">
      <style:text-properties officeooo:rsid="0231a1ee"/>
    </style:style>
    <style:style style:name="T545" style:family="text">
      <style:text-properties fo:font-size="12pt" officeooo:rsid="01dc7955" style:font-size-asian="12pt" style:font-size-complex="12pt"/>
    </style:style>
    <style:style style:name="T546" style:family="text">
      <style:text-properties fo:font-size="12pt" officeooo:rsid="02073a32" style:font-size-asian="12pt" style:font-size-complex="12pt"/>
    </style:style>
    <style:style style:name="T547" style:family="text">
      <style:text-properties fo:font-size="12pt" officeooo:rsid="02073a32" fo:background-color="#ffffa6" loext:char-shading-value="0" style:font-size-asian="12pt" style:font-size-complex="12pt"/>
    </style:style>
    <style:style style:name="T548" style:family="text">
      <style:text-properties fo:font-size="11pt" officeooo:rsid="00dce63d" fo:background-color="transparent" loext:char-shading-value="0" style:font-size-asian="11pt" style:font-size-complex="11pt"/>
    </style:style>
    <style:style style:name="T549" style:family="text">
      <style:text-properties fo:font-size="11pt" officeooo:rsid="01698110" fo:background-color="transparent" loext:char-shading-value="0" style:font-size-asian="11pt" style:font-size-complex="11pt"/>
    </style:style>
    <style:style style:name="T550" style:family="text">
      <style:text-properties fo:font-size="11pt" officeooo:rsid="01353622" fo:background-color="transparent" loext:char-shading-value="0" style:font-size-asian="11pt" style:font-size-complex="11pt"/>
    </style:style>
    <style:style style:name="T551" style:family="text">
      <style:text-properties fo:font-size="11pt" officeooo:rsid="017846ab" fo:background-color="transparent" loext:char-shading-value="0" style:font-size-asian="11pt" style:font-size-complex="11pt"/>
    </style:style>
    <style:style style:name="T552" style:family="text">
      <style:text-properties officeooo:rsid="0252c834"/>
    </style:style>
    <style:style style:name="T553" style:family="text">
      <style:text-properties officeooo:rsid="026e54ea"/>
    </style:style>
    <style:style style:name="T554" style:family="text">
      <style:text-properties officeooo:rsid="02978e86"/>
    </style:style>
    <style:style style:name="T555" style:family="text">
      <style:text-properties officeooo:rsid="029e8170"/>
    </style:style>
    <style:style style:name="T556" style:family="text">
      <style:text-properties officeooo:rsid="02a60f66"/>
    </style:style>
    <style:style style:name="T557" style:family="text">
      <style:text-properties officeooo:rsid="02a7c619"/>
    </style:style>
    <style:style style:name="T558" style:family="text">
      <style:text-properties officeooo:rsid="02b022c9"/>
    </style:style>
    <style:style style:name="T559" style:family="text">
      <style:text-properties fo:color="#ff4000" fo:background-color="#ffff38" loext:char-shading-value="0"/>
    </style:style>
    <style:style style:name="T560" style:family="text">
      <style:text-properties fo:color="#ff3838" style:font-name="Andale Mono" fo:font-weight="bold" officeooo:rsid="0205e351" fo:background-color="#ffff38" loext:char-shading-value="0" style:font-weight-asian="bold" style:font-weight-complex="bold"/>
    </style:style>
    <style:style style:name="T561" style:family="text">
      <style:text-properties fo:color="#ff3838" style:font-name="Andale Mono" officeooo:rsid="02071e48" fo:background-color="#ffff38" loext:char-shading-value="0"/>
    </style:style>
    <style:style style:name="T562" style:family="text">
      <style:text-properties officeooo:rsid="02b757d5"/>
    </style:style>
    <style:style style:name="T563" style:family="text">
      <style:text-properties officeooo:rsid="02b8cc28"/>
    </style:style>
    <style:style style:name="T564" style:family="text">
      <style:text-properties officeooo:rsid="02b905d7"/>
    </style:style>
    <style:style style:name="T565" style:family="text">
      <style:text-properties officeooo:rsid="02ba81fc"/>
    </style:style>
    <style:style style:name="T566" style:family="text">
      <style:text-properties officeooo:rsid="02bacdce"/>
    </style:style>
    <style:style style:name="T567" style:family="text">
      <style:text-properties style:font-name="Impact" fo:font-size="40pt" style:font-size-asian="40pt" style:font-size-complex="40pt"/>
    </style:style>
    <style:style style:name="gr1" style:family="graphic">
      <style:graphic-properties draw:stroke="none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ext:p text:style-name="P105"/>
      <text:p text:style-name="P105"/>
      <text:p text:style-name="P105"/>
      <text:p text:style-name="P105"/>
      <text:p text:style-name="P105"/>
      <text:p text:style-name="P105"><draw:frame text:anchor-type="paragraph" draw:z-index="0" draw:name="Shape1_0" draw:style-name="gr1" draw:text-style-name="P490" svg:width="1.8961in" svg:height="1.0835in" svg:x="2.7854in" svg:y="0.1689in"><draw:text-box><text:p><text:span text:style-name="T567">BACK TO</text:span></text:p></draw:text-box></draw:frame></text:p>
      <text:p text:style-name="P105"/>
      <text:p text:style-name="P139"><text:span text:style-name="T35">C</text:span> <text:span text:style-name="T34">Basics</text:span></text:p>
      <text:p text:style-name="P449"><text:span text:style-name="T451">V</text:span>ersion 1.0</text:p>
      <text:p text:style-name="P450"/>
      <text:p text:style-name="P437">By Malith Perera</text:p>
      <text:p text:style-name="P436"/>
      <text:p text:style-name="P453">Introduction</text:p>
      <text:p text:style-name="P25"/>
      <text:p text:style-name="P385"><text:span text:style-name="T380"><text:tab/></text:span><text:span text:style-name="T381">This document </text:span><text:span text:style-name="T382">is</text:span><text:span text:style-name="T381"> </text:span><text:span text:style-name="T382">focused on</text:span><text:span text:style-name="T381"> </text:span><text:span text:style-name="T382">t</text:span><text:span text:style-name="T381">he basics of </text:span><text:span text:style-name="T382">C</text:span><text:span text:style-name="T381"> programming concepts. </text:span><text:span text:style-name="T387">It does not cover nitty-gritty details of C programming. But it is more than enough you to write a good C program after referring this. </text:span></text:p>
      <text:p text:style-name="P71"/>
      <text:p text:style-name="P385"><text:span text:style-name="T387"><text:tab/></text:span><text:span text:style-name="T381">W</text:span><text:span text:style-name="T383">hat you have to do here is copy, paste and save </text:span><text:span text:style-name="T381">the </text:span><text:span text:style-name="T383">given code </text:span><text:span text:style-name="T388">from</text:span><text:span text:style-name="T383"> your editor. </text:span><text:span text:style-name="T384">T</text:span><text:span text:style-name="T383">hen compile and run. </text:span><text:span text:style-name="T388">I</text:span><text:span text:style-name="T383">nspect the code </text:span><text:span text:style-name="T385">carefully </text:span><text:span text:style-name="T381">till you get understand </text:span><text:span text:style-name="T388">it</text:span><text:span text:style-name="T383">. </text:span><text:span text:style-name="T386">Impotent parts in the code are highlighted. </text:span><text:span text:style-name="T383">I’m sure you will grab </text:span><text:span text:style-name="T386">the essence</text:span><text:span text:style-name="T383">. It’s </text:span><text:span text:style-name="T388">simple and </text:span><text:span text:style-name="T383">easy. Same thing is repeating again and again.</text:span></text:p>
      <text:p text:style-name="P28"/>
      <text:p text:style-name="P29"><text:span text:style-name="T542"><text:tab/></text:span><text:span text:style-name="T283">Next d</text:span><text:span text:style-name="T542">o some changes to your code. </text:span><text:span text:style-name="T543">As an example delete semicolon. Then save and compile. </text:span><text:span text:style-name="T542">You will get errors. </text:span><text:span text:style-name="T543">Analyze</text:span><text:span text:style-name="T542"> them carefully. Fix them back. Now you know what are </text:span><text:span text:style-name="T283">these errors</text:span><text:span text:style-name="T542"> and why do they occur.</text:span></text:p>
      <text:p text:style-name="P30"><text:tab/></text:p>
      <text:p text:style-name="P27"><text:tab/>Here we use <text:span text:style-name="T53">GCC</text:span> compiler in Linux <text:span text:style-name="T31">terminal </text:span>with v<text:span text:style-name="T33">im</text:span> editor. <text:span text:style-name="T32">It’s free. </text:span><text:span text:style-name="T52">S</text:span><text:span text:style-name="T32">o you can give it a try. Else you can use </text:span><text:span text:style-name="T53">MingW compiler and </text:span><text:span text:style-name="T32">VSCode </text:span><text:span text:style-name="T53">as editor</text:span><text:span text:style-name="T32"> in Windows </text:span><text:span text:style-name="T33">or </text:span><text:span text:style-name="T53">GCC and </text:span><text:span text:style-name="T32">XCode in Mac OS. Please search internet how to </text:span><text:span text:style-name="T80">install, </text:span><text:span text:style-name="T36">edit, </text:span><text:span text:style-name="T32">compile and run C programs in your environment.</text:span></text:p>
      <text:p text:style-name="P27"/>
      <text:p text:style-name="P31">Play with your code <text:span text:style-name="T553">and</text:span> <text:span text:style-name="T553">e</text:span><text:span text:style-name="T282">njoy.</text:span></text:p>
      <text:p text:style-name="P19"/>
      <text:p text:style-name="P19">Happy Coding!</text:p>
      <text:p text:style-name="P460">Support </text:p>
      <text:p text:style-name="P85"/>
      <text:p text:style-name="P407"><text:span text:style-name="T355"><text:tab/>This simple document is written in LibreOffice Writer which </text:span><text:span text:style-name="T356">also a </text:span><text:span text:style-name="T355">free and open source software. This is a free document you can use it, change it, </text:span><text:span text:style-name="T357">enhance it </text:span><text:span text:style-name="T355">as you like. If you find any error with this document you can fix it and save it on github </text:span><text:span text:style-name="T356">using link below</text:span><text:span text:style-name="T355">. </text:span></text:p>
      <text:p text:style-name="P32"/>
      <text:p text:style-name="P408"><text:span text:style-name="T355"><text:tab/>And also you can translate it to your </text:span><text:span text:style-name="T358">native </text:span><text:span text:style-name="T355">language. </text:span><text:span text:style-name="T356">It will be a great help for other who </text:span><text:span text:style-name="T359">speaks</text:span><text:span text:style-name="T356"> your language </text:span><text:span text:style-name="T358">too</text:span><text:span text:style-name="T356">. Anyone who translate, fix </text:span><text:span text:style-name="T360">or design</text:span><text:span text:style-name="T356"> this document </text:span><text:span text:style-name="T361">more colorful </text:span><text:span text:style-name="T356">do not forget to include your name</text:span><text:span text:style-name="T359">s</text:span><text:span text:style-name="T356"> in editors page next to this. </text:span><text:span text:style-name="T362">Please keep </text:span><text:span text:style-name="T363">this document</text:span><text:span text:style-name="T362"> up to date </text:span><text:span text:style-name="T364">and as simple as possible.</text:span></text:p>
      <text:p text:style-name="P33"/>
      <text:p text:style-name="P33">Thank you!</text:p>
      <text:p text:style-name="P32"/>
      <text:p text:style-name="P32">Document link:</text:p>
      <text:p text:style-name="P32"/>
      <text:p text:style-name="P84"/>
      <text:p text:style-name="P127">Community Support</text:p>
      <text:p text:style-name="P34"/>
      <text:p text:style-name="P409"><text:span text:style-name="T365">Please join with our community and </text:span><text:span text:style-name="T366">you can </text:span><text:span text:style-name="T365">ask any question </text:span><text:span text:style-name="T367">what you get here</text:span><text:span text:style-name="T368">.</text:span></text:p>
      <text:p text:style-name="P75"/>
      <text:p text:style-name="P454">Editor<text:span text:style-name="T544">s</text:span> page</text:p>
      <text:p text:style-name="P102"/>
      <text:p text:style-name="P121">Edit<text:span text:style-name="T450">ed</text:span><text:span text:style-name="T449"> by</text:span></text:p>
      <text:p text:style-name="P83">Malith Perera</text:p>
      <text:p text:style-name="P101"/>
      <text:p text:style-name="P122">Designed by</text:p>
      <text:p text:style-name="P2"/>
      <text:p text:style-name="P2"/>
      <text:p text:style-name="P131">Fixed by</text:p>
      <text:p text:style-name="P100"/>
      <text:p text:style-name="P1"/>
      <text:p text:style-name="P455">Vim Editor <text:span text:style-name="T51">Basic</text:span></text:p>
      <text:p text:style-name="P92"/>
      <text:p text:style-name="P31">Normal mode <text:s text:c="2"/><text:tab/><text:tab/>Esc</text:p>
      <text:p text:style-name="P31"/>
      <text:p text:style-name="P31">Insert mode <text:tab/><text:tab/><text:span text:style-name="T50">i</text:span></text:p>
      <text:p text:style-name="P358"/>
      <text:p text:style-name="P81"/>
      <text:p text:style-name="P10">In normal mode</text:p>
      <text:p text:style-name="P357"/>
      <text:p text:style-name="P35">Write (Save)<text:tab/><text:tab/><text:span text:style-name="T260">:</text:span><text:span text:style-name="T37"> </text:span>w</text:p>
      <text:p text:style-name="P36"/>
      <text:p text:style-name="P35">Select <text:tab/><text:tab/><text:tab/>v</text:p>
      <text:p text:style-name="P35"/>
      <text:p text:style-name="P410">Copy<text:tab/><text:tab/><text:tab/><text:tab/>y <text:tab/><text:tab/><text:span text:style-name="T475">(or "+y)</text:span></text:p>
      <text:p text:style-name="P36"/>
      <text:p text:style-name="P411"><text:span text:style-name="T369">Paste <text:tab/><text:tab/><text:tab/>p <text:tab/><text:tab/></text:span><text:span text:style-name="T370">(</text:span><text:span text:style-name="T306">or "+p)</text:span></text:p>
      <text:p text:style-name="P36"/>
      <text:p text:style-name="P36">Delete <text:tab/><text:tab/><text:tab/>d</text:p>
      <text:p text:style-name="P36"/>
      <text:p text:style-name="P36">Undo <text:tab/><text:tab/><text:tab/><text:tab/>u</text:p>
      <text:p text:style-name="P36"/>
      <text:p text:style-name="P36">Redo <text:tab/><text:tab/><text:tab/><text:tab/>ctrl + r</text:p>
      <text:p text:style-name="P36"/>
      <text:p text:style-name="P36"/>
      <text:p text:style-name="P39"/>
      <text:p text:style-name="P20"/>
      <text:p text:style-name="P82"/>
      <text:p text:style-name="P20"/>
      <text:p text:style-name="P20"><text:soft-page-break/>Note:</text:p>
      <text:p text:style-name="P20"/>
      <text:p text:style-name="P412"><text:span text:style-name="T374">Though vim is a </text:span><text:span text:style-name="T375">advanced</text:span><text:span text:style-name="T374"> powerful editor it’s little hard to learn. And It also take some time to used to it. Anyway if you do not like it use any editor </text:span><text:span text:style-name="T375">or an IDE as </text:span><text:span text:style-name="T374">you like.</text:span></text:p>
      <text:p text:style-name="P6"/>
      <text:p text:style-name="P6"/>
      <text:p text:style-name="P413"><text:span text:style-name="T371">To</text:span><text:span text:style-name="T372"> </text:span><text:span text:style-name="T395">add some </text:span><text:span text:style-name="T372">enhance</text:span><text:span text:style-name="T395">d features to</text:span><text:span text:style-name="T372"> your </text:span><text:span text:style-name="T371">existing </text:span><text:span text:style-name="T372">vim editor </text:span><text:span text:style-name="T373">visit:</text:span></text:p>
      <text:p text:style-name="P37">https://vim.spf13.com/</text:p>
      <text:p text:style-name="P38"/>
      <text:p text:style-name="P38"><text:span text:style-name="T474">To download gvim for W</text:span><text:span text:style-name="T473">indows</text:span>:</text:p>
      <text:p text:style-name="P38">https://www.vim.org/download.php</text:p>
      <text:p text:style-name="P128"/>
      <text:p text:style-name="P456">Hello World!</text:p>
      <text:p text:style-name="P5"><text:tab/><text:span text:style-name="T498">Your first C program.</text:span></text:p>
      <text:p text:style-name="P103"/>
      <text:p text:style-name="P299">#include &lt;stdio.h&gt;</text:p>
      <text:p text:style-name="P299"/>
      <text:p text:style-name="P299"><text:span text:style-name="T37">int</text:span> main()</text:p>
      <text:p text:style-name="P299">{</text:p>
      <text:p text:style-name="P300"><text:s text:c="4"/><text:span text:style-name="T490">printf(</text:span><text:span text:style-name="T493">"</text:span><text:span text:style-name="T490">Hello </text:span><text:span text:style-name="T494">World</text:span><text:span text:style-name="T490">!</text:span><text:span text:style-name="T495">\n</text:span><text:span text:style-name="T493">"</text:span><text:span text:style-name="T490">);</text:span></text:p>
      <text:p text:style-name="P299"/>
      <text:p text:style-name="P299"><text:s text:c="4"/>return 0;</text:p>
      <text:p text:style-name="P299">}</text:p>
      <text:p text:style-name="P72"/>
      <text:p text:style-name="P73"/>
      <text:p text:style-name="P239"><text:span text:style-name="T292">Copy </text:span><text:span text:style-name="T293">above code</text:span></text:p>
      <text:p text:style-name="P73"/>
      <text:p text:style-name="P74">Terminal commands:</text:p>
      <text:p text:style-name="P142">$ vim hello.c <text:s/><text:tab/><text:tab/><text:tab/><text:span text:style-name="T496">(</text:span><text:span text:style-name="T292">Open </text:span><text:span text:style-name="T305">vim</text:span><text:span text:style-name="T292">, <text:s/></text:span><text:span text:style-name="T293">P</text:span><text:span text:style-name="T292">aste </text:span><text:span text:style-name="T306">"+</text:span><text:span text:style-name="T307">p</text:span><text:span text:style-name="T306">, </text:span><text:span text:style-name="T304"><text:s/></text:span><text:span text:style-name="T292">save </text:span><text:span text:style-name="T304">:w</text:span><text:span text:style-name="T305">)</text:span></text:p>
      <text:p text:style-name="P142">$ gcc hello.c <text:s text:c="2"/><text:tab/><text:tab/><text:tab/><text:span text:style-name="T496">(</text:span><text:span text:style-name="T293">Compile</text:span><text:span text:style-name="T305">)</text:span></text:p>
      <text:p text:style-name="P142">$ ./a.out <text:tab/><text:tab/><text:tab/><text:span text:style-name="T496">(</text:span><text:span text:style-name="T293">Run</text:span><text:span text:style-name="T305">)</text:span></text:p>
      <text:p text:style-name="P452">Comments</text:p>
      <text:p text:style-name="P42"><text:span text:style-name="T1"><text:tab/></text:span><text:span text:style-name="T285">Comment your code</text:span></text:p>
      <text:p text:style-name="P240"/>
      <text:p text:style-name="P241">/* <text:span text:style-name="T496">comment.c */</text:span></text:p>
      <text:p text:style-name="P297">/*<text:tab/>In this program you will</text:p>
      <text:p text:style-name="P297"><text:tab/>Print your name */</text:p>
      <text:p text:style-name="P242"/>
      <text:p text:style-name="P211">#include &lt;stdio.h&gt;</text:p>
      <text:p text:style-name="P211"/>
      <text:p text:style-name="P211"><text:span text:style-name="T37">int</text:span> main()</text:p>
      <text:p text:style-name="P211">{</text:p>
      <text:p text:style-name="P212"><text:s text:c="4"/>printf(<text:span text:style-name="T2">"</text:span>Hello <text:span text:style-name="T418">Your name</text:span>!<text:span text:style-name="T284">\n</text:span><text:span text:style-name="T2">"</text:span>); // <text:span text:style-name="T254">W</text:span><text:span text:style-name="T253">rite your name here</text:span></text:p>
      <text:p text:style-name="P211"/>
      <text:p text:style-name="P211"><text:s text:c="4"/>return 0;</text:p>
      <text:p text:style-name="P211">}</text:p>
      <text:p text:style-name="P211"/>
      <text:p text:style-name="P211"/>
      <text:p text:style-name="P26"><text:span text:style-name="T252">Comments are </text:span><text:span text:style-name="T258">used to keep notes within your code</text:span><text:span text:style-name="T252">. </text:span><text:span text:style-name="T258">No any executable output given.</text:span></text:p>
      <text:p text:style-name="P26"/>
      <text:p text:style-name="P68">// <text:span text:style-name="T497">one line comment</text:span></text:p>
      <text:p text:style-name="P68"/>
      <text:p text:style-name="P68">/* <text:span text:style-name="T497">multi line comment */</text:span></text:p>
      <text:p text:style-name="P359"/>
      <text:p text:style-name="P359"/>
      <text:p text:style-name="P359"/>
      <text:p text:style-name="P40">Terminal commands:</text:p>
      <text:p text:style-name="P156"><text:span text:style-name="T1">$ vim </text:span><text:span text:style-name="T496">comment</text:span><text:span text:style-name="T1">.c </text:span></text:p>
      <text:p text:style-name="P156"><text:span text:style-name="T1">$ gcc </text:span><text:span text:style-name="T496">comment</text:span><text:span text:style-name="T1">.c</text:span></text:p>
      <text:p text:style-name="P143">$ ./a.out</text:p>
      <text:p text:style-name="P472"><text:span text:style-name="T3">C </text:span><text:span text:style-name="T6">data</text:span><text:span text:style-name="T5"> </text:span><text:span text:style-name="T3">types</text:span></text:p>
      <text:p text:style-name="P401"/>
      <text:p text:style-name="P17"><text:span text:style-name="T47"><text:tab/>int</text:span><text:tab/><text:tab/>Integer (whole numbers)</text:p>
      <text:p text:style-name="P17"/>
      <text:p text:style-name="P18"><text:span text:style-name="T47"><text:tab/>float</text:span><text:span text:style-name="T58"> </text:span><text:tab/><text:tab/><text:span text:style-name="T81">Numbers with decimals</text:span></text:p>
      <text:p text:style-name="P18"/>
      <text:p text:style-name="P17"><text:span text:style-name="T47"><text:tab/>char</text:span> <text:tab/><text:tab/>Character <text:span text:style-name="T259">(one character)</text:span></text:p>
      <text:p text:style-name="P86"/>
      <text:p text:style-name="P86"/>
      <text:p text:style-name="P90"><text:span text:style-name="T260">Define</text:span><text:span text:style-name="T261"> a</text:span><text:span text:style-name="T262"> </text:span><text:span text:style-name="T260">variabl</text:span><text:span text:style-name="T261">e</text:span></text:p>
      <text:p text:style-name="P402"/>
      <text:p text:style-name="P403"><text:tab/><text:span text:style-name="T37">int</text:span> <text:span text:style-name="T55">number</text:span><text:span text:style-name="T56">1</text:span>;</text:p>
      <text:p text:style-name="P403"/>
      <text:p text:style-name="P403"><text:tab/><text:span text:style-name="T38">float</text:span><text:span text:style-name="T255"> </text:span><text:span text:style-name="T256"><text:s/></text:span><text:span text:style-name="T56">number2</text:span><text:span text:style-name="T255">;</text:span></text:p>
      <text:p text:style-name="P403"/>
      <text:p text:style-name="P403"><text:span text:style-name="T255"><text:tab/></text:span><text:span text:style-name="T38">char </text:span><text:span text:style-name="T56">c</text:span><text:span text:style-name="T57">haracter</text:span><text:span text:style-name="T61">; </text:span></text:p>
      <text:p text:style-name="P106"/>
      <text:p text:style-name="P22"/>
      <text:p text:style-name="P23">You can change variable name as you like above.</text:p>
      <text:p text:style-name="P23"/>
      <text:p text:style-name="P23"/>
      <text:p text:style-name="P99">Define <text:span text:style-name="T257">and </text:span><text:span text:style-name="T280">i</text:span><text:span text:style-name="T257">nitialize </text:span><text:span text:style-name="T513">a </text:span>variabl<text:span text:style-name="T257">e </text:span><text:span text:style-name="T281">value</text:span></text:p>
      <text:p text:style-name="P399"/>
      <text:p text:style-name="P397"><text:soft-page-break/><text:tab/><text:span text:style-name="T83">int</text:span><text:span text:style-name="T82"> </text:span><text:span text:style-name="T95">number</text:span><text:span text:style-name="T96">1</text:span><text:span text:style-name="T89"> </text:span><text:span text:style-name="T90">= 7</text:span><text:span text:style-name="T82">;</text:span></text:p>
      <text:p text:style-name="P361"/>
      <text:p text:style-name="P397"><text:span text:style-name="T82"><text:tab/></text:span><text:span text:style-name="T84">float</text:span><text:span text:style-name="T85"> </text:span><text:span text:style-name="T86"><text:s/></text:span><text:span text:style-name="T96">number2</text:span><text:span text:style-name="T89"> </text:span><text:span text:style-name="T90">= 1.25</text:span><text:span text:style-name="T85">;</text:span></text:p>
      <text:p text:style-name="P362"/>
      <text:p text:style-name="P397"><text:span text:style-name="T85"><text:tab/></text:span><text:span text:style-name="T84">char</text:span><text:span text:style-name="T85"> </text:span><text:span text:style-name="T96">c</text:span><text:span text:style-name="T97">haracter</text:span><text:span text:style-name="T88"> </text:span><text:span text:style-name="T90">= <text:s/>'</text:span><text:span text:style-name="T91">A</text:span><text:span text:style-name="T90">'</text:span><text:span text:style-name="T88">; <text:s/></text:span><text:span text:style-name="T85">/* </text:span><text:span text:style-name="T93">O</text:span><text:span text:style-name="T87">nly one character */</text:span></text:p>
      <text:p text:style-name="P363"/>
      <text:p text:style-name="P363"/>
      <text:p text:style-name="P398"><text:span text:style-name="T85">Y</text:span><text:span text:style-name="T82">ou can change </text:span><text:span text:style-name="T94">or assign a</text:span><text:span text:style-name="T82"> variable value any time </text:span><text:span text:style-name="T92">after defined.</text:span></text:p>
      <text:p text:style-name="P399"/>
      <text:p text:style-name="P400"/>
      <text:p text:style-name="P457"><text:span text:style-name="T284">Integer </text:span><text:span text:style-name="T422">v</text:span>ari<text:span text:style-name="T287">a</text:span>ble</text:p>
      <text:p text:style-name="P5"><text:span text:style-name="T1"><text:tab/></text:span><text:span text:style-name="T499">P</text:span><text:span text:style-name="T498">rint </text:span><text:span text:style-name="T500">integer variable</text:span></text:p>
      <text:p text:style-name="P196"/>
      <text:p text:style-name="P213">#include &lt;stdio.h&gt;</text:p>
      <text:p text:style-name="P213"/>
      <text:p text:style-name="P214"><text:span text:style-name="T37">int</text:span> main()</text:p>
      <text:p text:style-name="P214">{</text:p>
      <text:p text:style-name="P214"><text:span text:style-name="T263"><text:tab/></text:span><text:span text:style-name="T40">int</text:span><text:span text:style-name="T81"> </text:span><text:span text:style-name="T419">number</text:span><text:span text:style-name="T62"> </text:span><text:span text:style-name="T63">= 7</text:span><text:span text:style-name="T81">;</text:span></text:p>
      <text:p text:style-name="P235"><text:tab/></text:p>
      <text:p text:style-name="P382"><text:span text:style-name="T176"><text:tab/>printf(</text:span><text:span text:style-name="T188">"</text:span><text:span text:style-name="T191">Integer value</text:span><text:span text:style-name="T189">:</text:span><text:span text:style-name="T190"> </text:span><text:span text:style-name="T403">%</text:span><text:span text:style-name="T407">d</text:span><text:span text:style-name="T188">"</text:span><text:span text:style-name="T176">, </text:span><text:span text:style-name="T197">number</text:span><text:span text:style-name="T176">);//</text:span><text:span text:style-name="T192"> </text:span><text:span text:style-name="T406">%d</text:span><text:span text:style-name="T193"> for int</text:span><text:span text:style-name="T176"> </text:span></text:p>
      <text:p text:style-name="P215"><text:tab/></text:p>
      <text:p text:style-name="P215"><text:tab/>return 0;</text:p>
      <text:p text:style-name="P213">}</text:p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360"/>
      <text:p text:style-name="P40">Terminal commands:</text:p>
      <text:p text:style-name="P157"><text:span text:style-name="T1">$ vim </text:span><text:span text:style-name="T286">var</text:span><text:span text:style-name="T1">_</text:span><text:span text:style-name="T421">int</text:span><text:span text:style-name="T1">.c</text:span></text:p>
      <text:p text:style-name="P157"><text:span text:style-name="T1">$ gcc </text:span><text:span text:style-name="T286">var_</text:span><text:span text:style-name="T421">int</text:span><text:span text:style-name="T1">.c</text:span></text:p>
      <text:p text:style-name="P144">$ ./a.out</text:p>
      <text:p text:style-name="P458"><text:span text:style-name="T287">Float</text:span><text:span text:style-name="T284"> </text:span><text:span text:style-name="T422">v</text:span>ari<text:span text:style-name="T287">a</text:span>ble</text:p>
      <text:p text:style-name="P356"><text:span text:style-name="T291"><text:tab/></text:span><text:span text:style-name="T313">P</text:span><text:span text:style-name="T312">rint </text:span><text:span text:style-name="T314">float</text:span><text:span text:style-name="T315"> variable</text:span></text:p>
      <text:p text:style-name="P24"/>
      <text:p text:style-name="P216">#include &lt;stdio.h&gt;</text:p>
      <text:p text:style-name="P216"/>
      <text:p text:style-name="P216"><text:span text:style-name="T37">int</text:span> main()</text:p>
      <text:p text:style-name="P216">{</text:p>
      <text:p text:style-name="P216"><text:span text:style-name="T263"><text:tab/></text:span><text:span text:style-name="T41">float</text:span><text:span text:style-name="T81"> </text:span><text:span text:style-name="T419">number</text:span><text:span text:style-name="T62"> </text:span><text:span text:style-name="T63">= </text:span><text:span text:style-name="T64">4.</text:span><text:span text:style-name="T65">5</text:span><text:span text:style-name="T81">;</text:span></text:p>
      <text:p text:style-name="P245"/>
      <text:p text:style-name="P365"><text:span text:style-name="T176"><text:tab/>printf(</text:span><text:span text:style-name="T188">"</text:span><text:span text:style-name="T189">Float</text:span><text:span text:style-name="T190"> value: </text:span><text:span text:style-name="T403">%</text:span><text:span text:style-name="T404">f</text:span><text:span text:style-name="T188">"</text:span><text:span text:style-name="T176">, </text:span><text:span text:style-name="T197">number</text:span><text:span text:style-name="T176">); // </text:span><text:span text:style-name="T405">%</text:span><text:span text:style-name="T406">f</text:span><text:span text:style-name="T177"> for float</text:span></text:p>
      <text:p text:style-name="P216"><text:tab/></text:p>
      <text:p text:style-name="P216"><text:tab/>return 0;</text:p>
      <text:p text:style-name="P216">}</text:p>
      <text:p text:style-name="P67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1">Terminal commands:</text:p>
      <text:p text:style-name="P414"><text:span text:style-name="T424">$ vim </text:span><text:span text:style-name="T425">var</text:span><text:span text:style-name="T424">_</text:span><text:span text:style-name="T426">float</text:span><text:span text:style-name="T424">.c</text:span></text:p>
      <text:p text:style-name="P158"><text:span text:style-name="T1">$ gcc </text:span><text:span text:style-name="T286">var_</text:span><text:span text:style-name="T421">float</text:span><text:span text:style-name="T1">.c</text:span></text:p>
      <text:p text:style-name="P145">$ ./a.out</text:p>
      <text:p text:style-name="P459"><text:span text:style-name="T416">Char</text:span><text:span text:style-name="T284"> </text:span><text:span text:style-name="T422">v</text:span>ari<text:span text:style-name="T287">a</text:span>ble</text:p>
      <text:p text:style-name="P355"><text:span text:style-name="T1"><text:tab/></text:span><text:span text:style-name="T313">P</text:span><text:span text:style-name="T312">rint </text:span><text:span text:style-name="T316">char</text:span><text:span text:style-name="T315"> variable</text:span></text:p>
      <text:p text:style-name="P208"/>
      <text:p text:style-name="P217">#include &lt;stdio.h&gt;</text:p>
      <text:p text:style-name="P217"/>
      <text:p text:style-name="P217"><text:span text:style-name="T37">int</text:span> main()</text:p>
      <text:p text:style-name="P217">{</text:p>
      <text:p text:style-name="P248"><text:span text:style-name="T263"><text:tab/></text:span><text:span text:style-name="T43">char</text:span><text:span text:style-name="T81"> </text:span><text:span text:style-name="T420">character</text:span><text:span text:style-name="T62"> </text:span><text:span text:style-name="T63">= '</text:span><text:span text:style-name="T66">A</text:span><text:span text:style-name="T63">'</text:span><text:span text:style-name="T81">;</text:span></text:p>
      <text:p text:style-name="P246"/>
      <text:p text:style-name="P415"><text:span text:style-name="T145"><text:tab/>printf(</text:span><text:span text:style-name="T103">"</text:span><text:span text:style-name="T116">Char </text:span><text:span text:style-name="T107">value: </text:span><text:span text:style-name="T408">%</text:span><text:span text:style-name="T409">c</text:span><text:span text:style-name="T103">"</text:span><text:span text:style-name="T145">, </text:span><text:span text:style-name="T205">character</text:span><text:span text:style-name="T145">); // </text:span><text:span text:style-name="T409">%c</text:span><text:span text:style-name="T206"> for char</text:span></text:p>
      <text:p text:style-name="P217"><text:tab/></text:p>
      <text:p text:style-name="P217"><text:tab/>return 0;</text:p>
      <text:p text:style-name="P217">}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43">Terminal commands:</text:p>
      <text:p text:style-name="P159"><text:span text:style-name="T1">$ vim </text:span><text:span text:style-name="T286">var</text:span><text:span text:style-name="T1">_</text:span><text:span text:style-name="T421">char</text:span><text:span text:style-name="T1">.c</text:span></text:p>
      <text:p text:style-name="P159"><text:span text:style-name="T1">$ gcc </text:span><text:span text:style-name="T286">var_</text:span><text:span text:style-name="T421">char</text:span><text:span text:style-name="T1">.c</text:span></text:p>
      <text:p text:style-name="P146">$ ./a.out</text:p>
      <text:p text:style-name="P477"><text:span text:style-name="T9">for L</text:span><text:span text:style-name="T10">oop</text:span></text:p>
      <text:p text:style-name="P364"><text:span text:style-name="T289"><text:tab/></text:span><text:span text:style-name="T290">Print Hello 10 times</text:span></text:p>
      <text:p text:style-name="P107"/>
      <text:p text:style-name="P218">#include &lt;stdio.h&gt;</text:p>
      <text:p text:style-name="P218"/>
      <text:p text:style-name="P218">int main()</text:p>
      <text:p text:style-name="P218">{</text:p>
      <text:p text:style-name="P304"><text:span text:style-name="T468"><text:tab/>// </text:span><text:span text:style-name="T501">From </text:span><text:span text:style-name="T402">i</text:span><text:span text:style-name="T492">=0</text:span><text:span text:style-name="T501"> increase </text:span><text:span text:style-name="T413">i</text:span><text:span text:style-name="T501"> one by one with </text:span><text:span text:style-name="T479">i++</text:span><text:span text:style-name="T501"> till </text:span><text:span text:style-name="T503">i&lt;10</text:span></text:p>
      <text:p text:style-name="P218"><text:tab/><text:span text:style-name="T414">for</text:span><text:span text:style-name="T67"> (</text:span><text:span text:style-name="T48">int</text:span><text:span text:style-name="T67"> </text:span><text:span text:style-name="T446">i </text:span><text:span text:style-name="T491">= 0</text:span><text:span text:style-name="T67">; </text:span><text:span text:style-name="T447">i</text:span><text:span text:style-name="T502"> &lt; 10</text:span><text:span text:style-name="T67">; </text:span><text:span text:style-name="T444">i</text:span><text:span text:style-name="T478">++</text:span><text:span text:style-name="T67">) </text:span></text:p>
      <text:p text:style-name="P218"><text:tab/><text:span text:style-name="T468">{</text:span></text:p>
      <text:p text:style-name="P218"><text:s text:c="4"/><text:tab/><text:tab/>printf (<text:span text:style-name="T2">"</text:span>Hello!<text:span text:style-name="T284">\n</text:span><text:span text:style-name="T2">"</text:span>);</text:p>
      <text:p text:style-name="P218"><text:tab/><text:span text:style-name="T468">}</text:span></text:p>
      <text:p text:style-name="P218"/>
      <text:p text:style-name="P218"><text:s text:c="4"/>return 0;</text:p>
      <text:p text:style-name="P250">}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44">Terminal commands:</text:p>
      <text:p text:style-name="P160"><text:span text:style-name="T1">$ vim </text:span><text:span text:style-name="T469">loop</text:span><text:span text:style-name="T423">_</text:span><text:span text:style-name="T469">for</text:span><text:span text:style-name="T1">.c</text:span></text:p>
      <text:p text:style-name="P160"><text:span text:style-name="T1">$ gcc </text:span><text:span text:style-name="T469">loop</text:span><text:span text:style-name="T464">_</text:span><text:span text:style-name="T469">for</text:span><text:span text:style-name="T1">.c</text:span></text:p>
      <text:p text:style-name="P147">$ ./a.out</text:p>
      <text:p text:style-name="P477"><text:span text:style-name="T9">while </text:span><text:span text:style-name="T11">loop</text:span></text:p>
      <text:p text:style-name="P364"><text:span text:style-name="T289"><text:tab/></text:span><text:span text:style-name="T325">Print Hello 10 times</text:span></text:p>
      <text:p text:style-name="P87"/>
      <text:p text:style-name="P218">#include &lt;stdio.h&gt;</text:p>
      <text:p text:style-name="P218"/>
      <text:p text:style-name="P218"><text:span text:style-name="T37">int</text:span> main ()</text:p>
      <text:p text:style-name="P218">{</text:p>
      <text:p text:style-name="P301"><text:tab/><text:span text:style-name="T42">int</text:span><text:span text:style-name="T470"> </text:span><text:span text:style-name="T448">i</text:span><text:span text:style-name="T505"> = 0</text:span><text:span text:style-name="T470">;<text:tab/><text:tab/><text:tab/>// </text:span><text:span text:style-name="T512">From </text:span><text:span text:style-name="T504">i = 0</text:span></text:p>
      <text:p text:style-name="P301"/>
      <text:p text:style-name="P435"><text:span text:style-name="T145"><text:tab/></text:span><text:span text:style-name="T153">while</text:span><text:span text:style-name="T154"> (</text:span><text:span text:style-name="T429">i</text:span><text:span text:style-name="T147"> &lt; 10</text:span><text:span text:style-name="T154">) <text:tab/><text:tab/>// </text:span><text:span text:style-name="T155">Repeat while </text:span><text:span text:style-name="T148">i &lt; 10</text:span></text:p>
      <text:p text:style-name="P301"><text:tab/><text:span text:style-name="T468">{</text:span></text:p>
      <text:p text:style-name="P301"><text:s text:c="4"/><text:tab/><text:tab/>printf (<text:span text:style-name="T2">"</text:span>Hello!<text:span text:style-name="T284">\n</text:span><text:span text:style-name="T2">"</text:span>);</text:p>
      <text:p text:style-name="P253"><text:span text:style-name="T58"><text:tab/><text:tab/></text:span><text:span text:style-name="T443">i</text:span><text:span text:style-name="T477">++</text:span><text:span text:style-name="T58">;</text:span><text:tab/><text:tab/><text:tab/><text:tab/>// Increase <text:span text:style-name="T427">i </text:span>one <text:span text:style-name="T512">with </text:span><text:span text:style-name="T443">i</text:span><text:span text:style-name="T477">++</text:span></text:p>
      <text:p text:style-name="P218"><text:tab/><text:span text:style-name="T468">}</text:span></text:p>
      <text:p text:style-name="P218"/>
      <text:p text:style-name="P218"><text:s text:c="3"/><text:tab/>return 0;</text:p>
      <text:p text:style-name="P250">}</text:p>
      <text:p text:style-name="P202"/>
      <text:p text:style-name="P202"/>
      <text:p text:style-name="P202"/>
      <text:p text:style-name="P202"/>
      <text:p text:style-name="P202"/>
      <text:p text:style-name="P202"/>
      <text:p text:style-name="P11">Terminal commands:</text:p>
      <text:p text:style-name="P140"><text:span text:style-name="T1">$ vim </text:span><text:span text:style-name="T469">loop</text:span><text:span text:style-name="T423">_</text:span><text:span text:style-name="T476">while</text:span><text:span text:style-name="T1">.c</text:span></text:p>
      <text:p text:style-name="P140"><text:span text:style-name="T1">$ gcc </text:span><text:span text:style-name="T469">loop</text:span><text:span text:style-name="T464">_</text:span><text:span text:style-name="T476">while</text:span><text:span text:style-name="T1">.c</text:span></text:p>
      <text:p text:style-name="P141">$ ./a.out</text:p>
      <text:p text:style-name="P484"><text:span text:style-name="T12">if s</text:span><text:span text:style-name="T7">election</text:span></text:p>
      <text:p text:style-name="P366"><text:span text:style-name="T289"><text:tab/></text:span><text:span text:style-name="T326">Select </text:span><text:span text:style-name="T327">with if</text:span></text:p>
      <text:p text:style-name="P93"/>
      <text:p text:style-name="P219">#include &lt;stdio.h&gt;</text:p>
      <text:p text:style-name="P219"/>
      <text:p text:style-name="P219"><text:span text:style-name="T37">int</text:span> main()</text:p>
      <text:p text:style-name="P219">{</text:p>
      <text:p text:style-name="P302"><text:tab/><text:span text:style-name="T42">int</text:span><text:span text:style-name="T470"> </text:span><text:span text:style-name="T445">marks</text:span><text:span text:style-name="T470"> = </text:span><text:span text:style-name="T483">85</text:span><text:span text:style-name="T470">;</text:span></text:p>
      <text:p text:style-name="P302"/>
      <text:p text:style-name="P416"><text:span text:style-name="T99"><text:tab/></text:span><text:span text:style-name="T157">if</text:span><text:span text:style-name="T158"> (</text:span><text:span text:style-name="T430">marks</text:span><text:span text:style-name="T158"> </text:span><text:span text:style-name="T159">&gt;=</text:span><text:span text:style-name="T158"> </text:span><text:span text:style-name="T159">75</text:span><text:span text:style-name="T158">)</text:span><text:span text:style-name="T101"> </text:span><text:span text:style-name="T209">// </text:span><text:span text:style-name="T207">If </text:span><text:span text:style-name="T410">marks</text:span><text:span text:style-name="T207"> g</text:span><text:span text:style-name="T208">reater than or equal to 75</text:span></text:p>
      <text:p text:style-name="P302"><text:tab/><text:span text:style-name="T468">{</text:span></text:p>
      <text:p text:style-name="P416"><text:span text:style-name="T99"><text:s text:c="4"/><text:tab/><text:tab/>printf (</text:span><text:span text:style-name="T103">"</text:span><text:span text:style-name="T102">A</text:span><text:span text:style-name="T104">\n</text:span><text:span text:style-name="T103">"</text:span><text:span text:style-name="T99">); </text:span><text:span text:style-name="T210">// </text:span><text:span text:style-name="T207">print A</text:span></text:p>
      <text:p text:style-name="P219"><text:tab/><text:span text:style-name="T468">}</text:span></text:p>
      <text:p text:style-name="P219"/>
      <text:p text:style-name="P219"><text:s text:c="3"/><text:tab/>return 0;</text:p>
      <text:p text:style-name="P251">}</text:p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251"/>
      <text:p text:style-name="P45">Terminal commands:</text:p>
      <text:p text:style-name="P161"><text:span text:style-name="T1">$ vim </text:span><text:span text:style-name="T482">select</text:span><text:span text:style-name="T423">_</text:span><text:span text:style-name="T482">if</text:span><text:span text:style-name="T1">.c</text:span></text:p>
      <text:p text:style-name="P161"><text:span text:style-name="T1">$ gcc </text:span><text:span text:style-name="T482">select_if</text:span><text:span text:style-name="T1">.c</text:span></text:p>
      <text:p text:style-name="P148">$ ./a.out</text:p>
      <text:p text:style-name="P451"><text:span text:style-name="T483">if else s</text:span>election</text:p>
      <text:p text:style-name="P367"><text:span text:style-name="T289"><text:tab/></text:span><text:span text:style-name="T326">Select what we want</text:span></text:p>
      <text:p text:style-name="P134"/>
      <text:p text:style-name="P220">#include &lt;stdio.h&gt;</text:p>
      <text:p text:style-name="P220"/>
      <text:p text:style-name="P220"><text:span text:style-name="T37">int</text:span> main()</text:p>
      <text:p text:style-name="P220">{</text:p>
      <text:p text:style-name="P303"><text:tab/><text:span text:style-name="T42">int</text:span><text:span text:style-name="T470"> </text:span><text:span text:style-name="T445">marks</text:span><text:span text:style-name="T470"> = </text:span><text:span text:style-name="T483">85</text:span><text:span text:style-name="T470">;</text:span></text:p>
      <text:p text:style-name="P303"/>
      <text:p text:style-name="P417"><text:span text:style-name="T99"><text:tab/></text:span><text:span text:style-name="T157">if</text:span><text:span text:style-name="T158"> (</text:span><text:span text:style-name="T430">marks</text:span><text:span text:style-name="T158"> </text:span><text:span text:style-name="T159">&gt;=</text:span><text:span text:style-name="T158"> </text:span><text:span text:style-name="T159">75</text:span><text:span text:style-name="T158">)</text:span><text:span text:style-name="T101"> </text:span><text:span text:style-name="T209">// </text:span><text:span text:style-name="T207">If </text:span><text:span text:style-name="T410">marks</text:span><text:span text:style-name="T207"> g</text:span><text:span text:style-name="T208">reater than or equal to 75</text:span></text:p>
      <text:p text:style-name="P303"><text:tab/><text:span text:style-name="T468">{</text:span></text:p>
      <text:p text:style-name="P418"><text:span text:style-name="T99"><text:s text:c="4"/><text:tab/><text:tab/>printf (</text:span><text:span text:style-name="T103">"</text:span><text:span text:style-name="T102">Pass</text:span><text:span text:style-name="T104">\n</text:span><text:span text:style-name="T103">"</text:span><text:span text:style-name="T99">);</text:span></text:p>
      <text:p text:style-name="P220"><text:tab/><text:span text:style-name="T468">}</text:span></text:p>
      <text:p text:style-name="P418"><text:span text:style-name="T145"><text:tab/></text:span><text:span text:style-name="T159">else</text:span><text:span text:style-name="T146"><text:tab/><text:tab/><text:tab/><text:tab/></text:span><text:span text:style-name="T211">// </text:span><text:span text:style-name="T212">Else </text:span><text:span text:style-name="T213">d</text:span><text:span text:style-name="T214">o </text:span><text:span text:style-name="T213">this</text:span></text:p>
      <text:p text:style-name="P254"><text:tab/>{</text:p>
      <text:p text:style-name="P254"><text:tab/><text:tab/>printf (<text:span text:style-name="T59">"</text:span><text:span text:style-name="T58">Fail</text:span><text:span text:style-name="T70">\n</text:span><text:span text:style-name="T59">"</text:span><text:span text:style-name="T58">);</text:span></text:p>
      <text:p text:style-name="P254"><text:tab/>}</text:p>
      <text:p text:style-name="P220"/>
      <text:p text:style-name="P220"><text:s text:c="3"/><text:tab/>return 0;</text:p>
      <text:p text:style-name="P252">}</text:p>
      <text:p text:style-name="P252"/>
      <text:p text:style-name="P252"/>
      <text:p text:style-name="P252"/>
      <text:p text:style-name="P252"/>
      <text:p text:style-name="P252"/>
      <text:p text:style-name="P46">Terminal commands:</text:p>
      <text:p text:style-name="P162"><text:span text:style-name="T1">$ vim </text:span><text:span text:style-name="T482">select</text:span><text:span text:style-name="T423">_</text:span><text:span text:style-name="T482">if_</text:span><text:span text:style-name="T484">else</text:span><text:span text:style-name="T1">.c</text:span></text:p>
      <text:p text:style-name="P162"><text:span text:style-name="T1">$ gcc </text:span><text:span text:style-name="T482">select_if_</text:span><text:span text:style-name="T484">else</text:span><text:span text:style-name="T1">.c</text:span></text:p>
      <text:p text:style-name="P184">$ ./a.out</text:p>
      <text:p text:style-name="P461"><text:span text:style-name="T483">else </text:span><text:span text:style-name="T485">if </text:span><text:span text:style-name="T483">s</text:span>election</text:p>
      <text:p text:style-name="P368"><text:span text:style-name="T289"><text:tab/></text:span><text:span text:style-name="T326">Select what we want</text:span></text:p>
      <text:p text:style-name="P88"/>
      <text:p text:style-name="P221">#include &lt;stdio.h&gt;</text:p>
      <text:p text:style-name="P221"/>
      <text:p text:style-name="P323"><text:span text:style-name="T37">int</text:span> main()</text:p>
      <text:p text:style-name="P323">{</text:p>
      <text:p text:style-name="P351"><text:tab/><text:span text:style-name="T42">int</text:span><text:span text:style-name="T470"> </text:span><text:span text:style-name="T445">marks</text:span><text:span text:style-name="T470"> = </text:span><text:span text:style-name="T483">85</text:span><text:span text:style-name="T470">;</text:span></text:p>
      <text:p text:style-name="P351"/>
      <text:p text:style-name="P438"><text:span text:style-name="T99"><text:tab/></text:span><text:span text:style-name="T100">if</text:span><text:span text:style-name="T101"> (</text:span><text:span text:style-name="T428">marks</text:span><text:span text:style-name="T101"> </text:span><text:span text:style-name="T102">&gt;=</text:span><text:span text:style-name="T101"> </text:span><text:span text:style-name="T102">75</text:span><text:span text:style-name="T101">) <text:tab/><text:tab/></text:span><text:span text:style-name="T209">// </text:span><text:span text:style-name="T207">If </text:span><text:span text:style-name="T410">marks</text:span><text:span text:style-name="T207"> g</text:span><text:span text:style-name="T208">reater than or equal to 75</text:span></text:p>
      <text:p text:style-name="P351"><text:tab/><text:span text:style-name="T468">{</text:span></text:p>
      <text:p text:style-name="P439"><text:span text:style-name="T99"><text:s text:c="4"/><text:tab/><text:tab/>printf (</text:span><text:span text:style-name="T103">"</text:span><text:span text:style-name="T105">A</text:span><text:span text:style-name="T104">\n</text:span><text:span text:style-name="T103">"</text:span><text:span text:style-name="T99">);</text:span></text:p>
      <text:p text:style-name="P323"><text:tab/><text:span text:style-name="T468">}</text:span></text:p>
      <text:p text:style-name="P324"><text:tab/><text:span text:style-name="T506">else </text:span><text:span text:style-name="T507">if (</text:span><text:span text:style-name="T412">marks</text:span><text:span text:style-name="T507"> &gt;= 65)</text:span><text:span text:style-name="T485"> <text:tab/></text:span><text:span text:style-name="T548">// </text:span><text:span text:style-name="T549">If </text:span><text:span text:style-name="T415">marks</text:span><text:span text:style-name="T549"> g</text:span><text:span text:style-name="T550">reater than or equal to </text:span><text:span text:style-name="T551">6</text:span><text:span text:style-name="T550">5</text:span></text:p>
      <text:p text:style-name="P332"><text:tab/>{</text:p>
      <text:p text:style-name="P439"><text:span text:style-name="T146"><text:tab/><text:tab/>printf (</text:span><text:span text:style-name="T103">"</text:span><text:span text:style-name="T105">B</text:span><text:span text:style-name="T104">\n</text:span><text:span text:style-name="T103">"</text:span><text:span text:style-name="T102">);</text:span></text:p>
      <text:p text:style-name="P332"><text:tab/>}</text:p>
      <text:p text:style-name="P440"><text:span text:style-name="T156"><text:tab/>else <text:tab/><text:tab/><text:tab/><text:tab/></text:span><text:span text:style-name="T211">// </text:span><text:span text:style-name="T215">Else do this</text:span></text:p>
      <text:p text:style-name="P333"><text:tab/>{</text:p>
      <text:p text:style-name="P333"><text:span text:style-name="T483"><text:tab/><text:tab/>printf (</text:span><text:span text:style-name="T59">"</text:span><text:span text:style-name="T58">F</text:span><text:span text:style-name="T70">\n</text:span><text:span text:style-name="T59">"</text:span><text:span text:style-name="T71">);</text:span></text:p>
      <text:p text:style-name="P333"><text:tab/>}</text:p>
      <text:p text:style-name="P323"/>
      <text:p text:style-name="P323"><text:s text:c="3"/><text:tab/>return 0;</text:p>
      <text:p text:style-name="P334">}</text:p>
      <text:p text:style-name="P203"/>
      <text:p text:style-name="P47">Terminal commands:</text:p>
      <text:p text:style-name="P163"><text:span text:style-name="T1">$ vim </text:span><text:span text:style-name="T482">select_</text:span><text:span text:style-name="T484">else_</text:span><text:span text:style-name="T486">if</text:span><text:span text:style-name="T1">.c</text:span></text:p>
      <text:p text:style-name="P163"><text:span text:style-name="T1">$ gcc </text:span><text:span text:style-name="T482">select_</text:span><text:span text:style-name="T484">else_</text:span><text:span text:style-name="T486">if</text:span><text:span text:style-name="T1">.c</text:span></text:p>
      <text:p text:style-name="P185">$ ./a.out</text:p>
      <text:p text:style-name="P473"><text:span text:style-name="T16">Array</text:span><text:span text:style-name="T4"> <text:s text:c="18"/></text:span></text:p>
      <text:p text:style-name="P3"><text:tab/><text:span text:style-name="T498">Sequence of a variables</text:span></text:p>
      <text:p text:style-name="P3"/>
      <text:p text:style-name="P419"><text:span text:style-name="T308"><text:tab/>Think you </text:span><text:span text:style-name="T311">need</text:span><text:span text:style-name="T308"> hundreds of variables for a calculation. It is difficult to give every variable a name and assign one by one. </text:span><text:span text:style-name="T309">C gives you a way called arrays. Array is a </text:span><text:span text:style-name="T398">comp</text:span><text:span text:style-name="T399">act</text:span><text:span text:style-name="T398"> </text:span><text:span text:style-name="T309">variable that can hold </text:span><text:span text:style-name="T310">sequence of </text:span><text:span text:style-name="T309">many variable</text:span><text:span text:style-name="T399">s </text:span><text:span text:style-name="T400">of same type </text:span><text:span text:style-name="T399">at once</text:span><text:span text:style-name="T309"> </text:span><text:span text:style-name="T399">in one name</text:span><text:span text:style-name="T309">.</text:span></text:p>
      <text:p text:style-name="P126"/>
      <text:p text:style-name="P126"/>
      <text:p text:style-name="P123">Define an array</text:p>
      <text:p text:style-name="P7"/>
      <text:p text:style-name="P369"><text:span text:style-name="T204">int</text:span><text:span text:style-name="T198"> </text:span><text:span text:style-name="T200">marks</text:span><text:span text:style-name="T201">[</text:span><text:span text:style-name="T434">3</text:span><text:span text:style-name="T201">]</text:span><text:span text:style-name="T202">; // </text:span><text:span text:style-name="T203">m</text:span><text:span text:style-name="T200">arks </text:span><text:span text:style-name="T203">array can hold up to 3 integer types at once</text:span></text:p>
      <text:p text:style-name="P315"/>
      <text:p text:style-name="P256"><text:span text:style-name="T37">float</text:span><text:span text:style-name="T260"> temperatures[</text:span><text:span text:style-name="T435">100</text:span><text:span text:style-name="T260">]; // temperatures </text:span><text:span text:style-name="T270">can hold up to 100 floats for </text:span><text:span text:style-name="T260">temperature</text:span><text:span text:style-name="T270">s</text:span></text:p>
      <text:p text:style-name="P316"/>
      <text:p text:style-name="P255"><text:span text:style-name="T37">char</text:span><text:span text:style-name="T260"> name[</text:span><text:span text:style-name="T435">10</text:span><text:span text:style-name="T260">]; // </text:span><text:span text:style-name="T270">name array a</text:span><text:span text:style-name="T260">ble to hold up to 10 characters</text:span></text:p>
      <text:p text:style-name="P91"/>
      <text:p text:style-name="P119"><text:span text:style-name="T463">Define an</text:span>d initialize <text:span text:style-name="T463">array </text:span><text:span text:style-name="T514">values</text:span></text:p>
      <text:p text:style-name="P125"/>
      <text:p text:style-name="P132"><text:span text:style-name="T136">int</text:span><text:span text:style-name="T123"> </text:span><text:span text:style-name="T125">marks</text:span><text:span text:style-name="T126">[</text:span><text:span text:style-name="T431">3</text:span><text:span text:style-name="T126">] </text:span><text:span text:style-name="T122">= {95, 85, 90};</text:span></text:p>
      <text:p text:style-name="P200"/>
      <text:p text:style-name="P200"/>
      <text:p text:style-name="P120"/>
      <text:p text:style-name="P471"><text:span text:style-name="T465">Assign </text:span><text:span text:style-name="T463">array </text:span><text:span text:style-name="T515">values</text:span></text:p>
      <text:p text:style-name="P124"/>
      <text:p text:style-name="P133"><text:span text:style-name="T136">int</text:span><text:span text:style-name="T123"> </text:span><text:span text:style-name="T125">marks</text:span><text:span text:style-name="T126">[</text:span><text:span text:style-name="T431">3</text:span><text:span text:style-name="T126">]</text:span><text:span text:style-name="T127">; // </text:span><text:span text:style-name="T134">Array marks a</text:span><text:span text:style-name="T128">ble to hold up to 3 integers</text:span></text:p>
      <text:p text:style-name="P133"><text:tab/></text:p>
      <text:p text:style-name="P243"><text:span text:style-name="T264">marks</text:span><text:span text:style-name="T271">[</text:span><text:span text:style-name="T440">0</text:span><text:span text:style-name="T272">]</text:span><text:span text:style-name="T266"> = 90; // </text:span><text:span text:style-name="T269">index begin with </text:span><text:span text:style-name="T441">0</text:span></text:p>
      <text:p text:style-name="P257"><text:span text:style-name="T260">marks[</text:span><text:span text:style-name="T435">1</text:span><text:span text:style-name="T260">] = 95;</text:span></text:p>
      <text:p text:style-name="P257"><text:span text:style-name="T260">marks[</text:span><text:span text:style-name="T438">2</text:span><text:span text:style-name="T260">] = 85;</text:span></text:p>
      <text:p text:style-name="P205"/>
      <text:p text:style-name="P396"><text:span text:style-name="T27">Us</text:span><text:span text:style-name="T28">e </text:span><text:span text:style-name="T29">array </text:span><text:span text:style-name="T30">values</text:span></text:p>
      <text:p text:style-name="P322"/>
      <text:p text:style-name="P258"><text:span text:style-name="T37">int</text:span> <text:span text:style-name="T466">total_</text:span>marks = <text:span text:style-name="T264">marks</text:span><text:span text:style-name="T265">[</text:span><text:span text:style-name="T436">0</text:span><text:span text:style-name="T266">] </text:span><text:span text:style-name="T260">+ </text:span><text:span text:style-name="T264">marks</text:span><text:span text:style-name="T265">[</text:span><text:span text:style-name="T435">1</text:span><text:span text:style-name="T266">] </text:span><text:span text:style-name="T260">+ </text:span><text:span text:style-name="T264">marks</text:span><text:span text:style-name="T265">[</text:span><text:span text:style-name="T435">2</text:span><text:span text:style-name="T266">];</text:span></text:p>
      <text:p text:style-name="P319"/>
      <text:p text:style-name="P420"><text:span text:style-name="T389"><text:tab/>T</text:span><text:span text:style-name="T390">o </text:span><text:span text:style-name="T391">deal with </text:span><text:span text:style-name="T394">variable </text:span><text:span text:style-name="T392">values</text:span><text:span text:style-name="T391"> of an</text:span><text:span text:style-name="T390"> array you should index </text:span><text:span text:style-name="T391">it </text:span><text:span text:style-name="T393">as above</text:span><text:span text:style-name="T391">.</text:span><text:span text:style-name="T390"> </text:span><text:span text:style-name="T393">Remember a</text:span><text:span text:style-name="T391">rray </text:span><text:span text:style-name="T390">index </text:span><text:span text:style-name="T391">number </text:span><text:span text:style-name="T390">is </text:span><text:span text:style-name="T393">always </text:span><text:span text:style-name="T390">begin with 0</text:span><text:span text:style-name="T394"> (zero)</text:span><text:span text:style-name="T390">.</text:span></text:p>
      <text:p text:style-name="P130"/>
      <text:p text:style-name="P475"><text:span text:style-name="T18">Array total</text:span><text:span text:style-name="T17"> <text:s/></text:span><text:span text:style-name="T4"><text:s text:c="135"/></text:span></text:p>
      <text:p text:style-name="P369"><text:span text:style-name="T288"><text:tab/></text:span><text:span text:style-name="T317">Calculate t</text:span><text:span text:style-name="T318">otal m</text:span><text:span text:style-name="T319">arks</text:span></text:p>
      <text:p text:style-name="P199"/>
      <text:p text:style-name="P222">#include &lt;stdio.h&gt;</text:p>
      <text:p text:style-name="P222"/>
      <text:p text:style-name="P222"><text:span text:style-name="T37">int</text:span> main()</text:p>
      <text:p text:style-name="P222">{</text:p>
      <text:p text:style-name="P419"><text:span text:style-name="T124"><text:tab/></text:span><text:span text:style-name="T136">int</text:span><text:span text:style-name="T123"> </text:span><text:span text:style-name="T129">marks</text:span><text:span text:style-name="T126">[</text:span><text:span text:style-name="T129">3</text:span><text:span text:style-name="T126">] </text:span><text:span text:style-name="T130">= {85, 90, 95}</text:span><text:span text:style-name="T135">;</text:span></text:p>
      <text:p text:style-name="P262"/>
      <text:p text:style-name="P259"><text:span text:style-name="T39"><text:tab/>int</text:span><text:span text:style-name="T462"> </text:span><text:span text:style-name="T466">total_</text:span><text:span text:style-name="T462">marks = </text:span><text:span text:style-name="T264">marks</text:span><text:span text:style-name="T265">[</text:span><text:span text:style-name="T436">0</text:span><text:span text:style-name="T266">] </text:span><text:span text:style-name="T267">+ </text:span><text:span text:style-name="T264">marks</text:span><text:span text:style-name="T265">[</text:span><text:span text:style-name="T437">1</text:span><text:span text:style-name="T266">] </text:span><text:span text:style-name="T267">+ </text:span><text:span text:style-name="T264">marks</text:span><text:span text:style-name="T265">[</text:span><text:span text:style-name="T437">2</text:span><text:span text:style-name="T266">];</text:span></text:p>
      <text:p text:style-name="P317"/>
      <text:p text:style-name="P419"><text:span text:style-name="T163"><text:tab/></text:span><text:span text:style-name="T145">printf(</text:span><text:span text:style-name="T103">"</text:span><text:span text:style-name="T106">Total</text:span><text:span text:style-name="T107">: </text:span><text:span text:style-name="T452">%</text:span><text:span text:style-name="T453">d</text:span><text:span text:style-name="T103">"</text:span><text:span text:style-name="T145">, </text:span><text:span text:style-name="T108">total_marks</text:span><text:span text:style-name="T145">);</text:span></text:p>
      <text:p text:style-name="P222"><text:tab/></text:p>
      <text:p text:style-name="P222"><text:tab/>return 0;</text:p>
      <text:p text:style-name="P222">}</text:p>
      <text:p text:style-name="P1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Terminal commands:</text:p>
      <text:p text:style-name="P164"><text:span text:style-name="T1">$ vim </text:span><text:span text:style-name="T464">array</text:span><text:span text:style-name="T423">_</text:span><text:span text:style-name="T467">total</text:span><text:span text:style-name="T1">.c</text:span></text:p>
      <text:p text:style-name="P164"><text:span text:style-name="T1">$ gcc </text:span><text:span text:style-name="T464">array_t</text:span><text:span text:style-name="T467">otal</text:span><text:span text:style-name="T1">.c</text:span></text:p>
      <text:p text:style-name="P149">$ ./a.out</text:p>
      <text:p text:style-name="P478"><text:span text:style-name="T9">L</text:span><text:span text:style-name="T13">oop </text:span><text:span text:style-name="T14">an </text:span><text:span text:style-name="T13">array</text:span></text:p>
      <text:p text:style-name="P404"><text:span text:style-name="T289"><text:tab/></text:span><text:span text:style-name="T328">Calculate total of </text:span><text:span text:style-name="T329">an integer </text:span><text:span text:style-name="T328">array</text:span></text:p>
      <text:p text:style-name="P135"/>
      <text:p text:style-name="P223">#include &lt;stdio.h&gt;</text:p>
      <text:p text:style-name="P223"/>
      <text:p text:style-name="P223"><text:span text:style-name="T37">int</text:span> main()</text:p>
      <text:p text:style-name="P223">{</text:p>
      <text:p text:style-name="P421"><text:span text:style-name="T124"><text:tab/></text:span><text:span text:style-name="T136">int</text:span><text:span text:style-name="T123"> </text:span><text:span text:style-name="T129">marks</text:span><text:span text:style-name="T126">[</text:span><text:span text:style-name="T129">3</text:span><text:span text:style-name="T126">] </text:span><text:span text:style-name="T132">= {85, 95, 90}</text:span><text:span text:style-name="T135">;</text:span></text:p>
      <text:p text:style-name="P421"><text:span text:style-name="T135"><text:tab/></text:span><text:span text:style-name="T137">int</text:span><text:span text:style-name="T163"> </text:span><text:span text:style-name="T168">total_</text:span><text:span text:style-name="T163">marks </text:span><text:span text:style-name="T169">= 0</text:span><text:span text:style-name="T163">;</text:span></text:p>
      <text:p text:style-name="P263"/>
      <text:p text:style-name="P421"><text:span text:style-name="T163"><text:tab/></text:span><text:span text:style-name="T169">for (int i = 0; i &lt; 3; i++ )</text:span></text:p>
      <text:p text:style-name="P264"><text:tab/>{</text:p>
      <text:p text:style-name="P261"><text:span text:style-name="T39"><text:tab/><text:tab/></text:span><text:span text:style-name="T273">total_</text:span><text:span text:style-name="T274">marks = </text:span><text:span text:style-name="T273">total_</text:span><text:span text:style-name="T274">marks </text:span><text:span text:style-name="T276">+ </text:span><text:span text:style-name="T275">marks</text:span><text:span text:style-name="T271">[</text:span><text:span text:style-name="T439">i</text:span><text:span text:style-name="T272">]; // </text:span><text:span text:style-name="T277">or</text:span><text:span text:style-name="T272"> </text:span><text:span text:style-name="T273">total_</text:span><text:span text:style-name="T274">marks </text:span><text:span text:style-name="T278">+</text:span><text:span text:style-name="T279">=</text:span><text:span text:style-name="T274"> </text:span><text:span text:style-name="T275">marks</text:span><text:span text:style-name="T459">[</text:span><text:span text:style-name="T460">i</text:span><text:span text:style-name="T461">];</text:span></text:p>
      <text:p text:style-name="P260"><text:span text:style-name="T266"><text:tab/></text:span><text:span text:style-name="T268">}</text:span></text:p>
      <text:p text:style-name="P318"/>
      <text:p text:style-name="P421"><text:span text:style-name="T163"><text:tab/></text:span><text:span text:style-name="T145">printf (</text:span><text:span text:style-name="T103">"</text:span><text:span text:style-name="T106">Total</text:span><text:span text:style-name="T107">: </text:span><text:span text:style-name="T452">%</text:span><text:span text:style-name="T453">d</text:span><text:span text:style-name="T103">"</text:span><text:span text:style-name="T145">, </text:span><text:span text:style-name="T108">total_marks</text:span><text:span text:style-name="T145">);</text:span></text:p>
      <text:p text:style-name="P223"><text:tab/></text:p>
      <text:p text:style-name="P223"><text:tab/>return 0;</text:p>
      <text:p text:style-name="P223">}</text:p>
      <text:p text:style-name="P49"/>
      <text:p text:style-name="P448"/>
      <text:p text:style-name="P448"/>
      <text:p text:style-name="P448"/>
      <text:p text:style-name="P49"/>
      <text:p text:style-name="P49"/>
      <text:p text:style-name="P49">Terminal commands:</text:p>
      <text:p text:style-name="P165"><text:span text:style-name="T1">$ vim </text:span><text:span text:style-name="T464">array</text:span><text:span text:style-name="T423">_</text:span><text:span text:style-name="T467">total_</text:span><text:span text:style-name="T471">marks</text:span><text:span text:style-name="T1">.c</text:span></text:p>
      <text:p text:style-name="P165"><text:span text:style-name="T1">$ gcc </text:span><text:span text:style-name="T464">array_t</text:span><text:span text:style-name="T467">otal_</text:span><text:span text:style-name="T471">marks</text:span><text:span text:style-name="T1">.c</text:span></text:p>
      <text:p text:style-name="P150">$ ./a.out</text:p>
      <text:p text:style-name="P466">Structures</text:p>
      <text:p text:style-name="P384"><text:span text:style-name="T289"><text:tab/></text:span><text:span text:style-name="T330">Compaq more than one </text:span><text:span text:style-name="T331">variable </text:span><text:span text:style-name="T330">type</text:span><text:span text:style-name="T332">s</text:span><text:span text:style-name="T331"> </text:span><text:span text:style-name="T330">together</text:span></text:p>
      <text:p text:style-name="P8"/>
      <text:p text:style-name="P8"/>
      <text:p text:style-name="P114">Define a structure</text:p>
      <text:p text:style-name="P138"/>
      <text:p text:style-name="P265"><text:span text:style-name="T54">typedef</text:span><text:span text:style-name="T58"> </text:span><text:span text:style-name="T417">struct</text:span><text:span text:style-name="T58"> student {</text:span></text:p>
      <text:p text:style-name="P305"><text:tab/>int index;</text:p>
      <text:p text:style-name="P422"><text:span text:style-name="T109"><text:tab/></text:span><text:span text:style-name="T110">float average</text:span><text:span text:style-name="T109">;</text:span></text:p>
      <text:p text:style-name="P265"><text:span text:style-name="T58">} </text:span><text:span text:style-name="T442">Student</text:span><text:span text:style-name="T58">;</text:span></text:p>
      <text:p text:style-name="P305"/>
      <text:p text:style-name="P269"><text:span text:style-name="T58">Now you can use </text:span><text:span text:style-name="T442">Student</text:span><text:span text:style-name="T58"> as a new data type like int or float </text:span><text:span text:style-name="T74">to define variables</text:span><text:span text:style-name="T58">.</text:span></text:p>
      <text:p text:style-name="P305"/>
      <text:p text:style-name="P265"><text:span text:style-name="T442">Student</text:span><text:span text:style-name="T58"> st1; <text:s/>// </text:span><text:span text:style-name="T75">student 1</text:span></text:p>
      <text:p text:style-name="P305"/>
      <text:p text:style-name="P305"/>
      <text:p text:style-name="P423"><text:span text:style-name="T109">H</text:span><text:span text:style-name="T111">ere st1 variable has t</text:span><text:span text:style-name="T113">w</text:span><text:span text:style-name="T111">o member variables index and </text:span><text:span text:style-name="T112">average</text:span><text:span text:style-name="T111">. You can access </text:span><text:span text:style-name="T113">and use </text:span><text:span text:style-name="T111">them as below.</text:span></text:p>
      <text:p text:style-name="P306"/>
      <text:p text:style-name="P306"/>
      <text:p text:style-name="P266"><text:span text:style-name="T58">st1.index = 10</text:span><text:span text:style-name="T68">0</text:span><text:span text:style-name="T58">;</text:span></text:p>
      <text:p text:style-name="P269"><text:span text:style-name="T72">st1.</text:span><text:span text:style-name="T73">average</text:span><text:span text:style-name="T72"> = </text:span><text:span text:style-name="T73">88.</text:span><text:span text:style-name="T68">8</text:span><text:span text:style-name="T72">;</text:span></text:p>
      <text:p text:style-name="P77"/>
      <text:p text:style-name="P476"><text:span text:style-name="T19"><text:s/></text:span><text:span text:style-name="T20">Structure </text:span><text:span text:style-name="T21">student</text:span><text:span text:style-name="T17"> </text:span><text:span text:style-name="T4"><text:s text:c="133"/></text:span></text:p>
      <text:p text:style-name="P370"><text:span text:style-name="T1"><text:tab/></text:span><text:span text:style-name="T499"> </text:span><text:span text:style-name="T323">Example student structure</text:span></text:p>
      <text:p text:style-name="P207"/>
      <text:p text:style-name="P320">#include &lt;stdio.h&gt;</text:p>
      <text:p text:style-name="P224"/>
      <text:p text:style-name="P267"><text:span text:style-name="T47">typedef</text:span><text:span text:style-name="T58"> </text:span><text:span text:style-name="T47">struct</text:span><text:span text:style-name="T58"> student {</text:span></text:p>
      <text:p text:style-name="P307"><text:tab/>int index;</text:p>
      <text:p text:style-name="P424"><text:span text:style-name="T109"><text:tab/></text:span><text:span text:style-name="T110">float average</text:span><text:span text:style-name="T109">;</text:span></text:p>
      <text:p text:style-name="P267"><text:span text:style-name="T58">} </text:span><text:span text:style-name="T442">Student</text:span><text:span text:style-name="T58">;</text:span></text:p>
      <text:p text:style-name="P307"/>
      <text:p text:style-name="P224"><text:span text:style-name="T37">int</text:span> main()</text:p>
      <text:p text:style-name="P224">{</text:p>
      <text:p text:style-name="P394"><text:span text:style-name="T124"><text:tab/></text:span><text:span text:style-name="T433">Student</text:span><text:span text:style-name="T198"> </text:span><text:span text:style-name="T199">st1</text:span><text:span text:style-name="T178">; <text:tab/><text:tab/></text:span><text:span text:style-name="T179">// </text:span><text:span text:style-name="T180">Student 1</text:span></text:p>
      <text:p text:style-name="P270"/>
      <text:p text:style-name="P270"><text:tab/>st1.index = 100;<text:tab/><text:tab/><text:tab/></text:p>
      <text:p text:style-name="P270"><text:tab/>st1.average = 88.8;</text:p>
      <text:p text:style-name="P247"/>
      <text:p text:style-name="P424"><text:span text:style-name="T145"><text:tab/>printf(</text:span><text:span text:style-name="T103">"</text:span><text:span text:style-name="T114">index: %d average:</text:span><text:span text:style-name="T107"> </text:span><text:span text:style-name="T452">%</text:span><text:span text:style-name="T454">f</text:span><text:span text:style-name="T455">\n</text:span><text:span text:style-name="T103">"</text:span><text:span text:style-name="T145">, </text:span><text:span text:style-name="T114">st1.index, st1.average</text:span><text:span text:style-name="T145">);</text:span></text:p>
      <text:p text:style-name="P224"/>
      <text:p text:style-name="P224"><text:tab/>return 0;</text:p>
      <text:p text:style-name="P224">}</text:p>
      <text:p text:style-name="P224"/>
      <text:p text:style-name="P224"/>
      <text:p text:style-name="P224"/>
      <text:p text:style-name="P50">Terminal commands:</text:p>
      <text:p text:style-name="P166"><text:span text:style-name="T1">$ vim </text:span><text:span text:style-name="T481">struct_</text:span><text:span text:style-name="T487">student</text:span><text:span text:style-name="T1">.c</text:span></text:p>
      <text:p text:style-name="P167"><text:span text:style-name="T1">$ gcc </text:span><text:span text:style-name="T481">struct_ </text:span><text:span text:style-name="T487">student</text:span><text:span text:style-name="T481"> </text:span><text:span text:style-name="T1">.c</text:span></text:p>
      <text:p text:style-name="P186">$ ./a.out</text:p>
      <text:p text:style-name="P371"><text:soft-page-break/><text:span text:style-name="T22">Array of s</text:span><text:span text:style-name="T20">tructure</text:span><text:span text:style-name="T4"> <text:s text:c="134"/></text:span></text:p>
      <text:p text:style-name="P371"><text:span text:style-name="T1"><text:tab/> </text:span><text:span text:style-name="T320">Array of structure type</text:span></text:p>
      <text:p text:style-name="P197"/>
      <text:p text:style-name="P354">#include &lt;stdio.h&gt;</text:p>
      <text:p text:style-name="P326"/>
      <text:p text:style-name="P338"><text:span text:style-name="T47">typedef</text:span><text:span text:style-name="T58"> </text:span><text:span text:style-name="T47">struct</text:span><text:span text:style-name="T58"> student {</text:span></text:p>
      <text:p text:style-name="P352"><text:tab/>int index;</text:p>
      <text:p text:style-name="P443"><text:span text:style-name="T109"><text:tab/></text:span><text:span text:style-name="T110">float average</text:span><text:span text:style-name="T109">;</text:span></text:p>
      <text:p text:style-name="P338"><text:span text:style-name="T58">} </text:span><text:span text:style-name="T442">Student</text:span><text:span text:style-name="T58">;</text:span></text:p>
      <text:p text:style-name="P352"/>
      <text:p text:style-name="P326"><text:span text:style-name="T37">int</text:span> main()</text:p>
      <text:p text:style-name="P326">{</text:p>
      <text:p text:style-name="P443"><text:span text:style-name="T124"><text:tab/></text:span><text:span text:style-name="T432">Student</text:span><text:span text:style-name="T123"> </text:span><text:span text:style-name="T131">st[2]</text:span><text:span text:style-name="T135">;</text:span><text:span text:style-name="T164"> <text:tab/><text:tab/>// </text:span><text:span text:style-name="T166">Array of 2 Student </text:span><text:span text:style-name="T171">structures</text:span></text:p>
      <text:p text:style-name="P339"/>
      <text:p text:style-name="P443"><text:span text:style-name="T164"><text:tab/></text:span><text:span text:style-name="T166">st[0]</text:span><text:span text:style-name="T164">.index = 100;<text:tab/><text:tab/>// </text:span><text:span text:style-name="T165">First student</text:span></text:p>
      <text:p text:style-name="P443"><text:span text:style-name="T164"><text:tab/></text:span><text:span text:style-name="T166">st[0]</text:span><text:span text:style-name="T164">.average = 88.8;</text:span></text:p>
      <text:p text:style-name="P339"/>
      <text:p text:style-name="P443"><text:span text:style-name="T164"><text:tab/></text:span><text:span text:style-name="T166">st[1]</text:span><text:span text:style-name="T164">.index = 101;<text:tab/><text:tab/>// </text:span><text:span text:style-name="T165">Second stud</text:span><text:span text:style-name="T167">e</text:span><text:span text:style-name="T165">nt</text:span></text:p>
      <text:p text:style-name="P443"><text:span text:style-name="T164"><text:tab/>st</text:span><text:span text:style-name="T166">[1]</text:span><text:span text:style-name="T164">.average = 90.2;</text:span></text:p>
      <text:p text:style-name="P340"/>
      <text:p text:style-name="P443"><text:span text:style-name="T145"><text:tab/>printf(</text:span><text:span text:style-name="T103">"</text:span><text:span text:style-name="T114">index: %d average:</text:span><text:span text:style-name="T107"> </text:span><text:span text:style-name="T452">%</text:span><text:span text:style-name="T454">f</text:span><text:span text:style-name="T455">\n</text:span><text:span text:style-name="T103">"</text:span><text:span text:style-name="T145">, </text:span><text:span text:style-name="T114">st</text:span><text:span text:style-name="T115">[0]</text:span><text:span text:style-name="T114">.index, st</text:span><text:span text:style-name="T115">[0]</text:span><text:span text:style-name="T114">.average</text:span><text:span text:style-name="T145">);</text:span></text:p>
      <text:p text:style-name="P326"><text:tab/>printf(<text:span text:style-name="T59">"</text:span><text:span text:style-name="T68">index: %d average:</text:span><text:span text:style-name="T60"> </text:span><text:span text:style-name="T456">%</text:span><text:span text:style-name="T457">f</text:span><text:span text:style-name="T458">\n</text:span><text:span text:style-name="T59">"</text:span>, <text:span text:style-name="T68">st</text:span><text:span text:style-name="T69">[1]</text:span><text:span text:style-name="T68">.index, st</text:span><text:span text:style-name="T69">[1]</text:span><text:span text:style-name="T68">.average</text:span>);</text:p>
      <text:p text:style-name="P326"/>
      <text:p text:style-name="P326"><text:tab/>return 0;</text:p>
      <text:p text:style-name="P326">}</text:p>
      <text:p text:style-name="P236"/>
      <text:p text:style-name="P51">Terminal commands:</text:p>
      <text:p text:style-name="P168"><text:span text:style-name="T1">$ vim </text:span><text:span text:style-name="T481">struct_example</text:span><text:span text:style-name="T1">.c</text:span></text:p>
      <text:p text:style-name="P168"><text:span text:style-name="T1">$ gcc </text:span><text:span text:style-name="T481">struct_example </text:span><text:span text:style-name="T1">.c</text:span></text:p>
      <text:p text:style-name="P78">$ ./a.out</text:p>
      <text:p text:style-name="P373"><text:soft-page-break/><text:span text:style-name="T26">Memory </text:span><text:span text:style-name="T22">A</text:span><text:span text:style-name="T23">ddress</text:span><text:span text:style-name="T17"> </text:span><text:span text:style-name="T4"><text:s text:c="129"/></text:span></text:p>
      <text:p text:style-name="P373"><text:span text:style-name="T1"><text:tab/></text:span><text:span text:style-name="T499"> </text:span><text:span text:style-name="T321">Address </text:span><text:span text:style-name="T322">of a </text:span><text:span text:style-name="T323">variable</text:span></text:p>
      <text:p text:style-name="P4"><text:tab/></text:p>
      <text:p text:style-name="P425"><text:span text:style-name="T376">You can use &amp; </text:span><text:span text:style-name="T401">sign </text:span><text:span text:style-name="T376">to get the address </text:span><text:span text:style-name="T377">of a </text:span><text:span text:style-name="T396">variable in </text:span><text:span text:style-name="T377">memory.</text:span></text:p>
      <text:p text:style-name="P4"/>
      <text:p text:style-name="P118">Address of a variable</text:p>
      <text:p text:style-name="P98"/>
      <text:p text:style-name="P295"><text:span text:style-name="T78">i</text:span><text:span text:style-name="T58">nt number; <text:tab/>// Variable</text:span></text:p>
      <text:p text:style-name="P311">&amp;number;<text:tab/><text:tab/>// Address of <text:span text:style-name="T555">number</text:span></text:p>
      <text:p text:style-name="P89"/>
      <text:p text:style-name="P118">Address of an array</text:p>
      <text:p text:style-name="P118"/>
      <text:p text:style-name="P311">int students[20];<text:tab/><text:tab/>// Array</text:p>
      <text:p text:style-name="P311">&amp;student;<text:tab/><text:tab/><text:tab/><text:tab/>// Address of array</text:p>
      <text:p text:style-name="P313">or</text:p>
      <text:p text:style-name="P312">student<text:tab/><text:tab/><text:tab/><text:tab/><text:tab/>// Array name itself is address</text:p>
      <text:p text:style-name="P388"><text:span text:style-name="T194">&amp;student[2];<text:tab/><text:tab/><text:tab/><text:tab/>// Address of </text:span><text:span text:style-name="T195">a</text:span><text:span text:style-name="T194"> </text:span><text:span text:style-name="T195">variable</text:span><text:span text:style-name="T194"> </text:span><text:span text:style-name="T196">in </text:span><text:span text:style-name="T195">an </text:span><text:span text:style-name="T196">array</text:span></text:p>
      <text:p text:style-name="P89"/>
      <text:p text:style-name="P118">Address of a structure</text:p>
      <text:p text:style-name="P118"/>
      <text:p text:style-name="P295"><text:span text:style-name="T58">Student student1;<text:tab/><text:tab/>// </text:span><text:span text:style-name="T79">Structure student</text:span></text:p>
      <text:p text:style-name="P295"><text:span text:style-name="T58">&amp;student1;<text:tab/><text:tab/><text:tab/><text:tab/>// </text:span><text:span text:style-name="T79">Address of student1</text:span></text:p>
      <text:p text:style-name="P198"/>
      <text:p text:style-name="P204"/>
      <text:p text:style-name="P474"><text:span text:style-name="T24">Memory a</text:span><text:span text:style-name="T25">ddress</text:span><text:span text:style-name="T17"> <text:s text:c="80"/></text:span><text:span text:style-name="T4"><text:s text:c="47"/></text:span></text:p>
      <text:p text:style-name="P395"><text:span text:style-name="T1"><text:tab/> </text:span><text:span text:style-name="T554">Address</text:span><text:span text:style-name="T378"> </text:span><text:span text:style-name="T397">of variables in</text:span><text:span text:style-name="T378"> </text:span><text:span text:style-name="T379">memory</text:span></text:p>
      <text:p text:style-name="P244"/>
      <text:p text:style-name="P321">#include &lt;stdio.h&gt;</text:p>
      <text:p text:style-name="P210"/>
      <text:p text:style-name="P268"><text:span text:style-name="T47">typedef</text:span><text:span text:style-name="T58"> </text:span><text:span text:style-name="T47">struct</text:span><text:span text:style-name="T58"> student {</text:span></text:p>
      <text:p text:style-name="P308"><text:tab/>int index;</text:p>
      <text:p text:style-name="P426"><text:span text:style-name="T109"><text:tab/></text:span><text:span text:style-name="T110">float average</text:span><text:span text:style-name="T109">;</text:span></text:p>
      <text:p text:style-name="P268"><text:span text:style-name="T58">} </text:span><text:span text:style-name="T442">Student</text:span><text:span text:style-name="T58">;</text:span></text:p>
      <text:p text:style-name="P308"/>
      <text:p text:style-name="P210"><text:span text:style-name="T37">int</text:span> main()</text:p>
      <text:p text:style-name="P210">{</text:p>
      <text:p text:style-name="P210"><text:tab/><text:span text:style-name="T516">int number = 5;<text:tab/><text:tab/><text:tab/><text:tab/><text:tab/>// Variable</text:span></text:p>
      <text:p text:style-name="P210"><text:tab/><text:span text:style-name="T516">int marks[3] = { 80, 90, 95 };<text:tab/>// Array</text:span></text:p>
      <text:p text:style-name="P426"><text:span text:style-name="T124"><text:tab/></text:span><text:span text:style-name="T432">Student</text:span><text:span text:style-name="T123"> </text:span><text:span text:style-name="T131">st</text:span><text:span text:style-name="T133">1</text:span><text:span text:style-name="T135">;</text:span><text:span text:style-name="T164"> <text:tab/><text:tab/><text:tab/><text:tab/><text:tab/></text:span><text:span text:style-name="T166">// </text:span><text:span text:style-name="T170">Structure</text:span></text:p>
      <text:p text:style-name="P210"/>
      <text:p text:style-name="P210"><text:tab/>printf("Address of number <text:s text:c="2"/>%p\n", &amp;number);</text:p>
      <text:p text:style-name="P210"><text:tab/>printf("Address of marks <text:s text:c="3"/>%p\n", &amp;marks);</text:p>
      <text:p text:style-name="P210"><text:tab/>printf("Address of marks[2] %p\n", &amp;marks[2]);</text:p>
      <text:p text:style-name="P210"><text:tab/>printf("Address of st1 <text:s text:c="5"/>%p\n", &amp;st1);</text:p>
      <text:p text:style-name="P210"/>
      <text:p text:style-name="P210"><text:tab/>return 0;</text:p>
      <text:p text:style-name="P210">}</text:p>
      <text:p text:style-name="P13"/>
      <text:p text:style-name="P13"/>
      <text:p text:style-name="P52">Terminal commands:</text:p>
      <text:p text:style-name="P169"><text:span text:style-name="T1">$ vim </text:span><text:span text:style-name="T481">struct_example</text:span><text:span text:style-name="T1">.c</text:span></text:p>
      <text:p text:style-name="P169"><text:span text:style-name="T1">$ gcc </text:span><text:span text:style-name="T481">struct_example </text:span><text:span text:style-name="T1">.c</text:span></text:p>
      <text:p text:style-name="P79">$ ./a.out</text:p>
      <text:p text:style-name="P129"><text:soft-page-break/><text:span text:style-name="T76">P</text:span><text:span text:style-name="T58">ointers</text:span></text:p>
      <text:p text:style-name="P372"><text:span text:style-name="T289"><text:tab/></text:span><text:span text:style-name="T333">Point to </text:span><text:span text:style-name="T334">memory </text:span><text:span text:style-name="T350">address</text:span></text:p>
      <text:p text:style-name="P9"/>
      <text:p text:style-name="P427"><text:span text:style-name="T294"><text:tab/>Pointer</text:span><text:span text:style-name="T295">s can</text:span><text:span text:style-name="T294"> hold address </text:span><text:span text:style-name="T296">of a</text:span><text:span text:style-name="T297"> memory location.</text:span><text:span text:style-name="T294"> </text:span><text:span text:style-name="T298">If</text:span><text:span text:style-name="T297"> you know the address </text:span><text:span text:style-name="T296">of a memory location </text:span><text:span text:style-name="T298">y</text:span><text:span text:style-name="T299">ou can </text:span><text:span text:style-name="T297">use </text:span><text:span text:style-name="T300">pointers </text:span><text:span text:style-name="T297">to </text:span><text:span text:style-name="T301">hold </text:span><text:span text:style-name="T296">, </text:span><text:span text:style-name="T297">access and pass </text:span><text:span text:style-name="T296">that </text:span><text:span text:style-name="T302">memory location</text:span><text:span text:style-name="T303">.</text:span></text:p>
      <text:p text:style-name="P9"/>
      <text:p text:style-name="P115">Define <text:span text:style-name="T521">a pointer</text:span></text:p>
      <text:p text:style-name="P206"/>
      <text:p text:style-name="P428"><text:span text:style-name="T142">int*</text:span><text:span text:style-name="T117"> nptr; <text:tab/><text:tab/><text:tab/>// </text:span><text:span text:style-name="T118">nptr </text:span><text:span text:style-name="T119">is </text:span><text:span text:style-name="T121">type of </text:span><text:span text:style-name="T119">pointer to an int</text:span></text:p>
      <text:p text:style-name="P428"><text:span text:style-name="T119"><text:tab/><text:tab/><text:tab/><text:tab/><text:tab/>// nptr </text:span><text:span text:style-name="T120">can hold address of a integer variable</text:span></text:p>
      <text:p text:style-name="P209"/>
      <text:p text:style-name="P116"><text:span text:style-name="T519">A</text:span><text:span text:style-name="T520">sign</text:span></text:p>
      <text:p text:style-name="P116"/>
      <text:p text:style-name="P271"><text:span text:style-name="T49">i</text:span><text:span text:style-name="T47">nt</text:span><text:span text:style-name="T58"> number;</text:span></text:p>
      <text:p text:style-name="P272"><text:span text:style-name="T47">int</text:span><text:span text:style-name="T58">* numberPtr;</text:span></text:p>
      <text:p text:style-name="P309"><text:span text:style-name="T520">numberPtr</text:span> = &amp;number; <text:tab/>// &amp;number is the address of number</text:p>
      <text:p text:style-name="P405"/>
      <text:p text:style-name="P405"/>
      <text:p text:style-name="P117">Access value <text:span text:style-name="T517">of a </text:span><text:span text:style-name="T518">pointed variable</text:span></text:p>
      <text:p text:style-name="P80"/>
      <text:p text:style-name="P273"><text:span text:style-name="T58">nptr </text:span><text:span text:style-name="T77">= &amp;number;</text:span></text:p>
      <text:p text:style-name="P310"/>
      <text:p text:style-name="P310">*nptr = *&amp;nubmer; <text:s/>// Add * left and right <text:span text:style-name="T556">sides</text:span>. Then *&amp; cancels out.</text:p>
      <text:p text:style-name="P310"/>
      <text:p text:style-name="P310">*nptr = number;</text:p>
      <text:p text:style-name="P310"/>
      <text:p text:style-name="P314">So *nptr is the value <text:span text:style-name="T557">of number in pointer notation</text:span>.</text:p>
      <text:p text:style-name="P462"><text:span text:style-name="T472">P</text:span>ointers</text:p>
      <text:p text:style-name="P406"><text:span text:style-name="T289"><text:tab/></text:span><text:span text:style-name="T333">Point</text:span><text:span text:style-name="T324">er</text:span><text:span text:style-name="T333"> to a</text:span><text:span text:style-name="T324">n integer</text:span></text:p>
      <text:p text:style-name="P94"/>
      <text:p text:style-name="P325">#include &lt;stdio.h&gt;</text:p>
      <text:p text:style-name="P325"/>
      <text:p text:style-name="P325"><text:span text:style-name="T37">int</text:span> main()</text:p>
      <text:p text:style-name="P325">{</text:p>
      <text:p text:style-name="P441"><text:span text:style-name="T145"><text:tab/></text:span><text:span text:style-name="T172">int n</text:span><text:span text:style-name="T173">umber</text:span><text:span text:style-name="T172"> = 5;</text:span></text:p>
      <text:p text:style-name="P442"><text:span text:style-name="T172"><text:tab/>int* n</text:span><text:span text:style-name="T173">P</text:span><text:span text:style-name="T172">tr = &amp;n</text:span><text:span text:style-name="T173">umber</text:span><text:span text:style-name="T172">; // </text:span><text:span text:style-name="T174">nptr is </text:span><text:span text:style-name="T175">a</text:span><text:span text:style-name="T174"> pointer to an integer</text:span></text:p>
      <text:p text:style-name="P353"/>
      <text:p text:style-name="P335"><text:tab/>printf("Address of number with &amp;<text:span text:style-name="T523">number</text:span> : %p\n", &amp;number);</text:p>
      <text:p text:style-name="P335"><text:tab/>printf("Address of number in nPtr <text:s text:c="5"/>: %p\n", nPtr);</text:p>
      <text:p text:style-name="P335"><text:tab/>printf("Access number value with nPtr <text:s/>: %d\n", *nPtr);</text:p>
      <text:p text:style-name="P335"/>
      <text:p text:style-name="P325"><text:tab/>return 0;</text:p>
      <text:p text:style-name="P325">}</text:p>
      <text:p text:style-name="P1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Terminal commands:</text:p>
      <text:p text:style-name="P170"><text:span text:style-name="T1">$ vim </text:span><text:span text:style-name="T488">pointer_to_</text:span><text:span text:style-name="T489">int</text:span><text:span text:style-name="T1">.c</text:span></text:p>
      <text:p text:style-name="P170"><text:span text:style-name="T1">$ gcc </text:span><text:span text:style-name="T488">pointer_to_</text:span><text:span text:style-name="T489">int</text:span><text:span text:style-name="T1">.c</text:span></text:p>
      <text:p text:style-name="P151">$ ./a.out</text:p>
      <text:p text:style-name="P463"><text:span text:style-name="T472">P</text:span>ointers</text:p>
      <text:p text:style-name="P383"><text:span text:style-name="T289"><text:tab/></text:span><text:span text:style-name="T333">Point</text:span><text:span text:style-name="T348">er</text:span><text:span text:style-name="T333"> to a</text:span><text:span text:style-name="T348">n </text:span><text:span text:style-name="T347">array</text:span></text:p>
      <text:p text:style-name="P327"/>
      <text:p text:style-name="P327">#include &lt;stdio.h&gt;</text:p>
      <text:p text:style-name="P327"/>
      <text:p text:style-name="P327">int main()</text:p>
      <text:p text:style-name="P327">{</text:p>
      <text:p text:style-name="P327"><text:tab/>int number[2] = {1, 2};</text:p>
      <text:p text:style-name="P327"/>
      <text:p text:style-name="P383"><text:span text:style-name="T247"><text:tab/>int* nPtr = number; </text:span><text:span text:style-name="T216">// See </text:span><text:span text:style-name="T218">it’s not necessary ‘</text:span><text:span text:style-name="T216">&amp;’ </text:span><text:span text:style-name="T217">to get ar</text:span><text:span text:style-name="T216">ray address</text:span></text:p>
      <text:p text:style-name="P327"/>
      <text:p text:style-name="P327"><text:tab/>printf("Access array with pointer : %d, %d\n", nPtr[0], nPtr[1]);</text:p>
      <text:p text:style-name="P327"/>
      <text:p text:style-name="P327"><text:tab/>return 0;</text:p>
      <text:p text:style-name="P327">}</text:p>
      <text:p text:style-name="P16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Terminal commands:</text:p>
      <text:p text:style-name="P178"><text:span text:style-name="T1">$ vim </text:span><text:span text:style-name="T488">pointer_to_</text:span><text:span text:style-name="T489">int</text:span><text:span text:style-name="T1">.c</text:span></text:p>
      <text:p text:style-name="P178"><text:span text:style-name="T1">$ gcc </text:span><text:span text:style-name="T488">pointer_to_</text:span><text:span text:style-name="T489">int</text:span><text:span text:style-name="T1">.c</text:span></text:p>
      <text:p text:style-name="P187">$ ./a.out</text:p>
      <text:p text:style-name="P465">Functions</text:p>
      <text:p text:style-name="P374"><text:span text:style-name="T289"><text:tab/></text:span><text:span text:style-name="T335">New function</text:span></text:p>
      <text:p text:style-name="P95"/>
      <text:p text:style-name="P225">#include &lt;stdio.h&gt;</text:p>
      <text:p text:style-name="P225"/>
      <text:p text:style-name="P225">// <text:span text:style-name="T525">define a new function</text:span></text:p>
      <text:p text:style-name="P283"><text:span text:style-name="T37">void</text:span> New_Function()</text:p>
      <text:p text:style-name="P283">{</text:p>
      <text:p text:style-name="P429"><text:span text:style-name="T219"><text:tab/>printf("</text:span><text:span text:style-name="T220">Writ</text:span><text:span text:style-name="T221">e</text:span><text:span text:style-name="T222"> </text:span><text:span text:style-name="T223">above main </text:span><text:span text:style-name="T224">function</text:span><text:span text:style-name="T222">\n</text:span><text:span text:style-name="T219">");</text:span></text:p>
      <text:p text:style-name="P283">}</text:p>
      <text:p text:style-name="P283"/>
      <text:p text:style-name="P225"><text:span text:style-name="T37">int</text:span> main()</text:p>
      <text:p text:style-name="P225">{</text:p>
      <text:p text:style-name="P226"><text:tab/><text:span text:style-name="T524">New_Function(); // </text:span><text:span text:style-name="T525">Calling </text:span><text:span text:style-name="T524">New_Function</text:span></text:p>
      <text:p text:style-name="P274"/>
      <text:p text:style-name="P225"><text:tab/>return 0;</text:p>
      <text:p text:style-name="P225">}</text:p>
      <text:p text:style-name="P54"/>
      <text:p text:style-name="P54"/>
      <text:p text:style-name="P485"/>
      <text:p text:style-name="P54"/>
      <text:p text:style-name="P54"/>
      <text:p text:style-name="P54"/>
      <text:p text:style-name="P54"/>
      <text:p text:style-name="P54">Terminal commands:</text:p>
      <text:p text:style-name="P171"><text:span text:style-name="T1">$ vim </text:span><text:span text:style-name="T524">function_new</text:span><text:span text:style-name="T1">.c</text:span></text:p>
      <text:p text:style-name="P171"><text:span text:style-name="T1">$ gcc </text:span><text:span text:style-name="T524">function_new</text:span><text:span text:style-name="T1">.c</text:span></text:p>
      <text:p text:style-name="P152">$ ./a.out</text:p>
      <text:p text:style-name="P464">Function <text:span text:style-name="T526">Prototype</text:span></text:p>
      <text:p text:style-name="P375"><text:span text:style-name="T289"><text:tab/></text:span><text:span text:style-name="T336">Make function portable</text:span></text:p>
      <text:p text:style-name="P96"/>
      <text:p text:style-name="P227">#include &lt;stdio.h&gt;</text:p>
      <text:p text:style-name="P227"/>
      <text:p text:style-name="P227">// <text:span text:style-name="T527">F</text:span><text:span text:style-name="T526">unction prototype</text:span></text:p>
      <text:p text:style-name="P284"><text:span text:style-name="T37">void</text:span> New_Function();</text:p>
      <text:p text:style-name="P284"/>
      <text:p text:style-name="P227"><text:span text:style-name="T37">int</text:span> main()</text:p>
      <text:p text:style-name="P227">{</text:p>
      <text:p text:style-name="P227"><text:tab/><text:span text:style-name="T524">New_Function(); // </text:span><text:span text:style-name="T525">Calling </text:span><text:span text:style-name="T524">New_Function</text:span></text:p>
      <text:p text:style-name="P275"/>
      <text:p text:style-name="P227"><text:tab/>return 0;</text:p>
      <text:p text:style-name="P227">}</text:p>
      <text:p text:style-name="P227"/>
      <text:p text:style-name="P284"><text:span text:style-name="T37">void</text:span> New_Function()</text:p>
      <text:p text:style-name="P284">{</text:p>
      <text:p text:style-name="P430"><text:span text:style-name="T219"><text:tab/>printf("</text:span><text:span text:style-name="T225">Now you can w</text:span><text:span text:style-name="T226">rit</text:span><text:span text:style-name="T227">e </text:span><text:span text:style-name="T228">below</text:span><text:span text:style-name="T229"> main </text:span><text:span text:style-name="T230">function</text:span><text:span text:style-name="T222">\n</text:span><text:span text:style-name="T219">");</text:span></text:p>
      <text:p text:style-name="P284">}</text:p>
      <text:p text:style-name="P15"/>
      <text:p text:style-name="P15"/>
      <text:p text:style-name="P21">You can use function prototypes to make function portable <text:span text:style-name="T558">within same file or</text:span> other <text:span text:style-name="T558">source </text:span>files.</text:p>
      <text:p text:style-name="P15"/>
      <text:p text:style-name="P15"/>
      <text:p text:style-name="P55">Terminal commands:</text:p>
      <text:p text:style-name="P172"><text:span text:style-name="T1">$ vim </text:span><text:span text:style-name="T524">function_new</text:span><text:span text:style-name="T1">.c</text:span></text:p>
      <text:p text:style-name="P172"><text:span text:style-name="T1">$ gcc </text:span><text:span text:style-name="T524">function_new</text:span><text:span text:style-name="T1">.c</text:span></text:p>
      <text:p text:style-name="P153">$ ./a.out</text:p>
      <text:p text:style-name="P479"><text:span text:style-name="T8">Function </text:span><text:span text:style-name="T15">Parameters</text:span></text:p>
      <text:p text:style-name="P376"><text:span text:style-name="T289"><text:tab/></text:span><text:span text:style-name="T337">Pass </text:span><text:span text:style-name="T338">values to a function</text:span><text:span text:style-name="T337"> </text:span></text:p>
      <text:p text:style-name="P97"/>
      <text:p text:style-name="P228">#include &lt;stdio.h&gt;</text:p>
      <text:p text:style-name="P285"/>
      <text:p text:style-name="P249"><text:span text:style-name="T37">void</text:span> <text:span text:style-name="T528">Add</text:span>(<text:span text:style-name="T44">int</text:span><text:span text:style-name="T528"> a, </text:span><text:span text:style-name="T44">int</text:span><text:span text:style-name="T528"> b</text:span>)</text:p>
      <text:p text:style-name="P286">{</text:p>
      <text:p text:style-name="P286"><text:tab/><text:span text:style-name="T528">int total </text:span><text:span text:style-name="T529">= a + b</text:span><text:span text:style-name="T528">;</text:span></text:p>
      <text:p text:style-name="P431"><text:span text:style-name="T231"><text:tab/></text:span><text:span text:style-name="T232">print (</text:span><text:span text:style-name="T219">"</text:span><text:span text:style-name="T232">Total: %d</text:span><text:span text:style-name="T233">\n</text:span><text:span text:style-name="T219">"</text:span><text:span text:style-name="T232">, total);</text:span></text:p>
      <text:p text:style-name="P286">}</text:p>
      <text:p text:style-name="P285"/>
      <text:p text:style-name="P228"><text:span text:style-name="T37">int</text:span> main()</text:p>
      <text:p text:style-name="P228">{</text:p>
      <text:p text:style-name="P228"><text:tab/><text:span text:style-name="T528">Add</text:span><text:span text:style-name="T524">(</text:span><text:span text:style-name="T529">5</text:span><text:span text:style-name="T528">, </text:span><text:span text:style-name="T529">10</text:span><text:span text:style-name="T524">);</text:span></text:p>
      <text:p text:style-name="P276"/>
      <text:p text:style-name="P228"><text:tab/>return 0;</text:p>
      <text:p text:style-name="P228">}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56">Terminal commands:</text:p>
      <text:p text:style-name="P173"><text:span text:style-name="T1">$ vim </text:span><text:span text:style-name="T524">function_new</text:span><text:span text:style-name="T1">.c</text:span></text:p>
      <text:p text:style-name="P173"><text:span text:style-name="T1">$ gcc </text:span><text:span text:style-name="T524">function_new</text:span><text:span text:style-name="T1">.c</text:span></text:p>
      <text:p text:style-name="P154">$ ./a.out</text:p>
      <text:p text:style-name="P480"><text:span text:style-name="T8">Function </text:span><text:span text:style-name="T15">Parameters</text:span></text:p>
      <text:p text:style-name="P378"><text:span text:style-name="T289"><text:tab/></text:span><text:span text:style-name="T339">Return</text:span><text:span text:style-name="T337"> </text:span><text:span text:style-name="T338">value </text:span><text:span text:style-name="T339">from</text:span><text:span text:style-name="T338"> a function</text:span><text:span text:style-name="T337"> </text:span></text:p>
      <text:p text:style-name="P136"/>
      <text:p text:style-name="P229">#include &lt;stdio.h&gt;</text:p>
      <text:p text:style-name="P287"/>
      <text:p text:style-name="P432"><text:span text:style-name="T560">int</text:span><text:span text:style-name="T98"> </text:span><text:span text:style-name="T231">Add</text:span><text:span text:style-name="T98">(</text:span><text:span text:style-name="T139">int</text:span><text:span text:style-name="T231"> a, </text:span><text:span text:style-name="T139">int</text:span><text:span text:style-name="T231"> b</text:span><text:span text:style-name="T98">) <text:tab/><text:tab/>// </text:span><text:span text:style-name="T248">return type is </text:span><text:span text:style-name="T561">int</text:span></text:p>
      <text:p text:style-name="P287">{</text:p>
      <text:p text:style-name="P287"><text:tab/><text:span text:style-name="T480">int</text:span><text:span text:style-name="T528"> </text:span><text:span text:style-name="T508">total</text:span><text:span text:style-name="T528"> </text:span><text:span text:style-name="T529">= a + b</text:span><text:span text:style-name="T528">;</text:span></text:p>
      <text:p text:style-name="P432"><text:span text:style-name="T231"><text:tab/></text:span><text:span text:style-name="T411">return</text:span><text:span text:style-name="T234"> </text:span><text:span text:style-name="T160">total</text:span><text:span text:style-name="T232">;</text:span></text:p>
      <text:p text:style-name="P287">}</text:p>
      <text:p text:style-name="P287"/>
      <text:p text:style-name="P229"><text:span text:style-name="T37">int</text:span> main()</text:p>
      <text:p text:style-name="P229">{</text:p>
      <text:p text:style-name="P229"><text:tab/><text:span text:style-name="T45">int</text:span><text:span text:style-name="T533"> </text:span><text:span text:style-name="T511">tot</text:span><text:span text:style-name="T533"> = </text:span><text:span text:style-name="T528">Add</text:span><text:span text:style-name="T524">(</text:span><text:span text:style-name="T529">5</text:span><text:span text:style-name="T528">, </text:span><text:span text:style-name="T529">10</text:span><text:span text:style-name="T524">); </text:span><text:span text:style-name="T545">// </text:span><text:span text:style-name="T547">tot</text:span><text:span text:style-name="T546"> get return of Add function</text:span></text:p>
      <text:p text:style-name="P277"><text:tab/></text:p>
      <text:p text:style-name="P278"><text:tab/><text:span text:style-name="T533">printf(</text:span>"<text:span text:style-name="T529">Total: %d</text:span><text:span text:style-name="T532">\n</text:span>"<text:span text:style-name="T529">, tot</text:span><text:span text:style-name="T533">);</text:span></text:p>
      <text:p text:style-name="P278"/>
      <text:p text:style-name="P229"><text:tab/>return 0;</text:p>
      <text:p text:style-name="P229">}</text:p>
      <text:p text:style-name="P201"/>
      <text:p text:style-name="P201"/>
      <text:p text:style-name="P350">Return type is <text:span text:style-name="T559">int</text:span>.</text:p>
      <text:p text:style-name="P201"/>
      <text:p text:style-name="P201"/>
      <text:p text:style-name="P57">Terminal commands:</text:p>
      <text:p text:style-name="P174"><text:span text:style-name="T1">$ vim </text:span><text:span text:style-name="T524">function_new</text:span><text:span text:style-name="T1">.c</text:span></text:p>
      <text:p text:style-name="P174"><text:span text:style-name="T1">$ gcc </text:span><text:span text:style-name="T524">function_new</text:span><text:span text:style-name="T1">.c</text:span></text:p>
      <text:p text:style-name="P188">$ ./a.out</text:p>
      <text:p text:style-name="P481"><text:span text:style-name="T8">Function </text:span><text:span text:style-name="T15">Parameters</text:span></text:p>
      <text:p text:style-name="P377"><text:span text:style-name="T289"><text:tab/></text:span><text:span text:style-name="T337">Pass </text:span><text:span text:style-name="T340">and return </text:span><text:span text:style-name="T341">variable</text:span><text:span text:style-name="T338"> </text:span><text:span text:style-name="T351">values </text:span><text:span text:style-name="T342">from</text:span><text:span text:style-name="T338"> a function</text:span><text:span text:style-name="T337"> </text:span></text:p>
      <text:p text:style-name="P108"/>
      <text:p text:style-name="P230">#include &lt;stdio.h&gt;</text:p>
      <text:p text:style-name="P288"/>
      <text:p text:style-name="P433"><text:span text:style-name="T140">int</text:span><text:span text:style-name="T98"> </text:span><text:span text:style-name="T231">Add</text:span><text:span text:style-name="T98">(</text:span><text:span text:style-name="T143">int</text:span><text:span text:style-name="T152"> a</text:span><text:span text:style-name="T231">, </text:span><text:span text:style-name="T144">int</text:span><text:span text:style-name="T161"> b</text:span><text:span text:style-name="T98">)</text:span></text:p>
      <text:p text:style-name="P288">{</text:p>
      <text:p text:style-name="P433"><text:span text:style-name="T235"><text:tab/></text:span><text:span text:style-name="T236">return </text:span><text:span text:style-name="T232">a + b</text:span><text:span text:style-name="T231">;<text:tab/><text:tab/><text:tab/>// </text:span><text:span text:style-name="T237">add a + b and return</text:span></text:p>
      <text:p text:style-name="P288">}</text:p>
      <text:p text:style-name="P288"/>
      <text:p text:style-name="P230"><text:span text:style-name="T37">int</text:span> main()</text:p>
      <text:p text:style-name="P230">{</text:p>
      <text:p text:style-name="P230"><text:tab/><text:span text:style-name="T530">int n1 = 5; <text:tab/><text:tab/><text:tab/><text:tab/>// </text:span><text:span text:style-name="T534">variables</text:span></text:p>
      <text:p text:style-name="P294"><text:tab/>int n2 = 10;</text:p>
      <text:p text:style-name="P294"/>
      <text:p text:style-name="P230"><text:tab/><text:span text:style-name="T46">int</text:span><text:span text:style-name="T535"> tot = </text:span><text:span text:style-name="T528">Add</text:span><text:span text:style-name="T524">(</text:span><text:span text:style-name="T510">n1</text:span><text:span text:style-name="T528">, </text:span><text:span text:style-name="T509">n2</text:span><text:span text:style-name="T524">);<text:tab/>// </text:span><text:span text:style-name="T531">pass n1 and n2 </text:span><text:span text:style-name="T552">to Add</text:span></text:p>
      <text:p text:style-name="P230"/>
      <text:p text:style-name="P231"><text:tab/><text:span text:style-name="T535">printf(</text:span><text:span text:style-name="T522">"%</text:span><text:span text:style-name="T541">d + %d =</text:span><text:span text:style-name="T529"> %d</text:span><text:span text:style-name="T532">\n</text:span><text:span text:style-name="T522">"</text:span><text:span text:style-name="T529">, </text:span><text:span text:style-name="T541">n1, n2, </text:span><text:span text:style-name="T529">tot</text:span><text:span text:style-name="T535">);</text:span></text:p>
      <text:p text:style-name="P279"/>
      <text:p text:style-name="P230"><text:tab/>return 0;</text:p>
      <text:p text:style-name="P230">}</text:p>
      <text:p text:style-name="P230"/>
      <text:p text:style-name="P230"/>
      <text:p text:style-name="P230"/>
      <text:p text:style-name="P230"/>
      <text:p text:style-name="P58">Terminal commands:</text:p>
      <text:p text:style-name="P175"><text:span text:style-name="T1">$ vim </text:span><text:span text:style-name="T524">function_</text:span><text:span text:style-name="T536">var</text:span><text:span text:style-name="T1">.c</text:span></text:p>
      <text:p text:style-name="P175"><text:span text:style-name="T1">$ gcc </text:span><text:span text:style-name="T524">function_</text:span><text:span text:style-name="T536">var</text:span><text:span text:style-name="T1">.c</text:span></text:p>
      <text:p text:style-name="P155">$ ./a.out</text:p>
      <text:p text:style-name="P482"><text:span text:style-name="T8">Function </text:span><text:span text:style-name="T15">Parameters</text:span></text:p>
      <text:p text:style-name="P380"><text:span text:style-name="T289"><text:tab/></text:span><text:span text:style-name="T337">Pass </text:span><text:span text:style-name="T341">variable </text:span><text:span text:style-name="T351">address to a function </text:span><text:span text:style-name="T343">with a pointer</text:span><text:span text:style-name="T337"> </text:span></text:p>
      <text:p text:style-name="P109"/>
      <text:p text:style-name="P232">#include &lt;stdio.h&gt;</text:p>
      <text:p text:style-name="P289"/>
      <text:p text:style-name="P434"><text:span text:style-name="T140">int</text:span><text:span text:style-name="T98"> </text:span><text:span text:style-name="T231">Add_</text:span><text:span text:style-name="T238">One </text:span><text:span text:style-name="T98">(</text:span><text:span text:style-name="T143">int*</text:span><text:span text:style-name="T152"> </text:span><text:span text:style-name="T150">nPtr</text:span><text:span text:style-name="T98">)</text:span></text:p>
      <text:p text:style-name="P289">{</text:p>
      <text:p text:style-name="P434"><text:span text:style-name="T235"><text:tab/></text:span><text:span text:style-name="T237">*</text:span><text:span text:style-name="T238">nPtr += 1;<text:tab/><text:tab/><text:tab/>// *nPtr = number</text:span></text:p>
      <text:p text:style-name="P289">}</text:p>
      <text:p text:style-name="P289"/>
      <text:p text:style-name="P289"/>
      <text:p text:style-name="P232"><text:span text:style-name="T37">int</text:span> main()</text:p>
      <text:p text:style-name="P232">{</text:p>
      <text:p text:style-name="P434"><text:span text:style-name="T145"><text:tab/></text:span><text:span text:style-name="T138">int</text:span><text:span text:style-name="T239"> </text:span><text:span text:style-name="T238">number</text:span><text:span text:style-name="T239"> = 5; <text:tab/><text:tab/>// </text:span><text:span text:style-name="T240">variables</text:span></text:p>
      <text:p text:style-name="P298"/>
      <text:p text:style-name="P233"><text:span text:style-name="T535"><text:tab/>printf(</text:span><text:span text:style-name="T522">"</text:span><text:span text:style-name="T540">number = %d\n</text:span><text:span text:style-name="T522">"</text:span><text:span text:style-name="T529">, </text:span><text:span text:style-name="T540">number)</text:span><text:span text:style-name="T535">;</text:span></text:p>
      <text:p text:style-name="P233"/>
      <text:p text:style-name="P434"><text:span text:style-name="T145"><text:tab/></text:span><text:span text:style-name="T231">Add_</text:span><text:span text:style-name="T241">One</text:span><text:span text:style-name="T235">(</text:span><text:span text:style-name="T238">&amp;</text:span><text:span text:style-name="T149">n</text:span><text:span text:style-name="T150">umber</text:span><text:span text:style-name="T235">);<text:tab/>// </text:span><text:span text:style-name="T242">pass </text:span><text:span text:style-name="T243">address of the number</text:span></text:p>
      <text:p text:style-name="P232"><text:tab/></text:p>
      <text:p text:style-name="P233"><text:span text:style-name="T535"><text:tab/>printf(</text:span><text:span text:style-name="T522">"</text:span><text:span text:style-name="T540">number = %d\n</text:span><text:span text:style-name="T522">"</text:span><text:span text:style-name="T529">, </text:span><text:span text:style-name="T540">number)</text:span><text:span text:style-name="T535">;</text:span></text:p>
      <text:p text:style-name="P233"/>
      <text:p text:style-name="P232"><text:tab/>return 0;</text:p>
      <text:p text:style-name="P232">}</text:p>
      <text:p text:style-name="P232"/>
      <text:p text:style-name="P59"/>
      <text:p text:style-name="P59">Terminal commands:</text:p>
      <text:p text:style-name="P176"><text:span text:style-name="T1">$ vim </text:span><text:span text:style-name="T524">function_</text:span><text:span text:style-name="T536">var</text:span><text:span text:style-name="T1">.c</text:span></text:p>
      <text:p text:style-name="P176"><text:span text:style-name="T1">$ gcc </text:span><text:span text:style-name="T524">function_</text:span><text:span text:style-name="T536">var</text:span><text:span text:style-name="T1">.c</text:span></text:p>
      <text:p text:style-name="P189">$ ./a.out</text:p>
      <text:p text:style-name="P483"><text:span text:style-name="T8">Function </text:span><text:span text:style-name="T15">Parameters</text:span></text:p>
      <text:p text:style-name="P379"><text:span text:style-name="T289"><text:tab/></text:span><text:span text:style-name="T337">Pass </text:span><text:span text:style-name="T340">and </text:span><text:span text:style-name="T344">array</text:span><text:span text:style-name="T338"> </text:span><text:span text:style-name="T345">to</text:span><text:span text:style-name="T338"> a function</text:span><text:span text:style-name="T337"> </text:span></text:p>
      <text:p text:style-name="P137"/>
      <text:p text:style-name="P330">#include &lt;stdio.h&gt;</text:p>
      <text:p text:style-name="P342"/>
      <text:p text:style-name="P445"><text:span text:style-name="T141">void</text:span><text:span text:style-name="T98"> </text:span><text:span text:style-name="T244">Add_One</text:span><text:span text:style-name="T98">(</text:span><text:span text:style-name="T143">int</text:span><text:span text:style-name="T152"> a</text:span><text:span text:style-name="T151">rr</text:span><text:span text:style-name="T162">[]</text:span><text:span text:style-name="T98">)</text:span></text:p>
      <text:p text:style-name="P342">{</text:p>
      <text:p text:style-name="P446"><text:span text:style-name="T235"><text:tab/></text:span><text:span text:style-name="T244">for (int i=0; i&lt;2; i++)</text:span></text:p>
      <text:p text:style-name="P344"><text:tab/>{</text:p>
      <text:p text:style-name="P446"><text:span text:style-name="T244"><text:tab/><text:tab/>arr[i] += 1; // </text:span><text:span text:style-name="T245">add one for each array variable</text:span></text:p>
      <text:p text:style-name="P446"><text:span text:style-name="T244"><text:tab/>}</text:span><text:span text:style-name="T231"><text:tab/><text:tab/></text:span></text:p>
      <text:p text:style-name="P342">}</text:p>
      <text:p text:style-name="P342"/>
      <text:p text:style-name="P330"><text:span text:style-name="T37">int</text:span> main()</text:p>
      <text:p text:style-name="P330">{</text:p>
      <text:p text:style-name="P330"><text:tab/><text:span text:style-name="T530">int </text:span><text:span text:style-name="T537">age[2]</text:span><text:span text:style-name="T530"> = </text:span><text:span text:style-name="T537">{ 10</text:span><text:span text:style-name="T530">, </text:span><text:span text:style-name="T537">15 }</text:span><text:span text:style-name="T530">;</text:span></text:p>
      <text:p text:style-name="P330"/>
      <text:p text:style-name="P446"><text:span text:style-name="T145"><text:tab/></text:span><text:span text:style-name="T244">printf (</text:span><text:span text:style-name="T219">"</text:span><text:span text:style-name="T244">age</text:span><text:span text:style-name="T232">: %</text:span><text:span text:style-name="T244">d, %d</text:span><text:span text:style-name="T233">\n</text:span><text:span text:style-name="T219">", </text:span><text:span text:style-name="T244">age[0], age[</text:span><text:span text:style-name="T246">1</text:span><text:span text:style-name="T244">]);</text:span></text:p>
      <text:p text:style-name="P346"/>
      <text:p text:style-name="P445"><text:span text:style-name="T145"><text:tab/></text:span><text:span text:style-name="T244">Add_One</text:span><text:span text:style-name="T235">(</text:span><text:span text:style-name="T151">age</text:span><text:span text:style-name="T235">);</text:span></text:p>
      <text:p text:style-name="P348"/>
      <text:p text:style-name="P331"><text:tab/><text:span text:style-name="T537">printf (</text:span><text:span text:style-name="T522">"</text:span><text:span text:style-name="T537">age</text:span><text:span text:style-name="T529">: %</text:span><text:span text:style-name="T537">d, %d</text:span><text:span text:style-name="T532">\n</text:span><text:span text:style-name="T522">", </text:span><text:span text:style-name="T537">age[0], age[</text:span><text:span text:style-name="T538">1</text:span><text:span text:style-name="T537">]);</text:span></text:p>
      <text:p text:style-name="P337"/>
      <text:p text:style-name="P330"><text:tab/>return 0;</text:p>
      <text:p text:style-name="P330">}</text:p>
      <text:p text:style-name="P330"/>
      <text:p text:style-name="P330"/>
      <text:p text:style-name="P60">Terminal commands:</text:p>
      <text:p text:style-name="P177"><text:span text:style-name="T1">$ vim </text:span><text:span text:style-name="T524">function_</text:span><text:span text:style-name="T539">array</text:span><text:span text:style-name="T1">.c</text:span></text:p>
      <text:p text:style-name="P177"><text:span text:style-name="T1">$ gcc </text:span><text:span text:style-name="T524">function_</text:span><text:span text:style-name="T539">array</text:span><text:span text:style-name="T1">.c</text:span></text:p>
      <text:p text:style-name="P192">$ ./a.out</text:p>
      <text:p text:style-name="P447"><text:soft-page-break/><text:span text:style-name="T8">Function </text:span><text:span text:style-name="T15">Parameters</text:span></text:p>
      <text:p text:style-name="P381"><text:span text:style-name="T289"><text:tab/></text:span><text:span text:style-name="T337">Pass </text:span><text:span text:style-name="T344">array</text:span><text:span text:style-name="T338"> </text:span><text:span text:style-name="T345">to</text:span><text:span text:style-name="T338"> a function</text:span><text:span text:style-name="T337"> </text:span><text:span text:style-name="T346">with a pointer</text:span></text:p>
      <text:p text:style-name="P110"/>
      <text:p text:style-name="P328">#include &lt;stdio.h&gt;</text:p>
      <text:p text:style-name="P341"/>
      <text:p text:style-name="P444"><text:span text:style-name="T141">void</text:span><text:span text:style-name="T98"> </text:span><text:span text:style-name="T244">Add_One</text:span><text:span text:style-name="T98">(</text:span><text:span text:style-name="T143">int*</text:span><text:span text:style-name="T152"> a</text:span><text:span text:style-name="T151">rr</text:span><text:span text:style-name="T98">)</text:span></text:p>
      <text:p text:style-name="P341">{</text:p>
      <text:p text:style-name="P444"><text:span text:style-name="T235"><text:tab/></text:span><text:span text:style-name="T244">for (int i=0; i&lt;2; i++)</text:span></text:p>
      <text:p text:style-name="P343"><text:tab/>{</text:p>
      <text:p text:style-name="P444"><text:span text:style-name="T244"><text:tab/><text:tab/>arr[i] += 1; // </text:span><text:span text:style-name="T249">You can index pointer like </text:span><text:span text:style-name="T250">an </text:span><text:span text:style-name="T249">array</text:span></text:p>
      <text:p text:style-name="P444"><text:span text:style-name="T244"><text:tab/>}</text:span><text:span text:style-name="T231"><text:tab/><text:tab/></text:span></text:p>
      <text:p text:style-name="P341">}</text:p>
      <text:p text:style-name="P341"/>
      <text:p text:style-name="P328"><text:span text:style-name="T37">int</text:span> main()</text:p>
      <text:p text:style-name="P328">{</text:p>
      <text:p text:style-name="P328"><text:tab/><text:span text:style-name="T530">int </text:span><text:span text:style-name="T537">age[2]</text:span><text:span text:style-name="T530"> = </text:span><text:span text:style-name="T537">{ 10</text:span><text:span text:style-name="T530">, </text:span><text:span text:style-name="T537">15 }</text:span><text:span text:style-name="T530">;</text:span></text:p>
      <text:p text:style-name="P328"/>
      <text:p text:style-name="P444"><text:span text:style-name="T145"><text:tab/></text:span><text:span text:style-name="T244">printf (</text:span><text:span text:style-name="T219">"</text:span><text:span text:style-name="T244">age</text:span><text:span text:style-name="T232">: %</text:span><text:span text:style-name="T244">d, %d</text:span><text:span text:style-name="T233">\n</text:span><text:span text:style-name="T219">", </text:span><text:span text:style-name="T244">age[0], age[</text:span><text:span text:style-name="T246">1</text:span><text:span text:style-name="T244">]);</text:span></text:p>
      <text:p text:style-name="P345"/>
      <text:p text:style-name="P444"><text:span text:style-name="T145"><text:tab/></text:span><text:span text:style-name="T244">Add_One</text:span><text:span text:style-name="T235">(</text:span><text:span text:style-name="T151">age</text:span><text:span text:style-name="T235">);</text:span></text:p>
      <text:p text:style-name="P347"/>
      <text:p text:style-name="P328"><text:tab/><text:span text:style-name="T537">printf (</text:span><text:span text:style-name="T522">"</text:span><text:span text:style-name="T537">age</text:span><text:span text:style-name="T529">: %</text:span><text:span text:style-name="T537">d, %d</text:span><text:span text:style-name="T532">\n</text:span><text:span text:style-name="T522">", </text:span><text:span text:style-name="T537">age[0], age[</text:span><text:span text:style-name="T538">1</text:span><text:span text:style-name="T537">]);</text:span></text:p>
      <text:p text:style-name="P336"/>
      <text:p text:style-name="P328"><text:tab/>return 0;</text:p>
      <text:p text:style-name="P328">}</text:p>
      <text:p text:style-name="P328"/>
      <text:p text:style-name="P61">Terminal commands:</text:p>
      <text:p text:style-name="P179"><text:span text:style-name="T1">$ vim </text:span><text:span text:style-name="T524">function_</text:span><text:span text:style-name="T539">array</text:span><text:span text:style-name="T1">.c</text:span></text:p>
      <text:p text:style-name="P179"><text:span text:style-name="T1">$ gcc </text:span><text:span text:style-name="T524">function_</text:span><text:span text:style-name="T539">array</text:span><text:span text:style-name="T1">.c</text:span></text:p>
      <text:p text:style-name="P190">$ ./a.out</text:p>
      <text:p text:style-name="P467">Macro</text:p>
      <text:p text:style-name="P386"><text:span text:style-name="T289"><text:tab/></text:span><text:span text:style-name="T346">Replace text</text:span></text:p>
      <text:p text:style-name="P111"/>
      <text:p text:style-name="P234">#include &lt;stdio.h&gt;</text:p>
      <text:p text:style-name="P290"/>
      <text:p text:style-name="P293">#define TEXT "<text:span text:style-name="T562">Hello Macro </text:span><text:span text:style-name="T566">World</text:span><text:span text:style-name="T562">!</text:span>" </text:p>
      <text:p text:style-name="P290"/>
      <text:p text:style-name="P234"><text:span text:style-name="T37">int</text:span> main()</text:p>
      <text:p text:style-name="P234">{</text:p>
      <text:p text:style-name="P234"><text:s text:c="4"/>printf ("%s\n", TEXT);</text:p>
      <text:p text:style-name="P280"/>
      <text:p text:style-name="P234"><text:tab/>return 0;</text:p>
      <text:p text:style-name="P234">}</text:p>
      <text:p text:style-name="P234"/>
      <text:p text:style-name="P63"/>
      <text:p text:style-name="P63"/>
      <text:p text:style-name="P63"/>
      <text:p text:style-name="P63"/>
      <text:p text:style-name="P76">Replace TEXT with <text:span text:style-name="T235">"</text:span><text:span text:style-name="T251">Hello Macro </text:span><text:span text:style-name="T98">World</text:span><text:span text:style-name="T235">"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>Terminal commands:</text:p>
      <text:p text:style-name="P180"><text:span text:style-name="T1">$ vim </text:span><text:span text:style-name="T524">function_</text:span><text:span text:style-name="T539">array</text:span><text:span text:style-name="T1">.c</text:span></text:p>
      <text:p text:style-name="P180"><text:span text:style-name="T1">$ gcc </text:span><text:span text:style-name="T524">function_</text:span><text:span text:style-name="T539">array</text:span><text:span text:style-name="T1">.c</text:span></text:p>
      <text:p text:style-name="P193">$ ./a.out</text:p>
      <text:p text:style-name="P468">Macro</text:p>
      <text:p text:style-name="P389"><text:span text:style-name="T289"><text:tab/></text:span><text:span text:style-name="T346">Replace </text:span><text:span text:style-name="T352">text with source code</text:span></text:p>
      <text:p text:style-name="P112"/>
      <text:p text:style-name="P237">#include &lt;stdio.h&gt;</text:p>
      <text:p text:style-name="P291"/>
      <text:p text:style-name="P291">#define <text:span text:style-name="T562">PRINT</text:span> <text:span text:style-name="T1">printf ("</text:span><text:span text:style-name="T562">Hello Macro</text:span><text:span text:style-name="T564">\n</text:span><text:span text:style-name="T1">");</text:span></text:p>
      <text:p text:style-name="P291"/>
      <text:p text:style-name="P291"/>
      <text:p text:style-name="P237"><text:span text:style-name="T37">int</text:span> main()</text:p>
      <text:p text:style-name="P237">{</text:p>
      <text:p text:style-name="P237"><text:s text:c="4"/><text:span text:style-name="T563">PRINT</text:span></text:p>
      <text:p text:style-name="P281"/>
      <text:p text:style-name="P237"><text:tab/>return 0;</text:p>
      <text:p text:style-name="P237">}</text:p>
      <text:p text:style-name="P237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Terminal commands:</text:p>
      <text:p text:style-name="P182"><text:span text:style-name="T1">$ vim </text:span><text:span text:style-name="T524">function_</text:span><text:span text:style-name="T539">array</text:span><text:span text:style-name="T1">.c</text:span></text:p>
      <text:p text:style-name="P182"><text:span text:style-name="T1">$ gcc </text:span><text:span text:style-name="T524">function_</text:span><text:span text:style-name="T539">array</text:span><text:span text:style-name="T1">.c</text:span></text:p>
      <text:p text:style-name="P194">$ ./a.out</text:p>
      <text:p text:style-name="P470">Macro</text:p>
      <text:p text:style-name="P390"><text:span text:style-name="T289"><text:tab/></text:span><text:span text:style-name="T353">Macro with multi lines</text:span></text:p>
      <text:p text:style-name="P113"/>
      <text:p text:style-name="P238">#include &lt;stdio.h&gt;</text:p>
      <text:p text:style-name="P292"/>
      <text:p text:style-name="P292">#define <text:span text:style-name="T562">PRINT</text:span> <text:tab/><text:tab/><text:tab/><text:tab/><text:tab/><text:tab/><text:tab/><text:tab/><text:tab/><text:tab/><text:tab/><text:span text:style-name="T565">\</text:span></text:p>
      <text:p text:style-name="P390"><text:span text:style-name="T176"><text:tab/>printf ("</text:span><text:span text:style-name="T182">Macro with multi lines</text:span><text:span text:style-name="T183">\n</text:span><text:span text:style-name="T176">");<text:tab/><text:tab/><text:tab/><text:tab/><text:tab/></text:span><text:span text:style-name="T182">\</text:span></text:p>
      <text:p text:style-name="P392"><text:span text:style-name="T176"><text:tab/>printf ("</text:span><text:span text:style-name="T186">----------------------</text:span><text:span text:style-name="T183">\n</text:span><text:span text:style-name="T176">");<text:tab/><text:tab/><text:tab/><text:tab/><text:tab/></text:span><text:span text:style-name="T182">\</text:span></text:p>
      <text:p text:style-name="P292"><text:tab/><text:span text:style-name="T565">printf (</text:span><text:span text:style-name="T1">"</text:span><text:span text:style-name="T565">white space escape character '\\' </text:span><text:span text:style-name="T564">\n</text:span><text:span text:style-name="T1">");<text:tab/><text:tab/></text:span><text:span text:style-name="T566">\</text:span></text:p>
      <text:p text:style-name="P391"><text:span text:style-name="T181"><text:tab/></text:span><text:span text:style-name="T182">printf (</text:span><text:span text:style-name="T176">"</text:span><text:span text:style-name="T184">s</text:span><text:span text:style-name="T182">hould be use </text:span><text:span text:style-name="T183">\n</text:span><text:span text:style-name="T176">");<text:tab/><text:tab/><text:tab/><text:tab/><text:tab/><text:tab/><text:tab/></text:span><text:span text:style-name="T184">\</text:span></text:p>
      <text:p text:style-name="P391"><text:span text:style-name="T181"><text:tab/></text:span><text:span text:style-name="T182">printf (</text:span><text:span text:style-name="T176">"</text:span><text:span text:style-name="T184">at end of</text:span><text:span text:style-name="T182"> </text:span><text:span text:style-name="T183">\n</text:span><text:span text:style-name="T176">");<text:tab/><text:tab/><text:tab/><text:tab/><text:tab/><text:tab/><text:tab/><text:tab/></text:span><text:span text:style-name="T184">\</text:span></text:p>
      <text:p text:style-name="P391"><text:span text:style-name="T181"><text:tab/></text:span><text:span text:style-name="T182">printf (</text:span><text:span text:style-name="T176">"</text:span><text:span text:style-name="T184">each line</text:span><text:span text:style-name="T182"> </text:span><text:span text:style-name="T183">\n</text:span><text:span text:style-name="T176">");<text:tab/><text:tab/><text:tab/><text:tab/><text:tab/><text:tab/><text:tab/><text:tab/></text:span><text:span text:style-name="T184">\</text:span></text:p>
      <text:p text:style-name="P391"><text:span text:style-name="T181"><text:tab/></text:span><text:span text:style-name="T182">printf (</text:span><text:span text:style-name="T176">"</text:span><text:span text:style-name="T184">till </text:span><text:span text:style-name="T185">this</text:span><text:span text:style-name="T184"> line</text:span><text:span text:style-name="T183">\n</text:span><text:span text:style-name="T176">"); <text:tab/><text:tab/><text:tab/><text:tab/><text:tab/><text:tab/><text:tab/></text:span><text:span text:style-name="T185">\</text:span></text:p>
      <text:p text:style-name="P393"><text:span text:style-name="T185"><text:tab/>printf (</text:span><text:span text:style-name="T176">"</text:span><text:span text:style-name="T185">Don’t </text:span><text:span text:style-name="T187">use </text:span><text:span text:style-name="T182">'\\' </text:span><text:span text:style-name="T187">in</text:span><text:span text:style-name="T185"> this </text:span><text:span text:style-name="T184">line</text:span><text:span text:style-name="T183">\n</text:span><text:span text:style-name="T176">");</text:span></text:p>
      <text:p text:style-name="P292"/>
      <text:p text:style-name="P238"><text:span text:style-name="T37">int</text:span> main()</text:p>
      <text:p text:style-name="P238">{</text:p>
      <text:p text:style-name="P238"><text:s text:c="4"/><text:span text:style-name="T563">PRINT</text:span></text:p>
      <text:p text:style-name="P282"/>
      <text:p text:style-name="P238"><text:tab/>return 0;</text:p>
      <text:p text:style-name="P238">}</text:p>
      <text:p text:style-name="P66"/>
      <text:p text:style-name="P66"/>
      <text:p text:style-name="P66"/>
      <text:p text:style-name="P66"/>
      <text:p text:style-name="P66">Terminal commands:</text:p>
      <text:p text:style-name="P183"><text:span text:style-name="T1">$ vim </text:span><text:span text:style-name="T524">function_</text:span><text:span text:style-name="T539">array</text:span><text:span text:style-name="T1">.c</text:span></text:p>
      <text:p text:style-name="P183"><text:span text:style-name="T1">$ gcc </text:span><text:span text:style-name="T524">function_</text:span><text:span text:style-name="T539">array</text:span><text:span text:style-name="T1">.c</text:span></text:p>
      <text:p text:style-name="P195">$ ./a.out</text:p>
      <text:p text:style-name="P469">Macro</text:p>
      <text:p text:style-name="P387"><text:span text:style-name="T289"><text:tab/></text:span><text:span text:style-name="T349">Function like</text:span><text:span text:style-name="T346"> </text:span><text:span text:style-name="T349">macro</text:span><text:span text:style-name="T354">s</text:span></text:p>
      <text:p text:style-name="P329"/>
      <text:p text:style-name="P349">#include &lt;stdio.h&gt;</text:p>
      <text:p text:style-name="P349"/>
      <text:p text:style-name="P349">#define SQUARE(a) ((a)*(a))</text:p>
      <text:p text:style-name="P349">#define ADD(n1, n2) ((n1) + (n2))</text:p>
      <text:p text:style-name="P349">#define PI 3.141</text:p>
      <text:p text:style-name="P349">#define CIRCLE_AREA(r) (PI*(r)*(r))</text:p>
      <text:p text:style-name="P349"/>
      <text:p text:style-name="P349">int main()</text:p>
      <text:p text:style-name="P349">{</text:p>
      <text:p text:style-name="P349"><text:s text:c="4"/>int sq = SQUARE(4);</text:p>
      <text:p text:style-name="P349"/>
      <text:p text:style-name="P349"><text:s text:c="4"/>printf("Square <text:s text:c="8"/>: %d\n", sq);</text:p>
      <text:p text:style-name="P349"/>
      <text:p text:style-name="P349"><text:s text:c="4"/>printf("Add 2 numbers <text:s/>: %d\n", (ADD(1,2)));</text:p>
      <text:p text:style-name="P349"/>
      <text:p text:style-name="P349"><text:s text:c="4"/>int radius = 7;</text:p>
      <text:p text:style-name="P349"><text:s text:c="4"/>int circle_area = CIRCLE_AREA (radius);</text:p>
      <text:p text:style-name="P349"/>
      <text:p text:style-name="P349"><text:s text:c="4"/>printf("Circle area <text:s text:c="3"/>: %d\n", circle_area);</text:p>
      <text:p text:style-name="P349"/>
      <text:p text:style-name="P349"><text:tab/>return 0;</text:p>
      <text:p text:style-name="P349">}</text:p>
      <text:p text:style-name="P296"/>
      <text:p text:style-name="P64"/>
      <text:p text:style-name="P64">Terminal commands:</text:p>
      <text:p text:style-name="P181"><text:span text:style-name="T1">$ vim </text:span><text:span text:style-name="T524">function_</text:span><text:span text:style-name="T539">array</text:span><text:span text:style-name="T1">.c</text:span></text:p>
      <text:p text:style-name="P181"><text:span text:style-name="T1">$ gcc </text:span><text:span text:style-name="T524">function_</text:span><text:span text:style-name="T539">array</text:span><text:span text:style-name="T1">.c</text:span></text:p>
      <text:p text:style-name="P191">$ ./a.o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Cantarell" svg:font-family="Cantarell" style:font-pitch="variable"/>
    <style:font-face style:name="Lato" svg:font-family="Lato" style:font-pitch="variable"/>
    <style:font-face style:name="Suruma" svg:font-family="Suruma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order="none" fo:padding="0.0201in" fo:background-color="#ffffd7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d7" draw:opacity="100%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7:26:01.750135696</meta:creation-date>
    <dc:date>2021-12-09T11:25:12.391302308</dc:date>
    <meta:editing-duration>PT22H47M22S</meta:editing-duration>
    <meta:editing-cycles>631</meta:editing-cycles>
    <meta:generator>LibreOffice/6.4.7.2$Linux_X86_64 LibreOffice_project/40$Build-2</meta:generator>
    <meta:document-statistic meta:table-count="0" meta:image-count="0" meta:object-count="0" meta:page-count="42" meta:paragraph-count="634" meta:word-count="2516" meta:character-count="15212" meta:non-whitespace-character-count="12089"/>
  </office:meta>
</office:document-meta>
</file>